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0.7215in"/>
    </style:style>
    <style:style style:name="Table1.B" style:family="table-column">
      <style:table-column-properties style:column-width="0.7222in"/>
    </style:style>
    <style:style style:name="Table1.1" style:family="table-row">
      <style:table-row-properties fo:keep-together="auto"/>
    </style:style>
    <style:style style:name="Table1.A1" style:family="table-cell">
      <style:table-cell-properties style:vertical-align="" fo:background-color="#f8fafd" fo:padding-left="0.125in" fo:padding-right="0.125in" fo:padding-top="0.0833in" fo:padding-bottom="0.0833in" fo:border="0.75pt solid #000000">
        <style:background-image/>
      </style:table-cell-properties>
    </style:style>
    <style:style style:name="Table2" style:family="table">
      <style:table-properties style:width="6.5in" fo:margin-left="0in" fo:margin-top="0in" fo:margin-bottom="0in" table:align="left"/>
    </style:style>
    <style:style style:name="Table2.A" style:family="table-column">
      <style:table-column-properties style:column-width="0.8125in"/>
    </style:style>
    <style:style style:name="Table2.H" style:family="table-column">
      <style:table-column-properties style:column-width="0.8118in"/>
    </style:style>
    <style:style style:name="Table2.1" style:family="table-row">
      <style:table-row-properties fo:keep-together="auto"/>
    </style:style>
    <style:style style:name="Table2.A1" style:family="table-cell">
      <style:table-cell-properties style:vertical-align="" fo:background-color="#f8fafd" fo:padding-left="0.125in" fo:padding-right="0.125in" fo:padding-top="0.0833in" fo:padding-bottom="0.0833in" fo:border="0.75pt solid #000000">
        <style:background-image/>
      </style:table-cell-properties>
    </style:style>
    <style:style style:name="Table3" style:family="table">
      <style:table-properties style:width="6.5in" fo:margin-left="0in" fo:margin-top="0in" fo:margin-bottom="0in" table:align="left"/>
    </style:style>
    <style:style style:name="Table3.A" style:family="table-column">
      <style:table-column-properties style:column-width="1.0833in"/>
    </style:style>
    <style:style style:name="Table3.D" style:family="table-column">
      <style:table-column-properties style:column-width="1.084in"/>
    </style:style>
    <style:style style:name="Table3.F" style:family="table-column">
      <style:table-column-properties style:column-width="1.0819in"/>
    </style:style>
    <style:style style:name="Table3.1" style:family="table-row">
      <style:table-row-properties fo:keep-together="auto"/>
    </style:style>
    <style:style style:name="Table3.A1" style:family="table-cell">
      <style:table-cell-properties style:vertical-align="" fo:background-color="#f8fafd" fo:padding-left="0.125in" fo:padding-right="0.125in" fo:padding-top="0.0833in" fo:padding-bottom="0.0833in" fo:border="0.75pt solid #000000">
        <style:background-image/>
      </style:table-cell-properties>
    </style:style>
    <style:style style:name="P1" style:family="paragraph" style:parent-style-name="Standard">
      <style:paragraph-properties fo:margin-top="0in" fo:margin-bottom="0.1665in" loext:contextual-spacing="false" fo:line-height="114%" fo:padding="0in" fo:border="none"/>
      <style:text-properties fo:color="#1b1c1d" style:font-name="Google Sans" fo:font-size="16pt" fo:font-style="normal" fo:font-weight="bold" style:font-name-asian="Google Sans1" style:font-size-asian="16pt" style:font-style-asian="normal" style:font-weight-asian="bold" style:font-name-complex="Google Sans1" style:font-size-complex="16pt"/>
    </style:style>
    <style:style style:name="P2" style:family="paragraph" style:parent-style-name="Standard">
      <style:paragraph-properties fo:margin-top="0in" fo:margin-bottom="0.1665in" loext:contextual-spacing="false" fo:line-height="114%" fo:padding="0in" fo:border="none"/>
      <style:text-properties fo:color="#1b1c1d" style:font-name="Google Sans" fo:font-size="15pt" fo:font-style="normal" fo:font-weight="bold" style:font-name-asian="Google Sans1" style:font-size-asian="15pt" style:font-style-asian="normal" style:font-weight-asian="bold" style:font-name-complex="Google Sans1" style:font-size-complex="15pt"/>
    </style:style>
    <style:style style:name="P3" style:family="paragraph" style:parent-style-name="Standard">
      <style:paragraph-properties fo:margin-top="0in" fo:margin-bottom="0.1665in" loext:contextual-spacing="false" fo:line-height="114%" fo:padding="0in" fo:border="none"/>
      <style:text-properties fo:color="#1b1c1d" style:font-name="Google Sans" fo:font-size="12pt" fo:font-style="normal" fo:font-weight="bold" style:font-name-asian="Google Sans1" style:font-size-asian="12pt" style:font-style-asian="normal" style:font-weight-asian="bold" style:font-name-complex="Google Sans1" style:font-size-complex="12pt"/>
    </style:style>
    <style:style style:name="P4" style:family="paragraph" style:parent-style-name="Standard">
      <style:paragraph-properties fo:margin-top="0in" fo:margin-bottom="0.1665in" loext:contextual-spacing="false" fo:line-height="114%" fo:padding="0in" fo:border="none"/>
      <style:text-properties fo:color="#1b1c1d" style:font-name="Google Sans Text" fo:font-size="12pt" fo:font-style="normal" style:font-name-asian="Google Sans Text1" style:font-size-asian="12pt" style:font-style-asian="normal" style:font-name-complex="Google Sans Text1" style:font-size-complex="12pt"/>
    </style:style>
    <style:style style:name="P5" style:family="paragraph" style:parent-style-name="Standard">
      <style:paragraph-properties fo:margin-top="0in" fo:margin-bottom="0.1665in" loext:contextual-spacing="false" fo:line-height="114%" fo:padding="0in" fo:border="none"/>
      <style:text-properties fo:color="#1b1c1d" style:font-name="Google Sans Text" fo:font-size="10pt" fo:font-style="normal" style:font-name-asian="Google Sans Text1" style:font-size-asian="10pt" style:font-style-asian="normal" style:font-name-complex="Google Sans Text1" style:font-size-complex="10pt"/>
    </style:style>
    <style:style style:name="P6" style:family="paragraph" style:parent-style-name="Standard">
      <style:paragraph-properties fo:margin-top="0in" fo:margin-bottom="0.1665in" loext:contextual-spacing="false" fo:line-height="114%" fo:padding="0in" fo:border="none"/>
    </style:style>
    <style:style style:name="P7" style:family="paragraph" style:parent-style-name="Standard">
      <style:paragraph-properties fo:margin-top="0in" fo:margin-bottom="0.1665in" loext:contextual-spacing="false" fo:line-height="114%" fo:padding="0in" fo:border="none"/>
      <style:text-properties fo:color="#575b5f" style:text-position="super 58%" style:font-name="Google Sans Text" fo:font-size="12pt" fo:font-style="normal" style:font-name-asian="Google Sans Text1" style:font-size-asian="12pt" style:font-style-asian="normal" style:font-name-complex="Google Sans Text1" style:font-size-complex="12pt"/>
    </style:style>
    <style:style style:name="P8" style:family="paragraph" style:parent-style-name="Standard" style:master-page-name="Standard">
      <style:paragraph-properties fo:margin-top="0in" fo:margin-bottom="0.1665in" loext:contextual-spacing="false" fo:line-height="114%" style:page-number="1"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9" style:family="paragraph" style:parent-style-name="Standard">
      <style:paragraph-properties fo:margin-top="0in" fo:margin-bottom="0.0835in" loext:contextual-spacing="false" fo:line-height="114%" fo:padding="0in" fo:border="none"/>
    </style:style>
    <style:style style:name="P10" style:family="paragraph" style:parent-style-name="Standard">
      <style:paragraph-properties fo:margin-top="0in" fo:margin-bottom="0.0835in" loext:contextual-spacing="false" fo:line-height="114%" fo:padding="0in" fo:border="none"/>
      <style:text-properties fo:color="#1b1c1d" style:font-name="Google Sans" fo:font-size="12pt" fo:font-style="normal" fo:font-weight="bold" style:font-name-asian="Google Sans1" style:font-size-asian="12pt" style:font-style-asian="normal" style:font-weight-asian="bold" style:font-name-complex="Google Sans1" style:font-size-complex="12pt"/>
    </style:style>
    <style:style style:name="P11" style:family="paragraph" style:parent-style-name="Standard" style:list-style-name="WWNum1">
      <style:paragraph-properties fo:margin-left="0.3228in" fo:margin-right="0in" fo:margin-top="0in" fo:margin-bottom="0in" loext:contextual-spacing="false" fo:line-height="114%" fo:text-indent="-0.25in" style:auto-text-indent="false" fo:padding="0in" fo:border="none"/>
    </style:style>
    <style:style style:name="P12" style:family="paragraph" style:parent-style-name="Standard" style:list-style-name="WWNum1">
      <style:paragraph-properties fo:margin-left="0.3228in" fo:margin-right="0in" fo:margin-top="0in" fo:margin-bottom="0in" loext:contextual-spacing="false" fo:line-height="114%" fo:text-indent="-0.25in" style:auto-text-indent="false" fo:padding="0in" fo:border="none"/>
    </style:style>
    <style:style style:name="P13" style:family="paragraph" style:parent-style-name="Standard" style:list-style-name="WWNum5">
      <style:paragraph-properties fo:margin-left="0.3228in" fo:margin-right="0in" fo:margin-top="0in" fo:margin-bottom="0in" loext:contextual-spacing="false" fo:line-height="114%" fo:text-indent="-0.25in" style:auto-text-indent="false" fo:padding="0in" fo:border="none"/>
    </style:style>
    <style:style style:name="P14" style:family="paragraph" style:parent-style-name="Standard" style:list-style-name="WWNum5">
      <style:paragraph-properties fo:margin-left="0.3228in" fo:margin-right="0in" fo:margin-top="0in" fo:margin-bottom="0in" loext:contextual-spacing="false" fo:line-height="114%" fo:text-indent="-0.25in" style:auto-text-indent="false" fo:padding="0in" fo:border="none"/>
    </style:style>
    <style:style style:name="P15" style:family="paragraph" style:parent-style-name="Standard" style:list-style-name="WWNum6">
      <style:paragraph-properties fo:margin-left="0.3228in" fo:margin-right="0in" fo:margin-top="0in" fo:margin-bottom="0in" loext:contextual-spacing="false" fo:line-height="114%" fo:text-indent="-0.25in" style:auto-text-indent="false" fo:padding="0in" fo:border="none"/>
    </style:style>
    <style:style style:name="P16" style:family="paragraph" style:parent-style-name="Standard" style:list-style-name="WWNum6">
      <style:paragraph-properties fo:margin-left="0.3228in" fo:margin-right="0in" fo:margin-top="0in" fo:margin-bottom="0in" loext:contextual-spacing="false" fo:line-height="114%" fo:text-indent="-0.25in" style:auto-text-indent="false" fo:padding="0in" fo:border="none"/>
    </style:style>
    <style:style style:name="P17" style:family="paragraph" style:parent-style-name="Standard" style:list-style-name="WWNum9">
      <style:paragraph-properties fo:margin-left="0.3228in" fo:margin-right="0in" fo:margin-top="0in" fo:margin-bottom="0in" loext:contextual-spacing="false" fo:line-height="114%" fo:text-indent="-0.25in" style:auto-text-indent="false" fo:padding="0in" fo:border="none"/>
    </style:style>
    <style:style style:name="P18" style:family="paragraph" style:parent-style-name="Standard" style:list-style-name="WWNum11">
      <style:paragraph-properties fo:margin-left="0.3228in" fo:margin-right="0in" fo:margin-top="0in" fo:margin-bottom="0in" loext:contextual-spacing="false" fo:line-height="114%" fo:text-indent="-0.25in" style:auto-text-indent="false" fo:padding="0in" fo:border="none"/>
    </style:style>
    <style:style style:name="P19" style:family="paragraph" style:parent-style-name="Standard" style:list-style-name="WWNum11">
      <style:paragraph-properties fo:margin-left="0.3228in" fo:margin-right="0in" fo:margin-top="0in" fo:margin-bottom="0in" loext:contextual-spacing="false" fo:line-height="114%" fo:text-indent="-0.25in" style:auto-text-indent="false" fo:padding="0in" fo:border="none"/>
    </style:style>
    <style:style style:name="P20" style:family="paragraph" style:parent-style-name="Standard" style:list-style-name="WWNum14">
      <style:paragraph-properties fo:margin-left="0.3228in" fo:margin-right="0in" fo:margin-top="0in" fo:margin-bottom="0in" loext:contextual-spacing="false" fo:line-height="114%" fo:text-indent="-0.25in" style:auto-text-indent="false" fo:padding="0in" fo:border="none"/>
    </style:style>
    <style:style style:name="P21" style:family="paragraph" style:parent-style-name="Standard" style:list-style-name="WWNum14">
      <style:paragraph-properties fo:margin-left="0.3228in" fo:margin-right="0in" fo:margin-top="0in" fo:margin-bottom="0in" loext:contextual-spacing="false" fo:line-height="114%" fo:text-indent="-0.25in" style:auto-text-indent="false" fo:padding="0in" fo:border="none"/>
    </style:style>
    <style:style style:name="P22" style:family="paragraph" style:parent-style-name="Standard" style:list-style-name="WWNum16">
      <style:paragraph-properties fo:margin-left="0.3228in" fo:margin-right="0in" fo:margin-top="0in" fo:margin-bottom="0in" loext:contextual-spacing="false" fo:line-height="114%" fo:text-indent="-0.25in" style:auto-text-indent="false" fo:padding="0in" fo:border="none"/>
    </style:style>
    <style:style style:name="P23" style:family="paragraph" style:parent-style-name="Standard" style:list-style-name="WWNum16">
      <style:paragraph-properties fo:margin-left="0.3228in" fo:margin-right="0in" fo:margin-top="0in" fo:margin-bottom="0in" loext:contextual-spacing="false" fo:line-height="114%" fo:text-indent="-0.25in" style:auto-text-indent="false" fo:padding="0in" fo:border="none"/>
    </style:style>
    <style:style style:name="P24" style:family="paragraph" style:parent-style-name="Standard" style:list-style-name="WWNum17">
      <style:paragraph-properties fo:margin-left="0.3228in" fo:margin-right="0in" fo:margin-top="0in" fo:margin-bottom="0in" loext:contextual-spacing="false" fo:line-height="114%" fo:text-indent="-0.25in" style:auto-text-indent="false" fo:padding="0in" fo:border="none"/>
    </style:style>
    <style:style style:name="P25" style:family="paragraph" style:parent-style-name="Standard" style:list-style-name="WWNum17">
      <style:paragraph-properties fo:margin-left="0.3228in" fo:margin-right="0in" fo:margin-top="0in" fo:margin-bottom="0in" loext:contextual-spacing="false" fo:line-height="114%" fo:text-indent="-0.25in" style:auto-text-indent="false" fo:padding="0in" fo:border="none"/>
    </style:style>
    <style:style style:name="P26" style:family="paragraph" style:parent-style-name="Standard" style:list-style-name="WWNum18">
      <style:paragraph-properties fo:margin-left="0.3228in" fo:margin-right="0in" fo:margin-top="0in" fo:margin-bottom="0in" loext:contextual-spacing="false" fo:line-height="114%" fo:text-indent="-0.25in" style:auto-text-indent="false" fo:padding="0in" fo:border="none"/>
    </style:style>
    <style:style style:name="P27" style:family="paragraph" style:parent-style-name="Standard" style:list-style-name="WWNum18">
      <style:paragraph-properties fo:margin-left="0.3228in" fo:margin-right="0in" fo:margin-top="0in" fo:margin-bottom="0in" loext:contextual-spacing="false" fo:line-height="114%" fo:text-indent="-0.25in" style:auto-text-indent="false" fo:padding="0in" fo:border="none"/>
    </style:style>
    <style:style style:name="P28" style:family="paragraph" style:parent-style-name="Standard" style:list-style-name="WWNum2">
      <style:paragraph-properties fo:margin-left="0.3228in" fo:margin-right="0in" fo:margin-top="0in" fo:margin-bottom="0in" loext:contextual-spacing="false" fo:line-height="114%" fo:text-indent="-0.25in" style:auto-text-indent="false" fo:padding="0in" fo:border="none"/>
    </style:style>
    <style:style style:name="P29" style:family="paragraph" style:parent-style-name="Standard" style:list-style-name="WWNum2">
      <style:paragraph-properties fo:margin-left="0.3228in" fo:margin-right="0in" fo:margin-top="0in" fo:margin-bottom="0in" loext:contextual-spacing="false" fo:line-height="114%" fo:text-indent="-0.25in" style:auto-text-indent="false" fo:padding="0in" fo:border="none"/>
    </style:style>
    <style:style style:name="P30" style:family="paragraph" style:parent-style-name="Standard" style:list-style-name="WWNum3">
      <style:paragraph-properties fo:margin-left="0.3228in" fo:margin-right="0in" fo:margin-top="0in" fo:margin-bottom="0in" loext:contextual-spacing="false" fo:line-height="114%" fo:text-indent="-0.25in" style:auto-text-indent="false" fo:padding="0in" fo:border="none"/>
    </style:style>
    <style:style style:name="P31" style:family="paragraph" style:parent-style-name="Standard" style:list-style-name="WWNum3">
      <style:paragraph-properties fo:margin-left="0.3228in" fo:margin-right="0in" fo:margin-top="0in" fo:margin-bottom="0in" loext:contextual-spacing="false" fo:line-height="114%" fo:text-indent="-0.25in" style:auto-text-indent="false" fo:padding="0in" fo:border="none"/>
    </style:style>
    <style:style style:name="P32" style:family="paragraph" style:parent-style-name="Standard" style:list-style-name="WWNum1">
      <style:paragraph-properties fo:margin-left="0.3228in" fo:margin-right="0in" fo:margin-top="0in" fo:margin-bottom="0.0835in" loext:contextual-spacing="false" fo:line-height="114%" fo:text-indent="-0.25in" style:auto-text-indent="false" fo:padding="0in" fo:border="none"/>
    </style:style>
    <style:style style:name="P33" style:family="paragraph" style:parent-style-name="Standard" style:list-style-name="WWNum5">
      <style:paragraph-properties fo:margin-left="0.3228in" fo:margin-right="0in" fo:margin-top="0in" fo:margin-bottom="0.0835in" loext:contextual-spacing="false" fo:line-height="114%" fo:text-indent="-0.25in" style:auto-text-indent="false" fo:padding="0in" fo:border="none"/>
    </style:style>
    <style:style style:name="P34" style:family="paragraph" style:parent-style-name="Standard" style:list-style-name="WWNum11">
      <style:paragraph-properties fo:margin-left="0.3228in" fo:margin-right="0in" fo:margin-top="0in" fo:margin-bottom="0.0835in" loext:contextual-spacing="false" fo:line-height="114%" fo:text-indent="-0.25in" style:auto-text-indent="false" fo:padding="0in" fo:border="none"/>
    </style:style>
    <style:style style:name="P35" style:family="paragraph" style:parent-style-name="Standard" style:list-style-name="WWNum14">
      <style:paragraph-properties fo:margin-left="0.3228in" fo:margin-right="0in" fo:margin-top="0in" fo:margin-bottom="0.0835in" loext:contextual-spacing="false" fo:line-height="114%" fo:text-indent="-0.25in" style:auto-text-indent="false" fo:padding="0in" fo:border="none"/>
    </style:style>
    <style:style style:name="P36" style:family="paragraph" style:parent-style-name="Standard" style:list-style-name="WWNum16">
      <style:paragraph-properties fo:margin-left="0.3228in" fo:margin-right="0in" fo:margin-top="0in" fo:margin-bottom="0.0835in" loext:contextual-spacing="false" fo:line-height="114%" fo:text-indent="-0.25in" style:auto-text-indent="false" fo:padding="0in" fo:border="none"/>
    </style:style>
    <style:style style:name="P37" style:family="paragraph" style:parent-style-name="Standard" style:list-style-name="WWNum17">
      <style:paragraph-properties fo:margin-left="0.3228in" fo:margin-right="0in" fo:margin-top="0in" fo:margin-bottom="0.0835in" loext:contextual-spacing="false" fo:line-height="114%" fo:text-indent="-0.25in" style:auto-text-indent="false" fo:padding="0in" fo:border="none"/>
    </style:style>
    <style:style style:name="P38" style:family="paragraph" style:parent-style-name="Standard" style:list-style-name="WWNum18">
      <style:paragraph-properties fo:margin-left="0.3228in" fo:margin-right="0in" fo:margin-top="0in" fo:margin-bottom="0.0835in" loext:contextual-spacing="false" fo:line-height="114%" fo:text-indent="-0.25in" style:auto-text-indent="false" fo:padding="0in" fo:border="none"/>
    </style:style>
    <style:style style:name="P39" style:family="paragraph" style:parent-style-name="Standard" style:list-style-name="WWNum2">
      <style:paragraph-properties fo:margin-left="0.3228in" fo:margin-right="0in" fo:margin-top="0in" fo:margin-bottom="0.0835in" loext:contextual-spacing="false" fo:line-height="114%" fo:text-indent="-0.25in" style:auto-text-indent="false" fo:padding="0in" fo:border="none"/>
    </style:style>
    <style:style style:name="P40" style:family="paragraph" style:parent-style-name="Standard" style:list-style-name="WWNum3">
      <style:paragraph-properties fo:margin-left="0.3228in" fo:margin-right="0in" fo:margin-top="0in" fo:margin-bottom="0.0835in" loext:contextual-spacing="false" fo:line-height="114%" fo:text-indent="-0.25in" style:auto-text-indent="false" fo:padding="0in" fo:border="none"/>
    </style:style>
    <style:style style:name="P41" style:family="paragraph" style:parent-style-name="Standard">
      <style:paragraph-properties fo:margin-top="0.1665in" fo:margin-bottom="0.1665in" loext:contextual-spacing="false" fo:line-height="114%" fo:padding="0in" fo:border="none"/>
    </style:style>
    <style:style style:name="P42" style:family="paragraph" style:parent-style-name="Standard">
      <style:paragraph-properties fo:margin-top="0.1665in" fo:margin-bottom="0.1665in" loext:contextual-spacing="false" fo:line-height="114%" fo:padding="0in" fo:border="none"/>
      <style:text-properties fo:color="#575b5f" style:text-position="super 58%" style:font-name="Google Sans Text" fo:font-size="12pt" fo:font-style="normal" style:font-name-asian="Google Sans Text1" style:font-size-asian="12pt" style:font-style-asian="normal" style:font-name-complex="Google Sans Text1" style:font-size-complex="12pt"/>
    </style:style>
    <style:style style:name="P43" style:family="paragraph" style:parent-style-name="Standard">
      <style:paragraph-properties fo:margin-top="0.1665in" fo:margin-bottom="0.1665in" loext:contextual-spacing="false" fo:line-height="114%" fo:padding="0in" fo:border="none"/>
      <style:text-properties fo:color="#1b1c1d" style:font-name="Google Sans Text" fo:font-size="12pt" fo:font-style="normal" style:font-name-asian="Google Sans Text1" style:font-size-asian="12pt" style:font-style-asian="normal" style:font-name-complex="Google Sans Text1" style:font-size-complex="12pt"/>
    </style:style>
    <style:style style:name="P44" style:family="paragraph" style:parent-style-name="Standard">
      <style:paragraph-properties fo:line-height="114%" fo:padding="0in" fo:border="none"/>
      <style:text-properties fo:color="#1b1c1d" style:font-name="Google Sans" fo:font-size="12pt" fo:font-style="normal" fo:font-weight="bold" style:font-name-asian="Google Sans1" style:font-size-asian="12pt" style:font-style-asian="normal" style:font-weight-asian="bold" style:font-name-complex="Google Sans1" style:font-size-complex="12pt"/>
    </style:style>
    <style:style style:name="P45" style:family="paragraph" style:parent-style-name="Standard">
      <style:paragraph-properties fo:line-height="114%" fo:padding="0in" fo:border="none"/>
    </style:style>
    <style:style style:name="P46" style:family="paragraph" style:parent-style-name="Standard">
      <style:paragraph-properties fo:margin-top="0.0835in" fo:margin-bottom="0.0835in" loext:contextual-spacing="false" fo:line-height="114%" fo:padding="0in" fo:border="none"/>
    </style:style>
    <style:style style:name="P47" style:family="paragraph" style:parent-style-name="Standard">
      <style:paragraph-properties fo:margin-top="0.3335in" fo:margin-bottom="0.1665in" loext:contextual-spacing="false" fo:line-height="114%" fo:padding="0in" fo:border="none"/>
      <style:text-properties fo:color="#1b1c1d" style:font-name="Google Sans Text" fo:font-size="10pt" fo:font-style="normal" style:font-name-asian="Google Sans Text1" style:font-size-asian="10pt" style:font-style-asian="normal" style:font-name-complex="Google Sans Text1" style:font-size-complex="10pt"/>
    </style:style>
    <style:style style:name="P48" style:family="paragraph" style:parent-style-name="Standard" style:list-style-name="WWNum7">
      <style:paragraph-properties fo:margin-left="0.6043in" fo:margin-right="0in" fo:margin-top="0in" fo:margin-bottom="0in" loext:contextual-spacing="false" fo:line-height="114%" fo:text-indent="-0.25in" style:auto-text-indent="false" fo:padding="0in" fo:border="none"/>
    </style:style>
    <style:style style:name="P49" style:family="paragraph" style:parent-style-name="Standard" style:list-style-name="WWNum7">
      <style:paragraph-properties fo:margin-left="0.6043in" fo:margin-right="0in" fo:margin-top="0in" fo:margin-bottom="0in" loext:contextual-spacing="false" fo:line-height="114%" fo:text-indent="-0.25in" style:auto-text-indent="false" fo:padding="0in" fo:border="none"/>
    </style:style>
    <style:style style:name="P50" style:family="paragraph" style:parent-style-name="Standard" style:list-style-name="WWNum8">
      <style:paragraph-properties fo:margin-left="0.6043in" fo:margin-right="0in" fo:margin-top="0in" fo:margin-bottom="0in" loext:contextual-spacing="false" fo:line-height="114%" fo:text-indent="-0.25in" style:auto-text-indent="false" fo:padding="0in" fo:border="none"/>
    </style:style>
    <style:style style:name="P51" style:family="paragraph" style:parent-style-name="Standard" style:list-style-name="WWNum8">
      <style:paragraph-properties fo:margin-left="0.6043in" fo:margin-right="0in" fo:margin-top="0in" fo:margin-bottom="0in" loext:contextual-spacing="false" fo:line-height="114%" fo:text-indent="-0.25in" style:auto-text-indent="false" fo:padding="0in" fo:border="none"/>
    </style:style>
    <style:style style:name="P52" style:family="paragraph" style:parent-style-name="Standard" style:list-style-name="WWNum10">
      <style:paragraph-properties fo:margin-left="0.6043in" fo:margin-right="0in" fo:margin-top="0in" fo:margin-bottom="0in" loext:contextual-spacing="false" fo:line-height="114%" fo:text-indent="-0.25in" style:auto-text-indent="false" fo:padding="0in" fo:border="none"/>
    </style:style>
    <style:style style:name="P53" style:family="paragraph" style:parent-style-name="Standard" style:list-style-name="WWNum10">
      <style:paragraph-properties fo:margin-left="0.6043in" fo:margin-right="0in" fo:margin-top="0in" fo:margin-bottom="0in" loext:contextual-spacing="false" fo:line-height="114%" fo:text-indent="-0.25in" style:auto-text-indent="false" fo:padding="0in" fo:border="none"/>
    </style:style>
    <style:style style:name="P54" style:family="paragraph" style:parent-style-name="Standard" style:list-style-name="WWNum12">
      <style:paragraph-properties fo:margin-left="0.6043in" fo:margin-right="0in" fo:margin-top="0in" fo:margin-bottom="0in" loext:contextual-spacing="false" fo:line-height="114%" fo:text-indent="-0.25in" style:auto-text-indent="false" fo:padding="0in" fo:border="none"/>
    </style:style>
    <style:style style:name="P55" style:family="paragraph" style:parent-style-name="Standard" style:list-style-name="WWNum12">
      <style:paragraph-properties fo:margin-left="0.6043in" fo:margin-right="0in" fo:margin-top="0in" fo:margin-bottom="0in" loext:contextual-spacing="false" fo:line-height="114%" fo:text-indent="-0.25in" style:auto-text-indent="false" fo:padding="0in" fo:border="none"/>
    </style:style>
    <style:style style:name="P56" style:family="paragraph" style:parent-style-name="Standard" style:list-style-name="WWNum13">
      <style:paragraph-properties fo:margin-left="0.6043in" fo:margin-right="0in" fo:margin-top="0in" fo:margin-bottom="0in" loext:contextual-spacing="false" fo:line-height="114%" fo:text-indent="-0.25in" style:auto-text-indent="false" fo:padding="0in" fo:border="none"/>
    </style:style>
    <style:style style:name="P57" style:family="paragraph" style:parent-style-name="Standard" style:list-style-name="WWNum13">
      <style:paragraph-properties fo:margin-left="0.6043in" fo:margin-right="0in" fo:margin-top="0in" fo:margin-bottom="0in" loext:contextual-spacing="false" fo:line-height="114%" fo:text-indent="-0.25in" style:auto-text-indent="false" fo:padding="0in" fo:border="none"/>
    </style:style>
    <style:style style:name="P58" style:family="paragraph" style:parent-style-name="Standard" style:list-style-name="WWNum15">
      <style:paragraph-properties fo:margin-left="0.6043in" fo:margin-right="0in" fo:margin-top="0in" fo:margin-bottom="0in" loext:contextual-spacing="false" fo:line-height="114%" fo:text-indent="-0.25in" style:auto-text-indent="false" fo:padding="0in" fo:border="none"/>
    </style:style>
    <style:style style:name="P59" style:family="paragraph" style:parent-style-name="Standard" style:list-style-name="WWNum15">
      <style:paragraph-properties fo:margin-left="0.6043in" fo:margin-right="0in" fo:margin-top="0in" fo:margin-bottom="0in" loext:contextual-spacing="false" fo:line-height="114%" fo:text-indent="-0.25in" style:auto-text-indent="false" fo:padding="0in" fo:border="none"/>
    </style:style>
    <style:style style:name="P60" style:family="paragraph" style:parent-style-name="Standard" style:list-style-name="WWNum8">
      <style:paragraph-properties fo:margin-left="0.6043in" fo:margin-right="0in" fo:margin-top="0in" fo:margin-bottom="0.0835in" loext:contextual-spacing="false" fo:line-height="114%" fo:text-indent="-0.25in" style:auto-text-indent="false" fo:padding="0in" fo:border="none"/>
    </style:style>
    <style:style style:name="P61" style:family="paragraph" style:parent-style-name="Standard" style:list-style-name="WWNum10">
      <style:paragraph-properties fo:margin-left="0.6043in" fo:margin-right="0in" fo:margin-top="0in" fo:margin-bottom="0.0835in" loext:contextual-spacing="false" fo:line-height="114%" fo:text-indent="-0.25in" style:auto-text-indent="false" fo:padding="0in" fo:border="none"/>
    </style:style>
    <style:style style:name="P62" style:family="paragraph" style:parent-style-name="Standard">
      <style:paragraph-properties fo:margin-top="0in" fo:margin-bottom="0.1772in" loext:contextual-spacing="false" fo:line-height="114%" fo:padding="0in" fo:border="none"/>
    </style:style>
    <style:style style:name="P63" style:family="paragraph" style:parent-style-name="Standard" style:list-style-name="WWNum4">
      <style:paragraph-properties fo:margin-left="0.4165in" fo:margin-right="0in" fo:text-indent="-0.25in" style:auto-text-indent="false" fo:padding="0in" fo:border="none"/>
    </style:style>
    <style:style style:name="P64" style:family="paragraph" style:parent-style-name="Heading_20_1">
      <style:paragraph-properties fo:margin-top="0in" fo:margin-bottom="0.0835in" loext:contextual-spacing="false" fo:line-height="114%" fo:padding="0in" fo:border="none"/>
    </style:style>
    <style:style style:name="P65" style:family="paragraph" style:parent-style-name="Heading_20_3">
      <style:paragraph-properties fo:margin-top="0in" fo:margin-bottom="0.0835in" loext:contextual-spacing="false" fo:line-height="114%" fo:padding="0in" fo:border="none"/>
    </style:style>
    <style:style style:name="P66" style:family="paragraph" style:parent-style-name="Heading_20_2">
      <style:paragraph-properties fo:margin-top="0in" fo:margin-bottom="0.0835in" loext:contextual-spacing="false" fo:line-height="114%" fo:padding="0in" fo:border="none"/>
    </style:style>
    <style:style style:name="P67" style:family="paragraph" style:parent-style-name="Heading_20_4">
      <style:paragraph-properties fo:margin-top="0in" fo:margin-bottom="0.1772in" loext:contextual-spacing="false" fo:line-height="100%" fo:padding="0in" fo:border="none"/>
    </style:style>
    <style:style style:name="T1" style:family="text">
      <style:text-properties fo:color="#1b1c1d" style:font-name="Google Sans" fo:font-size="16pt" fo:font-style="normal" fo:font-weight="bold" style:font-name-asian="Google Sans1" style:font-size-asian="16pt" style:font-style-asian="normal" style:font-weight-asian="bold" style:font-name-complex="Google Sans1" style:font-size-complex="16pt"/>
    </style:style>
    <style:style style:name="T2" style:family="text">
      <style:text-properties fo:color="#1b1c1d" style:font-name="Google Sans" fo:font-size="15pt" fo:font-style="normal" fo:font-weight="bold" style:font-name-asian="Google Sans1" style:font-size-asian="15pt" style:font-style-asian="normal" style:font-weight-asian="bold" style:font-name-complex="Google Sans1" style:font-size-complex="15pt"/>
    </style:style>
    <style:style style:name="T3" style:family="text">
      <style:text-properties fo:color="#1b1c1d" style:font-name="Google Sans" fo:font-size="12pt" fo:font-style="normal" fo:font-weight="bold" style:font-name-asian="Google Sans1" style:font-size-asian="12pt" style:font-style-asian="normal" style:font-weight-asian="bold" style:font-name-complex="Google Sans1" style:font-size-complex="12pt"/>
    </style:style>
    <style:style style:name="T4" style:family="text">
      <style:text-properties fo:color="#1b1c1d" style:font-name="Google Sans Text" fo:font-size="12pt" fo:font-style="normal" style:font-name-asian="Google Sans Text1" style:font-size-asian="12pt" style:font-style-asian="normal" style:font-name-complex="Google Sans Text1" style:font-size-complex="12pt"/>
    </style:style>
    <style:style style:name="T5" style:family="text">
      <style:text-properties fo:color="#1b1c1d" style:font-name="Google Sans Text" fo:font-size="12pt" fo:font-style="normal" fo:font-weight="bold" style:font-name-asian="Google Sans Text1" style:font-size-asian="12pt" style:font-style-asian="normal" style:font-weight-asian="bold" style:font-name-complex="Google Sans Text1" style:font-size-complex="12pt"/>
    </style:style>
    <style:style style:name="T6" style:family="text">
      <style:text-properties fo:color="#1b1c1d" style:font-name="Google Sans Text" fo:font-size="12pt" fo:font-style="italic" style:font-name-asian="Google Sans Text1" style:font-size-asian="12pt" style:font-style-asian="italic" style:font-name-complex="Google Sans Text1" style:font-size-complex="12pt"/>
    </style:style>
    <style:style style:name="T7" style:family="text">
      <style:text-properties fo:color="#1b1c1d" style:font-name="Google Sans Text" fo:font-size="10pt" fo:font-style="normal" style:font-name-asian="Google Sans Text1" style:font-size-asian="10pt" style:font-style-asian="normal" style:font-name-complex="Google Sans Text1" style:font-size-complex="10pt"/>
    </style:style>
    <style:style style:name="T8" style:family="text">
      <style:text-properties fo:color="#1b1c1d" style:font-name="Google Sans Text" fo:font-size="10pt" fo:font-style="normal" fo:font-weight="bold" style:font-name-asian="Google Sans Text1" style:font-size-asian="10pt" style:font-style-asian="normal" style:font-weight-asian="bold" style:font-name-complex="Google Sans Text1" style:font-size-complex="10pt"/>
    </style:style>
    <style:style style:name="T9" style:family="text">
      <style:text-properties fo:color="#575b5f" style:text-position="super 58%" style:font-name="Google Sans Text" fo:font-size="12pt" fo:font-style="normal" style:font-name-asian="Google Sans Text1" style:font-size-asian="12pt" style:font-style-asian="normal" style:font-name-complex="Google Sans Text1" style:font-size-complex="12pt"/>
    </style:style>
    <style:style style:name="T1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11" style:family="text">
      <style:text-properties fo:color="#0b57d0" style:font-name="Google Sans Text" fo:font-size="12pt" fo:font-style="normal" style:text-underline-style="solid" style:text-underline-width="auto" style:text-underline-color="font-color" style:font-name-asian="Google Sans Text1" style:font-size-asian="12pt" style:font-style-asian="normal" style:font-name-complex="Google Sans Text1" style:font-size-complex="12pt"/>
    </style:style>
    <style:style style:name="T12" style:family="text">
      <style:text-properties style:font-name="Google Sans" style:font-name-asian="Google Sans1" style:font-name-complex="Google Sans1"/>
    </style:style>
    <style:style style:name="T13" style:family="text">
      <style:text-properties style:font-name="Google Sans" fo:font-size="12pt" style:font-name-asian="Google Sans1" style:font-size-asian="12pt" style:font-name-complex="Google Sans1" style:font-size-complex="12pt"/>
    </style:style>
    <style:style style:name="T14" style:family="text">
      <style:text-properties fo:color="#0000ee" style:font-name="Google Sans" fo:font-size="12pt" style:text-underline-style="solid" style:text-underline-width="auto" style:text-underline-color="font-color" style:font-name-asian="Google Sans1" style:font-size-asian="12pt" style:font-name-complex="Google Sans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64"><text:span text:style-name="T1">Otimização da Aplicação de Braços Robóticos em Ambientes Educacionais Informais para Inspirar Jovens na Pesquisa Robótica</text:span></text:p>
      <text:p text:style-name="P1"/>
      <text:p text:style-name="P1"/>
      <text:p text:style-name="P66"><text:span text:style-name="T2">1. Sumário Executivo</text:span></text:p>
      <text:p text:style-name="P2"/>
      <text:p text:style-name="P6"><text:span text:style-name="T4">Este relatório explora a aplicação estratégica de braços robóticos em feiras de tecnologia e mostras científicas como uma ferramenta poderosa para motivar, incentivar e despertar o interesse de crianças e adolescentes na pesquisa robótica. A análise abrangente, fundamentada em uma revisão bibliográfica extensiva, demonstra que a robótica educacional em ambientes informais não apenas aumenta o engajamento em Ciência, Tecnologia, Engenharia e Matemática (STEM), mas também cultiva habilidades essenciais para o século XXI, como resolução de problemas, pensamento crítico, criatividade e colaboração.</text:span></text:p>
      <text:p text:style-name="P6"><text:span text:style-name="T4">O relatório detalha as características ideais para a seleção de braços robóticos, a prototipagem de cenários interativos e a integração de conceitos de Inteligência Artificial (IA) e Aprendizado de Máquina. Apresenta metodologias robustas para a avaliação do engajamento e a análise de dados, enfatizando uma abordagem de métodos mistos para capturar tanto as mudanças quantificáveis quanto as experiências qualitativas dos participantes. Além disso, são documentadas as melhores práticas e propostas diretrizes para garantir a segurança, a eficácia e a inclusão em programas de extensão em robótica, incluindo considerações éticas cruciais na interação humano-robô. A implementação estratégica dessas recomendações pode estabelecer pontes significativas entre a aprendizagem informal e os caminhos formais para a pesquisa e carreiras em STEM, especialmente em ecossistemas vibrantes como o de Curitiba, Paraná.</text:span></text:p>
      <text:p text:style-name="P4"/>
      <text:p text:style-name="P66"><text:span text:style-name="T2">2. Introdução</text:span></text:p>
      <text:p text:style-name="P2"/>
      <text:p text:style-name="P6"><text:span text:style-name="T4">A era digital e a rápida evolução tecnológica sublinham a importância crítica da educação em Ciência, Tecnologia, Engenharia e Matemática (STEM). Para preparar as futuras gerações para um mercado de trabalho em constante mudança, onde uma parcela significativa dos empregos ainda não existe </text:span><text:span text:style-name="T9">1</text:span><text:span text:style-name="T4">, é imperativo fomentar o interesse e as habilidades em STEM desde cedo. Nesse contexto, a robótica educacional surge como um campo de estudo e aplicação com potencial transformador.</text:span></text:p>
      <text:p text:style-name="P4"/>
      <text:p text:style-name="P65"><text:span text:style-name="T3">A Crescente Importância da Educação STEM e da Robótica para Jovens</text:span></text:p>
      <text:p text:style-name="P3"/>
      <text:p text:style-name="P6"><text:span text:style-name="T4">Ambientes de aprendizagem STEM informais, como feiras de tecnologia e mostras científicas, desempenham um papel vital ao complementar a educação formal, impulsionando o interesse e o engajamento em campos STEM.</text:span><text:span text:style-name="T9">3</text:span><text:span text:style-name="T4"> A robótica educacional (RE) é amplamente reconhecida como uma ferramenta pedagógica eficaz que direciona a atenção e a motivação dos estudantes para as áreas STEM.</text:span><text:span text:style-name="T9">7</text:span><text:span text:style-name="T4"> Pesquisas demonstram consistentemente que as atividades de RE não apenas promovem o interesse em tópicos relacionados a STEM </text:span><text:span text:style-name="T9">3</text:span><text:span text:style-name="T4">, mas também aprimoram as atitudes em relação à engenharia e tecnologia.</text:span><text:span text:style-name="T9">7</text:span><text:span text:style-name="T4"> A aprendizagem integrada de STEM, que combina duas ou mais disciplinas STEM em uma experiência conjunta, é particularmente eficaz, ajudando os alunos a fazer conexões entre as áreas, aprimorar habilidades de resolução de problemas e melhorar a alfabetização STEM e a prontidão para a força de trabalho.</text:span><text:span text:style-name="T9">3</text:span></text:p>
      <text:p text:style-name="P6"><text:span text:style-name="T4">O engajamento com a robótica vai além do conhecimento técnico, promovendo o desenvolvimento de habilidades essenciais para o século XXI, incluindo resolução de problemas, pensamento crítico, criatividade, colaboração, pensamento computacional e comunicação.</text:span><text:span text:style-name="T9">1</text:span><text:span text:style-name="T4"> A experiência prática e interativa, baseada na teoria construtivista </text:span><text:span text:style-name="T9">3</text:span><text:span text:style-name="T4">, permite que os alunos apliquem conceitos teóricos a problemas práticos do mundo real.</text:span><text:span text:style-name="T9">1</text:span><text:span text:style-name="T4"> A natureza "divertida" e "interessante" das atividades robóticas </text:span><text:span text:style-name="T9">7</text:span><text:span text:style-name="T4"> serve como um motivador inicial, que se transforma em um engajamento mais profundo e sustentado, mesmo diante da dificuldade percebida. Esta abordagem ativa e prática é fundamental para o desenvolvimento cognitivo e social, pois incentiva a experimentação, a resolução de problemas e a colaboração.</text:span></text:p>
      <text:p text:style-name="P6"><text:span text:style-name="T4">Além do engajamento geral em STEM, a robótica e a IA oferecem benefícios únicos para o desenvolvimento infantil, incluindo a aprendizagem socioemocional e habilidades de comunicação, especialmente para crianças neurodivergentes. Robôs sociais, como os modelos Pepper e NAO da SoftBank Robotics, são utilizados em ambientes educacionais e clínicos para ensinar regulação emocional, habilidades sociais e empatia. Esses robôs proporcionam um ambiente livre de julgamentos para as crianças praticarem interações sociais cruciais.</text:span><text:span text:style-name="T9">11</text:span><text:span text:style-name="T4"> Estudos demonstram resultados promissores no apoio a crianças com autismo e outros transtornos de desenvolvimento; por exemplo, um estudo da Universidade de Yale observou melhorias notáveis no contato visual e na iniciação da comunicação entre crianças autistas que usaram um robô por 30 minutos diários. O robô Milo, projetado para crianças autistas, alcançou 87,5% de engajamento, significativamente superior aos 2-3% observados com terapeutas humanos, ilustrando a eficácia da tecnologia como um complemento aos cuidados humanos.</text:span><text:span text:style-name="T9">11</text:span></text:p>
      <text:p text:style-name="P7"/>
      <text:p text:style-name="P65"><text:span text:style-name="T3">O Papel dos Ambientes de Aprendizagem Informal (Feiras de Tecnologia e Mostras Científicas)</text:span></text:p>
      <text:p text:style-name="P3"><text:soft-page-break/></text:p>
      <text:p text:style-name="P6"><text:span text:style-name="T4">Espaços físicos projetados, como museus e centros de ciência, facilitam a aprendizagem exploratória e aberta, diferenciando-se dos ambientes de sala de aula tradicionais.</text:span><text:span text:style-name="T9">3</text:span><text:span text:style-name="T4"> A educação STEM informal é caracterizada por sua natureza voluntária, breve e emergente, permitindo que os participantes escolham suas experiências de aprendizagem e observem diretamente a relevância e aplicação do conhecimento STEM em situações da vida real.</text:span><text:span text:style-name="T9">4</text:span><text:span text:style-name="T4"> Esses ambientes são cruciais para despertar uma paixão duradoura pelo aprendizado e para fomentar a curiosidade, o pensamento crítico e a criatividade por meio de atividades práticas e envolventes.</text:span><text:span text:style-name="T9">1</text:span></text:p>
      <text:p text:style-name="P6"><text:span text:style-name="T4">A capacidade desses ambientes informais de capturar o interesse fora das estruturas convencionais os posiciona como portas de entrada eficazes para o STEM. Eles não são meramente atividades suplementares, mas componentes essenciais do pipeline de educação STEM. A sua singularidade em despertar a curiosidade e o engajamento, de forma mais flexível e menos estruturada do que o ensino formal, torna-os ideais para alcançar públicos diversos e servir como um ponto de partida crítico para o envolvimento com STEM. Isso implica a necessidade de parcerias estratégicas entre provedores de aprendizagem informal, instituições de ensino formal e a indústria, a fim de criar caminhos contínuos desde a inspiração inicial até a busca sustentada de estudos e carreiras em STEM.</text:span></text:p>
      <text:p text:style-name="P4"/>
      <text:p text:style-name="P65"><text:span text:style-name="T3">Objetivos e Estrutura do Relatório</text:span></text:p>
      <text:p text:style-name="P3"/>
      <text:p text:style-name="P6"><text:span text:style-name="T4">Este relatório tem como objetivo analisar de forma abrangente a aplicação de braços robóticos em feiras de tecnologia e mostras científicas como uma ferramenta para motivar, incentivar e despertar o interesse de crianças e adolescentes na pesquisa robótica. Para tanto, o documento apresentará uma revisão bibliográfica detalhada sobre o impacto da robótica educacional, orientações para a seleção e prototipagem de cenários, metodologias para avaliação do engajamento e análise de dados, documentação de melhores práticas e a proposição de diretrizes para uma implementação eficaz e segura.</text:span></text:p>
      <text:p text:style-name="P4"/>
      <text:p text:style-name="P66"><text:span text:style-name="T2">3. Revisão Bibliográfica: Impacto da Robótica Educacional no Engajamento STEM de Jovens</text:span></text:p>
      <text:p text:style-name="P2"/>
      <text:p text:style-name="P6"><text:span text:style-name="T4">A literatura científica demonstra consistentemente o papel transformador da robótica educacional (RE) no engajamento de jovens com as disciplinas STEM.</text:span></text:p>
      <text:p text:style-name="P4"/>
      <text:p text:style-name="P65"><text:span text:style-name="T3">Benefícios da Robótica Prática para o Interesse e Motivação em STEM</text:span></text:p>
      <text:p text:style-name="P3"/>
      <text:p text:style-name="P6"><text:span text:style-name="T4">As atividades de robótica educacional são amplamente reconhecidas como ferramentas eficazes para direcionar a atenção e a motivação dos estudantes para os campos STEM.</text:span><text:span text:style-name="T9">7</text:span><text:span text:style-name="T4"> Pesquisas indicam que a RE pode fomentar significativamente o interesse em tópicos relacionados a STEM.</text:span><text:span text:style-name="T9">3</text:span><text:span text:style-name="T4"> Por exemplo, estudos mostram que atividades práticas de design robótico, especialmente com plataformas como Arduino, levam a um aumento notável nas atitudes dos alunos em relação à engenharia e tecnologia.</text:span><text:span text:style-name="T9">7</text:span></text:p>
      <text:p text:style-name="P6"><text:span text:style-name="T4">Os estudantes que participam de atividades robóticas frequentemente as descrevem como "divertidas, interessantes, diferentes, difíceis, complexas e demoradas".</text:span><text:span text:style-name="T9">7</text:span><text:span text:style-name="T4"> Apesar da dificuldade e complexidade percebidas, uma grande proporção de estudantes apoia o uso da robótica, indicando que a natureza envolvente das atividades supera os desafios, impactando positivamente sua motivação e participação ativa.</text:span><text:span text:style-name="T9">7</text:span><text:span text:style-name="T4"> Essa percepção inicial de diversão e interesse atua como um poderoso motivador intrínseco, estimulando a curiosidade que é crucial para o engajamento sustentado, mesmo quando as tarefas se tornam mais desafiadoras. O prazer derivado da interação com a robótica serve como um amortecedor psicológico, incentivando a persistência e a participação ativa, transformando a apreensão inicial em um envolvimento mais profundo.</text:span></text:p>
      <text:p text:style-name="P6"><text:span text:style-name="T4">A natureza prática da robótica resulta em resultados de aprendizagem superiores. Estudos sugerem que os alunos retêm significativamente mais informações (até 70% mais) ao aprender por meio de atividades robóticas práticas, em comparação com métodos tradicionais baseados em palestras.</text:span><text:span text:style-name="T9">2</text:span><text:span text:style-name="T4"> Isso está alinhado com a teoria de aprendizagem construtivista, que enfatiza práticas ativas e interativas.</text:span><text:span text:style-name="T9">3</text:span><text:span text:style-name="T4"> Além disso, os robôs educacionais são eficazes na promoção da aprendizagem integrada de STEM, combinando conceitos de duas ou mais disciplinas STEM em uma experiência conjunta. Essa abordagem interdisciplinar ajuda os alunos a fazer conexões entre as disciplinas, aprimora as habilidades de resolução de problemas e melhora a alfabetização STEM e a prontidão para a força de trabalho.</text:span><text:span text:style-name="T9">3</text:span></text:p>
      <text:p text:style-name="P7"/>
      <text:p text:style-name="P65"><text:span text:style-name="T3">Desenvolvimento de Habilidades do Século XXI (Resolução de Problemas, Pensamento Crítico, Criatividade, Colaboração)</text:span></text:p>
      <text:p text:style-name="P3"/>
      <text:p text:style-name="P6"><text:span text:style-name="T4">Os programas de robótica são fundamentais para o cultivo do pensamento crítico, da criatividade e da colaboração por meio de experiências de aprendizagem imersivas e práticas.</text:span><text:span text:style-name="T9">1</text:span><text:span text:style-name="T4"> Evidências empíricas apoiam essas afirmações: estudantes envolvidos em projetos de robótica demonstraram uma melhoria de 25% em suas habilidades de resolução de problemas em comparação com seus pares.</text:span><text:span text:style-name="T9">2</text:span><text:span text:style-name="T4"> Eles também exibem maior inovação, gerando em média de 3 a 5 ideias criativas por projeto.</text:span><text:span text:style-name="T9">2</text:span><text:span text:style-name="T4"> Além disso, a participação em equipes de robótica leva à melhoria das habilidades de comunicação e trabalho em equipe.</text:span><text:span text:style-name="T9">2</text:span></text:p>
      <text:p text:style-name="P6"><text:soft-page-break/><text:span text:style-name="T4">Um resultado significativo das atividades de RE é o aprimoramento das habilidades de pensamento computacional, que são cada vez mais reconhecidas tanto como um pré-requisito quanto como um benefício direto da educação STEM habilitada por robótica.</text:span><text:span text:style-name="T9">20</text:span><text:span text:style-name="T4"> A robótica, por sua própria natureza, integra perfeitamente as disciplinas STEM, oferecendo experiências de aprendizagem "hands-on" e "minds-on".</text:span><text:span text:style-name="T9">4</text:span><text:span text:style-name="T4"> Por exemplo, o design de um braço robótico envolve princípios de engenharia mecânica </text:span><text:span text:style-name="T9">2</text:span><text:span text:style-name="T4">, a programação requer lógica de ciência da computação </text:span><text:span text:style-name="T9">8</text:span><text:span text:style-name="T4">, e a análise de movimento pode envolver matemática e física.</text:span><text:span text:style-name="T9">2</text:span><text:span text:style-name="T4"> Essa interconexão inerente aborda uma lacuna reconhecida na educação STEM tradicional, que muitas vezes carece de integração interdisciplinar.</text:span><text:span text:style-name="T9">10</text:span><text:span text:style-name="T4"> Ao conceber demonstrações de braços robóticos, é fundamental destacar e conectar explicitamente esses aspectos interdisciplinares. Os cenários devem ilustrar como ciência, tecnologia, engenharia e matemática não são disciplinas isoladas, mas convergem em aplicações robóticas práticas, preparando os alunos para os desafios complexos e interconectados prevalentes nas carreiras STEM modernas.</text:span></text:p>
      <text:p text:style-name="P4"/>
      <text:p text:style-name="P65"><text:span text:style-name="T3">Eficácia dos Ambientes de Aprendizagem STEM Informais</text:span></text:p>
      <text:p text:style-name="P3"/>
      <text:p text:style-name="P6"><text:span text:style-name="T4">Museus e centros de ciência, como o Museum of Science </text:span><text:span text:style-name="T9">16</text:span><text:span text:style-name="T4"> e o Fleet Science Center </text:span><text:span text:style-name="T9">17</text:span><text:span text:style-name="T4">, são projetados para oferecer exposições e atividades ricas em STEM que cultivam o amor pelo aprendizado para além das paredes da sala de aula convencional.</text:span><text:span text:style-name="T9">16</text:span><text:span text:style-name="T4"> Esses ambientes informais proporcionam oportunidades de aprendizagem abertas, exploratórias e voluntárias, permitindo que os alunos vejam a relevância direta e a aplicação do conhecimento STEM em contextos da vida real. Isso, por sua vez, aumenta significativamente seu interesse em STEM e os incentiva a seguir carreiras relacionadas.</text:span><text:span text:style-name="T9">3</text:span><text:span text:style-name="T4"> A National Science Foundation (NSF) reconhece a educação científica informal (ISE) por seu papel vital no aumento do interesse, engajamento e compreensão da ciência, tecnologia, engenharia e matemática entre indivíduos de todas as idades.</text:span><text:span text:style-name="T9">5</text:span></text:p>
      <text:p text:style-name="P7"/>
      <text:p text:style-name="P65"><text:span text:style-name="T3">Abordagem das Diversas Necessidades de Aprendizagem, Incluindo Crianças Neurodivergentes</text:span></text:p>
      <text:p text:style-name="P3"/>
      <text:p text:style-name="P6"><text:span text:style-name="T4">A robótica e a inteligência artificial possuem um potencial substancial para transformar o desenvolvimento infantil, nutrindo habilidades essenciais como resolução de problemas, comunicação eficaz e regulação emocional.</text:span><text:span text:style-name="T9">11</text:span><text:span text:style-name="T4"> Robôs sociais, incluindo modelos como Pepper e NAO da SoftBank Robotics, são ativamente utilizados em ambientes educacionais e clínicos para ensinar regulação emocional, habilidades sociais e empatia. Esses robôs fornecem um ambiente único, livre de julgamentos, para as crianças praticarem essas interações sociais cruciais.</text:span><text:span text:style-name="T9">11</text:span></text:p>
      <text:p text:style-name="P6"><text:span text:style-name="T4">Estudos mostram um potencial inspirador no apoio a crianças com autismo e outros transtornos de desenvolvimento. Por exemplo, um estudo da Universidade de Yale observou melhorias notáveis em habilidades como contato visual e iniciação da comunicação entre crianças autistas que usaram um robô por 30 minutos por dia. O robô Milo, projetado para crianças autistas, alcançou 87,5% de engajamento, significativamente maior do que o engajamento com terapeutas humanos (2-3%), demonstrando a eficácia da tecnologia como um suplemento aos cuidados humanos.</text:span><text:span text:style-name="T9">11</text:span><text:span text:style-name="T4"> Este impacto se estende além do aprendizado técnico de STEM. Ao incorporar elementos que promovem o desenvolvimento de habilidades socioemocionais e de comunicação, como desafios robóticos colaborativos ou demonstrações de robótica assistiva, os designers de exposições e educadores podem ampliar a proposta de valor da robótica. Isso a torna relevante para uma gama mais ampla de objetivos educacionais e de desenvolvimento, atraindo um público mais diversificado e maximizando o impacto geral do programa.</text:span></text:p>
      <text:p text:style-name="P4"/>
      <text:p text:style-name="P66"><text:span text:style-name="T2">4. Prototipagem de Cenários e Seleção de Braços Robóticos para Engajamento Público</text:span></text:p>
      <text:p text:style-name="P2"/>
      <text:p text:style-name="P6"><text:span text:style-name="T4">A seleção cuidadosa de braços robóticos e a prototipagem de cenários interativos são fundamentais para maximizar o impacto educacional em feiras e exposições.</text:span></text:p>
      <text:p text:style-name="P4"/>
      <text:p text:style-name="P65"><text:span text:style-name="T3">Características de Braços Robóticos Adequados para Demonstrações Educacionais</text:span></text:p>
      <text:p text:style-name="P3"/>
      <text:p text:style-name="P9"><text:span text:style-name="T4">Para demonstrações educacionais, os braços robóticos devem possuir características específicas que garantam a eficácia e a segurança do engajamento de crianças e adolescentes:</text:span></text:p>
      <text:list xml:id="list3075618651" text:style-name="WWNum1">
        <text:list-item>
          <text:p text:style-name="P11"><text:span text:style-name="T5">Facilidade de Uso:</text:span><text:span text:style-name="T4"> Os braços robóticos devem ser intuitivos e fáceis de operar para o público jovem. Isso inclui suporte a vários níveis de programação, desde codificação baseada em blocos para iniciantes até Python para usuários mais avançados.</text:span><text:span text:style-name="T9">22</text:span><text:span text:style-name="T4"> Exemplos de plataformas amigáveis incluem mBot2 </text:span><text:span text:style-name="T9">22</text:span><text:span text:style-name="T4">, LEGO Mindstorms EV3 </text:span><text:span text:style-name="T9">12</text:span><text:span text:style-name="T4">, VEX Robotics </text:span><text:span text:style-name="T9">1</text:span><text:span text:style-name="T4"> e vários kits baseados em Arduino.</text:span><text:span text:style-name="T9">7</text:span><text:span text:style-name="T4"> O Dobot Magician, por exemplo, oferece diversos métodos de controle, como EEG, Bluetooth, WiFi, Mobile, PC, Gesto e Joystick, juntamente com interfaces de programação gráfica.</text:span><text:span text:style-name="T9">25</text:span><text:span text:style-name="T4"> A capacidade de oferecer diferentes modos de interação garante que o braço robótico seja acessível a uma ampla faixa etária, desde crianças pequenas que podem operar com um joystick até adolescentes que podem programar o mesmo braço com código.</text:span></text:p>
        </text:list-item>
        <text:list-item>
          <text:p text:style-name="P11"><text:span text:style-name="T5">Apelo Visual:</text:span><text:span text:style-name="T4"> O design do braço robótico pode influenciar significativamente o engajamento. Embora opções DIY simples, utilizando materiais como papelão ou palitos de picolé, possam ser eficazes para a construção prática </text:span><text:span text:style-name="T9">27</text:span><text:span text:style-name="T4">, designs mais sofisticados e visualmente atraentes, incluindo robôs biomiméticos (inspirados em movimentos de animais) </text:span><text:span text:style-name="T9">3</text:span><text:span text:style-name="T4">, podem cativar imediatamente e criar uma conexão com o público jovem.</text:span><text:span text:style-name="T9">32</text:span><text:span text:style-name="T4"> Um braço que se assemelha a um membro humano ou animal, por exemplo, pode gerar uma curiosidade natural e um desejo de interagir.</text:span></text:p>
        </text:list-item>
        <text:list-item>
          <text:p text:style-name="P11"><text:span text:style-name="T5">Custo-Benefício:</text:span><text:span text:style-name="T4"> A acessibilidade é um desafio chave na robótica educacional.</text:span><text:span text:style-name="T9">3</text:span><text:span text:style-name="T4"> Há uma clara necessidade de robôs educacionais de baixo custo e fáceis de usar.</text:span><text:span text:style-name="T9">3</text:span><text:span text:style-name="T4"> Kits acessíveis como Adeept (com preços em torno de US$ 70-80) </text:span><text:span text:style-name="T9">26</text:span><text:span text:style-name="T4"> e opções DIY (por exemplo, projetos baseados em Arduino usando materiais comuns) </text:span><text:span text:style-name="T9">27</text:span><text:span text:style-name="T4"> são viáveis. Para recursos mais avançados, braços educacionais como o Dobot Magician são considerados custo-benefício, dadas suas capacidades.</text:span><text:span text:style-name="T9">25</text:span><text:span text:style-name="T4"> Robôs colaborativos (cobots) de fabricantes como a Universal Robots também estão se tornando mais acessíveis economicamente para fins educacionais e de exibição pública.</text:span><text:span text:style-name="T9">37</text:span></text:p>
        </text:list-item>
        <text:list-item>
          <text:p text:style-name="P11"><text:soft-page-break/><text:span text:style-name="T5">Durabilidade e Segurança:</text:span><text:span text:style-name="T4"> Para interação pública contínua, a robustez e a segurança são primordiais.</text:span><text:span text:style-name="T9">3</text:span><text:span text:style-name="T4"> Robôs colaborativos (cobots) são projetados especificamente para interação segura humano-robô, incorporando recursos como limitação de potência e força, monitoramento de velocidade e separação, materiais de construção leves e bordas arredondadas.</text:span><text:span text:style-name="T9">37</text:span><text:span text:style-name="T4"> A adesão a padrões internacionais de segurança (por exemplo, ISO 10218, ISO 13482, ANSI/RIA R15.06, UL 1740) é crítica para qualquer robô operando em espaços públicos.</text:span><text:span text:style-name="T9">42</text:span><text:span text:style-name="T4"> Embora a qualidade de construção do Dobot Magician seja geralmente boa para uso industrial leve, a durabilidade específica a longo prazo para interação pública contínua não é extensivamente detalhada.</text:span><text:span text:style-name="T9">25</text:span><text:span text:style-name="T4"> A durabilidade de cabos também é uma consideração de design para alguns braços robóticos.</text:span><text:span text:style-name="T9">44</text:span></text:p>
        </text:list-item>
        <text:list-item>
          <text:p text:style-name="P32"><text:span text:style-name="T5">Modularidade e Expansibilidade:</text:span><text:span text:style-name="T4"> Kits robóticos que permitem configurações versáteis e suportam a integração de sensores e módulos adicionais (por exemplo, Makeblock mBot Ultimate, VEX Robotics, Dobot Magician) </text:span><text:span text:style-name="T9">22</text:span><text:span text:style-name="T4"> são altamente valiosos. Isso permite uma gama mais ampla de atividades interativas e adaptabilidade a diferentes objetivos de aprendizagem, garantindo que o investimento no equipamento possa ser aproveitado em diversas demonstrações.</text:span></text:p>
        </text:list-item>
      </text:list>
      <text:p text:style-name="P41"><text:span text:style-name="T4">A concepção de exposições com braços robóticos deve considerar a criação de níveis de interação e complexidade variados. Uma demonstração básica pode permitir o controle direto por joystick para crianças mais novas, enquanto uma estação adjacente pode permitir que estudantes mais velhos programem o mesmo braço usando código baseado em blocos ou Python. Essa abordagem em camadas garante que a exposição permaneça envolvente e educacional em uma ampla faixa etária, facilitando uma jornada de aprendizagem progressiva e maximizando o impacto geral.</text:span></text:p>
      <text:p text:style-name="P4"/>
      <text:p text:style-name="P65"><text:span text:style-name="T3">Atividades Interativas e Desafios para Braços Robóticos</text:span></text:p>
      <text:p text:style-name="P3"/>
      <text:p text:style-name="P9"><text:span text:style-name="T4">A escolha de atividades interativas é crucial para o engajamento e a aprendizagem. As seguintes categorias de atividades podem ser implementadas:</text:span></text:p>
      <text:list xml:id="list2500156912" text:style-name="WWNum5">
        <text:list-item>
          <text:p text:style-name="P13"><text:span text:style-name="T5">Tarefas de "Pick-and-Place":</text:span><text:span text:style-name="T4"> Essas são atividades fundamentais de robótica e altamente envolventes para crianças. Podem envolver a classificação de objetos por cor ou forma, ou a organização de itens em uma sequência, simulando processos de linha de montagem.</text:span><text:span text:style-name="T9">25</text:span></text:p>
        </text:list-item>
        <text:list-item>
          <text:p text:style-name="P13"><text:span text:style-name="T5">Desenho/Escrita:</text:span><text:span text:style-name="T4"> Braços robóticos equipados com suportes de caneta podem ser programados para desenhar textos personalizados, padrões intrincados ou até mesmo replicar obras de arte famosas, fomentando a criatividade e demonstrando controle de precisão.</text:span><text:span text:style-name="T9">12</text:span></text:p>
        </text:list-item>
        <text:list-item>
          <text:p text:style-name="P13"><text:span text:style-name="T5">Processos Industriais Simulados:</text:span><text:span text:style-name="T4"> As exposições podem imitar a automação de fábricas do mundo real, utilizando braços robóticos com esteiras transportadoras e vários sensores (por exemplo, fotoelétricos, sensores de cor) para classificar, montar ou embalar itens. Isso proporciona uma compreensão tangível das aplicações industriais e da eficiência da robótica.</text:span><text:span text:style-name="T9">25</text:span></text:p>
        </text:list-item>
        <text:list-item>
          <text:p text:style-name="P13"><text:span text:style-name="T5">Resolução de Labirintos/Planejamento de Trajetória:</text:span><text:span text:style-name="T4"> Os alunos podem programar braços robóticos para navegar em um labirinto definido ou pegar objetos ao longo de um caminho complexo, evitando obstáculos.</text:span><text:span text:style-name="T9">28</text:span><text:span text:style-name="T4"> Isso introduz conceitos como cinemática, cinemática inversa e algoritmos básicos, mostrando como os robôs "pensam" para realizar tarefas.</text:span><text:span text:style-name="T9">32</text:span></text:p>
        </text:list-item>
        <text:list-item>
          <text:p text:style-name="P13"><text:span text:style-name="T5">Desafios de Biomimética:</text:span><text:span text:style-name="T4"> Projetar braços robóticos que emulam movimentos ou funções observadas em animais (por exemplo, a mecânica da mandíbula de uma cobra, o lançamento de teias de uma aranha ou a escalada de um camaleão) pode ser altamente criativo e educacional, conectando a biologia à engenharia.</text:span><text:span text:style-name="T9">3</text:span></text:p>
        </text:list-item>
        <text:list-item>
          <text:p text:style-name="P13"><text:span text:style-name="T5">Construção Simples de Mãos Robóticas:</text:span><text:span text:style-name="T4"> Atividades envolventes podem incluir a construção de uma mão robótica básica usando materiais domésticos facilmente disponíveis, como canudos e barbante, para demonstrar princípios fundamentais de preensão e manipulação.</text:span><text:span text:style-name="T9">30</text:span></text:p>
        </text:list-item>
        <text:list-item>
          <text:p text:style-name="P33"><text:span text:style-name="T5">Jogos Colaborativos:</text:span><text:span text:style-name="T4"> Projetar jogos interativos onde humanos e robôs cooperam ou competem pode aumentar o engajamento. Exemplos incluem "Corrida de Robôs" (competir contra um braço robótico em um jogo) ou jogos de "Cooperação", que podem ser vagamente ligados a aplicações do mundo real, como robôs cirúrgicos.</text:span><text:span text:style-name="T9">12</text:span></text:p>
        </text:list-item>
      </text:list>
      <text:p text:style-name="P41"><text:span text:style-name="T4">É fundamental que os cenários com braços robóticos sejam cuidadosamente elaborados em torno de problemas ou aplicações do mundo real que sejam relevantes para os jovens. Em vez de demonstrações abstratas de movimento, as exposições devem apresentar desafios que imitem tarefas industriais, tecnologias assistivas ou até mesmo empreendimentos artísticos criativos. Essa contextualização aumenta a motivação intrínseca, aprofunda a compreensão e conecta diretamente a robótica a possíveis caminhos de carreira e contribuições sociais mais amplas, tornando a experiência de aprendizagem mais impactante e memorável.</text:span></text:p>
      <text:p text:style-name="P4"/>
      <text:p text:style-name="P65"><text:span text:style-name="T3">Integração de Conceitos de IA e Aprendizado de Máquina em Demonstrações</text:span></text:p>
      <text:p text:style-name="P3"/>
      <text:p text:style-name="P6"><text:span text:style-name="T4">A inclusão de conceitos de Inteligência Artificial (IA) e Aprendizado de Máquina (ML) em demonstrações de braços robóticos eleva o nível de engajamento e a profundidade da aprendizagem. Robôs com capacidades de IA integradas oferecem experiências interativas avançadas, como reconhecimento de fala, controle por gestos e reconhecimento de objetos.</text:span><text:span text:style-name="T9">24</text:span></text:p>
      <text:p text:style-name="P6"><text:span text:style-name="T4">As demonstrações podem apresentar robôs de aprendizagem conversacionais alimentados por IA (por exemplo, Miko) </text:span><text:span text:style-name="T9">56</text:span><text:span text:style-name="T4">, carros autônomos em miniatura </text:span><text:span text:style-name="T9">51</text:span><text:span text:style-name="T4"> ou sistemas que podem reconhecer e categorizar objetos, como brinquedos.</text:span><text:span text:style-name="T9">51</text:span><text:span text:style-name="T4"> Os alunos podem ser introduzidos aos conceitos fundamentais do aprendizado de máquina treinando um robô para reconhecer padrões (por exemplo, gestos de mão) e aplicando esse aprendizado para controlar as ações do robô.</text:span><text:span text:style-name="T9">51</text:span><text:span text:style-name="T4"> Plataformas de aprendizagem virtual também podem fornecer um ambiente seguro e acessível para explorar conceitos de robótica com IA sem a necessidade de hardware físico.</text:span><text:span text:style-name="T9">23</text:span></text:p>
      <text:p text:style-name="P7"/>
      <text:p text:style-name="P65"><text:soft-page-break/><text:span text:style-name="T3">Estudos de Caso e Locais Potenciais em Curitiba, Paraná</text:span></text:p>
      <text:p text:style-name="P3"/>
      <text:p text:style-name="P6"><text:span text:style-name="T4">Curitiba, Paraná, apresenta um terreno fértil para programas de extensão em robótica, sediando eventos significativos de tecnologia e ciência, como o Smart City Expo Curitiba </text:span><text:span text:style-name="T9">58</text:span><text:span text:style-name="T4"> e o Congresso Brasileiro de Coluna Vertebral.</text:span><text:span text:style-name="T9">60</text:span><text:span text:style-name="T4"> Conferências de Ciência dos Materiais também estão agendadas para 2025.</text:span><text:span text:style-name="T9">61</text:span><text:span text:style-name="T4"> Esses eventos fornecem plataformas existentes para a exibição de aplicações de braços robóticos.</text:span></text:p>
      <text:p text:style-name="P6"><text:span text:style-name="T4">Instituições acadêmicas chave em Curitiba, incluindo a Pontifícia Universidade Católica do Paraná (PUCPR) </text:span><text:span text:style-name="T9">62</text:span><text:span text:style-name="T4"> e a Universidade Tecnológica Federal do Paraná (UTFPR) </text:span><text:span text:style-name="T9">63</text:span><text:span text:style-name="T4">, possuem fortes grupos de pesquisa e parcerias internacionais. Essas universidades representam potenciais colaboradores para o desenvolvimento e a hospedagem de programas de extensão em robótica. Iniciativas de educação STEM já existentes no Paraná, como a Rede de Escolas do Serviço Social da Indústria (SESI), incentivam ativamente o interesse em carreiras STEM.</text:span><text:span text:style-name="T9">64</text:span><text:span text:style-name="T4"> Programas globais como o FIRST Robotics também têm presença no Brasil </text:span><text:span text:style-name="T9">57</text:span><text:span text:style-name="T4">, indicando um interesse estabelecido na robótica juvenil. A Feira Brasileira de Ciências e Engenharia (FEBRACE), que reúne os melhores projetos científicos de todo o Brasil (incluindo o Paraná), oferece cursos online sobre como explicar projetos científicos e a Internet das Coisas (IoT).</text:span><text:span text:style-name="T9">65</text:span><text:span text:style-name="T4"> Isso sugere uma cultura robusta de feiras de ciências e interesse tecnológico entre os jovens.</text:span></text:p>
      <text:p text:style-name="P6"><text:span text:style-name="T4">A colaboração com o ecossistema local é crucial. Em vez de desenvolver exposições isoladas, os organizadores devem buscar e cultivar ativamente parcerias com universidades locais, escolas de ensino fundamental e médio e redes de feiras de ciências existentes em Curitiba. Essa abordagem colaborativa pode fornecer acesso a recursos compartilhados, experiência especializada (por exemplo, estudantes universitários como mentores, professores como desenvolvedores de conteúdo) e redes comunitárias estabelecidas. Tais sinergias garantem um alcance mais amplo, um impacto educacional mais profundo e a sustentabilidade a longo prazo para os programas de extensão em robótica, criando um pipeline STEM regional mais robusto.</text:span></text:p>
      <text:p text:style-name="P4"/>
      <text:p text:style-name="P65"><text:span text:style-name="T3">Tabela 1: Análise Comparativa de Braços Robóticos Educacionais para Exibição Pública</text:span></text:p>
      <text:p text:style-name="P3"/>
      <text:p text:style-name="P44"/>
      <table:table table:name="Table1" table:style-name="Table1">
        <table:table-column table:style-name="Table1.A"/>
        <table:table-column table:style-name="Table1.B" table:number-columns-repeated="8"/>
        <table:table-row table:style-name="Table1.1">
          <table:table-cell table:style-name="Table1.A1" office:value-type="string">
            <text:p text:style-name="P46"><text:span text:style-name="T7">Modelo/Kit de Robô</text:span></text:p>
          </table:table-cell>
          <table:table-cell table:style-name="Table1.A1" office:value-type="string">
            <text:p text:style-name="P46"><text:span text:style-name="T7">Faixa Etária Alvo</text:span></text:p>
          </table:table-cell>
          <table:table-cell table:style-name="Table1.A1" office:value-type="string">
            <text:p text:style-name="P46"><text:span text:style-name="T7">Graus de Liberdade (DoF)</text:span></text:p>
          </table:table-cell>
          <table:table-cell table:style-name="Table1.A1" office:value-type="string">
            <text:p text:style-name="P46"><text:span text:style-name="T7">Métodos de Controle Primários</text:span></text:p>
          </table:table-cell>
          <table:table-cell table:style-name="Table1.A1" office:value-type="string">
            <text:p text:style-name="P46"><text:span text:style-name="T7">Recursos/Aplicações Principais</text:span></text:p>
          </table:table-cell>
          <table:table-cell table:style-name="Table1.A1" office:value-type="string">
            <text:p text:style-name="P46"><text:span text:style-name="T7">Custo Aproximado</text:span></text:p>
          </table:table-cell>
          <table:table-cell table:style-name="Table1.A1" office:value-type="string">
            <text:p text:style-name="P46"><text:span text:style-name="T7">Recursos de Segurança (se aplicável)</text:span></text:p>
          </table:table-cell>
          <table:table-cell table:style-name="Table1.A1" office:value-type="string">
            <text:p text:style-name="P46"><text:span text:style-name="T7">Durabilidade/Robustez para Uso Público</text:span></text:p>
          </table:table-cell>
          <table:table-cell table:style-name="Table1.A1" office:value-type="string">
            <text:p text:style-name="P46"><text:span text:style-name="T7">Prós/Contras para Exibição Pública</text:span></text:p>
          </table:table-cell>
        </table:table-row>
        <table:table-row table:style-name="Table1.1">
          <table:table-cell table:style-name="Table1.A1" office:value-type="string">
            <text:p text:style-name="P45"><text:span text:style-name="T8">Dobot Magician</text:span><text:span text:style-name="T7"> </text:span><text:span text:style-name="T9">25</text:span></text:p>
          </table:table-cell>
          <table:table-cell table:style-name="Table1.A1" office:value-type="string">
            <text:p text:style-name="P46"><text:span text:style-name="T7">Médio, Ensino Médio, Superior (6-14 anos)</text:span></text:p>
          </table:table-cell>
          <table:table-cell table:style-name="Table1.A1" office:value-type="string">
            <text:p text:style-name="P46"><text:span text:style-name="T7">4</text:span></text:p>
          </table:table-cell>
          <table:table-cell table:style-name="Table1.A1" office:value-type="string">
            <text:p text:style-name="P46"><text:span text:style-name="T7">Gráfico, 20+ linguagens (Python, C++), Joystick, Gesto, PC, Mobile, EEG, Bluetooth, WiFi</text:span></text:p>
          </table:table-cell>
          <table:table-cell table:style-name="Table1.A1" office:value-type="string">
            <text:p text:style-name="P46"><text:span text:style-name="T7">Pick &amp; Place, Impressão 3D, Gravação a Laser, Desenho/Escrita, Simulação Industrial</text:span></text:p>
          </table:table-cell>
          <table:table-cell table:style-name="Table1.A1" office:value-type="string">
            <text:p text:style-name="P46"><text:span text:style-name="T7">Médio-Alto ($2.400 - $17.000)</text:span></text:p>
          </table:table-cell>
          <table:table-cell table:style-name="Table1.A1" office:value-type="string">
            <text:p text:style-name="P46"><text:span text:style-name="T7">Alta precisão (0.2mm), Zonas seguras programáveis (implícito por controle), Parada de emergência (geral)</text:span></text:p>
          </table:table-cell>
          <table:table-cell table:style-name="Table1.A1" office:value-type="string">
            <text:p text:style-name="P46"><text:span text:style-name="T7">Boa qualidade de construção para uso industrial leve, Durabilidade de cabos (cabo arrasto), 1 ano de garantia</text:span></text:p>
          </table:table-cell>
          <table:table-cell table:style-name="Table1.A1" office:value-type="string">
            <text:p text:style-name="P46"><text:span text:style-name="T8">Prós:</text:span><text:span text:style-name="T7"> Versátil, alta precisão, múltiplos controles, currículo incluído. </text:span><text:span text:style-name="T8">Contras:</text:span><text:span text:style-name="T7"> Custo mais elevado, durabilidade para uso contínuo público não totalmente detalhada.</text:span></text:p>
          </table:table-cell>
        </table:table-row>
        <table:table-row table:style-name="Table1.1">
          <table:table-cell table:style-name="Table1.A1" office:value-type="string">
            <text:p text:style-name="P45"><text:span text:style-name="T8">Adeept Arduino Kit</text:span><text:span text:style-name="T7"> </text:span><text:span text:style-name="T9">26</text:span></text:p>
          </table:table-cell>
          <table:table-cell table:style-name="Table1.A1" office:value-type="string">
            <text:p text:style-name="P46"><text:span text:style-name="T7">Médio, Ensino Médio</text:span></text:p>
          </table:table-cell>
          <table:table-cell table:style-name="Table1.A1" office:value-type="string">
            <text:p text:style-name="P46"><text:span text:style-name="T7">5</text:span></text:p>
          </table:table-cell>
          <table:table-cell table:style-name="Table1.A1" office:value-type="string">
            <text:p text:style-name="P46"><text:span text:style-name="T7">Arduino, C++</text:span></text:p>
          </table:table-cell>
          <table:table-cell table:style-name="Table1.A1" office:value-type="string">
            <text:p text:style-name="P46"><text:span text:style-name="T7">Construção DIY, Pick &amp; Place básico</text:span></text:p>
          </table:table-cell>
          <table:table-cell table:style-name="Table1.A1" office:value-type="string">
            <text:p text:style-name="P46"><text:span text:style-name="T7">Baixo ($70-$80)</text:span></text:p>
          </table:table-cell>
          <table:table-cell table:style-name="Table1.A1" office:value-type="string">
            <text:p text:style-name="P46"><text:span text:style-name="T7">Depende da implementação DIY (sem recursos de segurança intrínsecos)</text:span></text:p>
          </table:table-cell>
          <table:table-cell table:style-name="Table1.A1" office:value-type="string">
            <text:p text:style-name="P46"><text:span text:style-name="T7">Menos robusto (materiais DIY como papelão, palitos), Requer montagem cuidadosa</text:span></text:p>
          </table:table-cell>
          <table:table-cell table:style-name="Table1.A1" office:value-type="string">
            <text:p text:style-name="P46"><text:span text:style-name="T8">Prós:</text:span><text:span text:style-name="T7"> Muito acessível, ótimo para aprendizado prático de montagem e programação. </text:span><text:span text:style-name="T8">Contras:</text:span><text:span text:style-name="T7"> Menos durável, requer supervisão intensa, segurança depende da montagem.</text:span></text:p>
          </table:table-cell>
        </table:table-row>
        <table:table-row table:style-name="Table1.1">
          <table:table-cell table:style-name="Table1.A1" office:value-type="string">
            <text:p text:style-name="P45"><text:span text:style-name="T8">Makeblock mBot Ultimate</text:span><text:span text:style-name="T7"> </text:span><text:span text:style-name="T9">22</text:span></text:p>
          </table:table-cell>
          <table:table-cell table:style-name="Table1.A1" office:value-type="string">
            <text:p text:style-name="P46"><text:span text:style-name="T7">Elementar, Médio (5-16 anos)</text:span></text:p>
          </table:table-cell>
          <table:table-cell table:style-name="Table1.A1" office:value-type="string">
            <text:p text:style-name="P46"><text:span text:style-name="T7">Variável (kits 10-em-1)</text:span></text:p>
          </table:table-cell>
          <table:table-cell table:style-name="Table1.A1" office:value-type="string">
            <text:p text:style-name="P46"><text:span text:style-name="T7">Blocos (mBlock), Python</text:span></text:p>
          </table:table-cell>
          <table:table-cell table:style-name="Table1.A1" office:value-type="string">
            <text:p text:style-name="P46"><text:span text:style-name="T7">Braços robóticos, robôs tanque, dolly de câmera, programação de comportamento</text:span></text:p>
          </table:table-cell>
          <table:table-cell table:style-name="Table1.A1" office:value-type="string">
            <text:p text:style-name="P46"><text:span text:style-name="T7">Médio ($350)</text:span></text:p>
          </table:table-cell>
          <table:table-cell table:style-name="Table1.A1" office:value-type="string">
            <text:p text:style-name="P46"><text:span text:style-name="T7">Design robusto (alumínio), Amigável para crianças</text:span></text:p>
          </table:table-cell>
          <table:table-cell table:style-name="Table1.A1" office:value-type="string">
            <text:p text:style-name="P46"><text:span text:style-name="T7">Boa durabilidade, estrutura de alumínio</text:span></text:p>
          </table:table-cell>
          <table:table-cell table:style-name="Table1.A1" office:value-type="string">
            <text:p text:style-name="P46"><text:span text:style-name="T8">Prós:</text:span><text:span text:style-name="T7"> Versátil (múltiplas configurações), fácil de construir, suporta diferentes níveis de programação. </text:span><text:span text:style-name="T8">Contras:</text:span><text:span text:style-name="T7"> Pode ser complexo e demorado para montagens avançadas.</text:span></text:p>
          </table:table-cell>
        </table:table-row>
        <table:table-row table:style-name="Table1.1">
          <table:table-cell table:style-name="Table1.A1" office:value-type="string">
            <text:p text:style-name="P45"><text:span text:style-name="T8">LEGO Mindstorms EV3 / SPIKE Prime</text:span><text:span text:style-name="T7"> </text:span><text:span text:style-name="T9">12</text:span></text:p>
          </table:table-cell>
          <table:table-cell table:style-name="Table1.A1" office:value-type="string">
            <text:p text:style-name="P46"><text:span text:style-name="T7">Elementar, Médio (6-14 anos)</text:span></text:p>
          </table:table-cell>
          <table:table-cell table:style-name="Table1.A1" office:value-type="string">
            <text:p text:style-name="P46"><text:span text:style-name="T7">Variável (baseado em construção)</text:span></text:p>
          </table:table-cell>
          <table:table-cell table:style-name="Table1.A1" office:value-type="string">
            <text:p text:style-name="P46"><text:span text:style-name="T7">Scratch-like (blocos), Python</text:span></text:p>
          </table:table-cell>
          <table:table-cell table:style-name="Table1.A1" office:value-type="string">
            <text:p text:style-name="P46"><text:span text:style-name="T7">Construção, programação, engenharia, mecânica, desafios de robótica</text:span></text:p>
          </table:table-cell>
          <table:table-cell table:style-name="Table1.A1" office:value-type="string">
            <text:p text:style-name="P46"><text:span text:style-name="T7">Médio ($200-$400)</text:span></text:p>
          </table:table-cell>
          <table:table-cell table:style-name="Table1.A1" office:value-type="string">
            <text:p text:style-name="P46"><text:span text:style-name="T7">Design modular seguro, sem pontas afiadas</text:span></text:p>
          </table:table-cell>
          <table:table-cell table:style-name="Table1.A1" office:value-type="string">
            <text:p text:style-name="P46"><text:span text:style-name="T7">Muito robusto e durável para uso infantil e educacional</text:span></text:p>
          </table:table-cell>
          <table:table-cell table:style-name="Table1.A1" office:value-type="string">
            <text:p text:style-name="P46"><text:span text:style-name="T8">Prós:</text:span><text:span text:style-name="T7"> Intuitivo, construtivo, forte apelo de marca, excelente para trabalho em equipe. </text:span><text:span text:style-name="T8">Contras:</text:span><text:span text:style-name="T7"> Custo moderado, builds podem ser complexas e demoradas.</text:span></text:p>
          </table:table-cell>
        </table:table-row>
        <table:table-row table:style-name="Table1.1">
          <table:table-cell table:style-name="Table1.A1" office:value-type="string">
            <text:p text:style-name="P45"><text:span text:style-name="T8">VEX Robotics</text:span><text:span text:style-name="T7"> </text:span><text:span text:style-name="T9">1</text:span></text:p>
          </table:table-cell>
          <table:table-cell table:style-name="Table1.A1" office:value-type="string">
            <text:p text:style-name="P46"><text:span text:style-name="T7">Médio, Ensino Médio (7-18 anos)</text:span></text:p>
          </table:table-cell>
          <table:table-cell table:style-name="Table1.A1" office:value-type="string">
            <text:p text:style-name="P46"><text:span text:style-name="T7">Variável (baseado em construção)</text:span></text:p>
          </table:table-cell>
          <table:table-cell table:style-name="Table1.A1" office:value-type="string">
            <text:p text:style-name="P46"><text:span text:style-name="T7">Blocos (VEXcode), Python, C++</text:span></text:p>
          </table:table-cell>
          <table:table-cell table:style-name="Table1.A1" office:value-type="string">
            <text:p text:style-name="P46"><text:span text:style-name="T7">Competições de robótica, design, programação, resolução de problemas do mundo real</text:span></text:p>
          </table:table-cell>
          <table:table-cell table:style-name="Table1.A1" office:value-type="string">
            <text:p text:style-name="P46"><text:span text:style-name="T7">Médio-Alto ($100-$1000+)</text:span></text:p>
          </table:table-cell>
          <table:table-cell table:style-name="Table1.A1" office:value-type="string">
            <text:p text:style-name="P46"><text:span text:style-name="T7">Design robusto para competição, foco em segurança na operação</text:span></text:p>
          </table:table-cell>
          <table:table-cell table:style-name="Table1.A1" office:value-type="string">
            <text:p text:style-name="P46"><text:span text:style-name="T7">Alta durabilidade, projetado para uso contínuo e competitivo</text:span></text:p>
          </table:table-cell>
          <table:table-cell table:style-name="Table1.A1" office:value-type="string">
            <text:p text:style-name="P46"><text:span text:style-name="T8">Prós:</text:span><text:span text:style-name="T7"> Plataforma robusta para aprendizado avançado e competições, currículo relevante. </text:span><text:span text:style-name="T8">Contras:</text:span><text:span text:style-name="T7"> Pode ser complexo para iniciantes muito jovens, custo pode ser significativo para kits completos.</text:span></text:p>
          </table:table-cell>
        </table:table-row>
        <table:table-row table:style-name="Table1.1">
          <table:table-cell table:style-name="Table1.A1" office:value-type="string">
            <text:p text:style-name="P45"><text:span text:style-name="T8">Cobots (Universal Robots, KUKA)</text:span><text:span text:style-name="T7"> </text:span><text:span text:style-name="T9">37</text:span></text:p>
          </table:table-cell>
          <table:table-cell table:style-name="Table1.A1" office:value-type="string">
            <text:p text:style-name="P46"><text:span text:style-name="T7">Todas as idades (com supervisão)</text:span></text:p>
          </table:table-cell>
          <table:table-cell table:style-name="Table1.A1" office:value-type="string">
            <text:p text:style-name="P46"><text:span text:style-name="T7">6-7</text:span></text:p>
          </table:table-cell>
          <table:table-cell table:style-name="Table1.A1" office:value-type="string">
            <text:p text:style-name="P46"><text:span text:style-name="T7">Programação intuitiva (PolyScope), Hand-guiding</text:span></text:p>
          </table:table-cell>
          <table:table-cell table:style-name="Table1.A1" office:value-type="string">
            <text:p text:style-name="P46"><text:span text:style-name="T7">Colaboração humano-robô, automação de tarefas, aplicações industriais</text:span></text:p>
          </table:table-cell>
          <table:table-cell table:style-name="Table1.A1" office:value-type="string">
            <text:p text:style-name="P46"><text:span text:style-name="T7">Alto ($5.000 - $10.000+)</text:span></text:p>
          </table:table-cell>
          <table:table-cell table:style-name="Table1.A1" office:value-type="string">
            <text:p text:style-name="P46"><text:span text:style-name="T7">Limitação de força e potência, monitoramento de velocidade e separação, bordas arredondadas, certificações ISO/UL</text:span></text:p>
          </table:table-cell>
          <table:table-cell table:style-name="Table1.A1" office:value-type="string">
            <text:p text:style-name="P46"><text:span text:style-name="T7">Projetado para operação segura em ambientes industriais, alta durabilidade</text:span></text:p>
          </table:table-cell>
          <table:table-cell table:style-name="Table1.A1" office:value-type="string">
            <text:p text:style-name="P46"><text:span text:style-name="T8">Prós:</text:span><text:span text:style-name="T7"> Interação direta e segura com humanos, alta versatilidade, robustez industrial. </text:span><text:span text:style-name="T8">Contras:</text:span><text:span text:style-name="T7"> Custo muito elevado, complexidade maior para programação avançada.</text:span></text:p>
          </table:table-cell>
        </table:table-row>
        <table:table-row table:style-name="Table1.1">
          <table:table-cell table:style-name="Table1.A1" office:value-type="string">
            <text:p text:style-name="P45"><text:span text:style-name="T8">Kinova Jaco</text:span><text:span text:style-name="T7"> </text:span><text:span text:style-name="T9">3</text:span></text:p>
          </table:table-cell>
          <table:table-cell table:style-name="Table1.A1" office:value-type="string">
            <text:p text:style-name="P46"><text:span text:style-name="T7">Todas as idades (com supervisão)</text:span></text:p>
          </table:table-cell>
          <table:table-cell table:style-name="Table1.A1" office:value-type="string">
            <text:p text:style-name="P46"><text:span text:style-name="T7">6</text:span></text:p>
          </table:table-cell>
          <table:table-cell table:style-name="Table1.A1" office:value-type="string">
            <text:p text:style-name="P46"><text:span text:style-name="T7">Controle intuitivo, zonas seguras programáveis</text:span></text:p>
          </table:table-cell>
          <table:table-cell table:style-name="Table1.A1" office:value-type="string">
            <text:p text:style-name="P46"><text:span text:style-name="T7">Robótica assistiva, manipulação de objetos delicados</text:span></text:p>
          </table:table-cell>
          <table:table-cell table:style-name="Table1.A1" office:value-type="string">
            <text:p text:style-name="P46"><text:span text:style-name="T7">Muito Alto ($13.500+)</text:span></text:p>
          </table:table-cell>
          <table:table-cell table:style-name="Table1.A1" office:value-type="string">
            <text:p text:style-name="P46"><text:span text:style-name="T7">Zonas seguras programáveis, materiais leves (fibra de carbono), ISO 13485:2016 (dispositivo médico)</text:span></text:p>
          </table:table-cell>
          <table:table-cell table:style-name="Table1.A1" office:value-type="string">
            <text:p text:style-name="P46"><text:span text:style-name="T7">Projetado para uso assistivo contínuo, alta durabilidade e segurança</text:span></text:p>
          </table:table-cell>
          <table:table-cell table:style-name="Table1.A1" office:value-type="string">
            <text:p text:style-name="P46"><text:span text:style-name="T8">Prós:</text:span><text:span text:style-name="T7"> Segurança excepcional para interação, movimentos fluidos, apelo visual. </text:span><text:span text:style-name="T8">Contras:</text:span><text:span text:style-name="T7"> Custo proibitivo para a maioria dos programas educacionais, foco assistivo.</text:span></text:p>
          </table:table-cell>
        </table:table-row>
      </table:table>
      <text:p text:style-name="P5"/>
      <text:p text:style-name="P65"><text:span text:style-name="T3">Tabela 2: Atividades Sugeridas de Braços Robóticos Interativos para Engajamento de Jovens</text:span></text:p>
      <text:p text:style-name="P3"/>
      <table:table table:name="Table2" table:style-name="Table2">
        <table:table-column table:style-name="Table2.A" table:number-columns-repeated="7"/>
        <table:table-column table:style-name="Table2.H"/>
        <text:soft-page-break/>
        <table:table-row table:style-name="Table2.1">
          <table:table-cell table:style-name="Table2.A1" office:value-type="string">
            <text:p text:style-name="P46"><text:span text:style-name="T7">Nome da Atividade</text:span></text:p>
          </table:table-cell>
          <table:table-cell table:style-name="Table2.A1" office:value-type="string">
            <text:p text:style-name="P46"><text:span text:style-name="T7">Breve Descrição</text:span></text:p>
          </table:table-cell>
          <table:table-cell table:style-name="Table2.A1" office:value-type="string">
            <text:p text:style-name="P46"><text:span text:style-name="T7">Conceitos de Robótica Introduzidos</text:span></text:p>
          </table:table-cell>
          <table:table-cell table:style-name="Table2.A1" office:value-type="string">
            <text:p text:style-name="P46"><text:span text:style-name="T7">Habilidades do Século XXI Fomentadas</text:span></text:p>
          </table:table-cell>
          <table:table-cell table:style-name="Table2.A1" office:value-type="string">
            <text:p text:style-name="P46"><text:span text:style-name="T7">Faixa Etária Alvo</text:span></text:p>
          </table:table-cell>
          <table:table-cell table:style-name="Table2.A1" office:value-type="string">
            <text:p text:style-name="P46"><text:span text:style-name="T7">Recursos do Robô Necessários</text:span></text:p>
          </table:table-cell>
          <table:table-cell table:style-name="Table2.A1" office:value-type="string">
            <text:p text:style-name="P46"><text:span text:style-name="T7">Mecanismo de Engajamento</text:span></text:p>
          </table:table-cell>
          <table:table-cell table:style-name="Table2.A1" office:value-type="string">
            <text:p text:style-name="P46"><text:span text:style-name="T7">Considerações de Segurança</text:span></text:p>
          </table:table-cell>
        </table:table-row>
        <table:table-row table:style-name="Table2.1">
          <table:table-cell table:style-name="Table2.A1" office:value-type="string">
            <text:p text:style-name="P46"><text:span text:style-name="T8">Desafio de Classificação Automatizada</text:span></text:p>
          </table:table-cell>
          <table:table-cell table:style-name="Table2.A1" office:value-type="string">
            <text:p text:style-name="P46"><text:span text:style-name="T7">Programar o braço para classificar blocos coloridos em caixas designadas.</text:span></text:p>
          </table:table-cell>
          <table:table-cell table:style-name="Table2.A1" office:value-type="string">
            <text:p text:style-name="P46"><text:span text:style-name="T7">Mecanismos de preensão, cinemática, lógica de programação, integração de sensores (cor).</text:span></text:p>
          </table:table-cell>
          <table:table-cell table:style-name="Table2.A1" office:value-type="string">
            <text:p text:style-name="P46"><text:span text:style-name="T7">Resolução de problemas, pensamento algorítmico, atenção aos detalhes.</text:span></text:p>
          </table:table-cell>
          <table:table-cell table:style-name="Table2.A1" office:value-type="string">
            <text:p text:style-name="P46"><text:span text:style-name="T7">Elementar, Médio</text:span></text:p>
          </table:table-cell>
          <table:table-cell table:style-name="Table2.A1" office:value-type="string">
            <text:p text:style-name="P46"><text:span text:style-name="T7">Garra, Sensor de cor, Múltiplos DoF.</text:span></text:p>
          </table:table-cell>
          <table:table-cell table:style-name="Table2.A1" office:value-type="string">
            <text:p text:style-name="P46"><text:span text:style-name="T7">Programação baseada em blocos, Competição (tempo/precisão).</text:span></text:p>
          </table:table-cell>
          <table:table-cell table:style-name="Table2.A1" office:value-type="string">
            <text:p text:style-name="P46"><text:span text:style-name="T7">Supervisão próxima, limites claros, parada de emergência acessível.</text:span></text:p>
          </table:table-cell>
        </table:table-row>
        <table:table-row table:style-name="Table2.1">
          <table:table-cell table:style-name="Table2.A1" office:value-type="string">
            <text:p text:style-name="P46"><text:span text:style-name="T8">Estúdio Robo-Artista</text:span></text:p>
          </table:table-cell>
          <table:table-cell table:style-name="Table2.A1" office:value-type="string">
            <text:p text:style-name="P46"><text:span text:style-name="T7">Usar o braço para desenhar uma imagem ou texto com base na entrada do usuário.</text:span></text:p>
          </table:table-cell>
          <table:table-cell table:style-name="Table2.A1" office:value-type="string">
            <text:p text:style-name="P46"><text:span text:style-name="T7">Controle de precisão, planejamento de trajetória, coordenadas, programação de movimento.</text:span></text:p>
          </table:table-cell>
          <table:table-cell table:style-name="Table2.A1" office:value-type="string">
            <text:p text:style-name="P46"><text:span text:style-name="T7">Criatividade, expressão artística, pensamento computacional.</text:span></text:p>
          </table:table-cell>
          <table:table-cell table:style-name="Table2.A1" office:value-type="string">
            <text:p text:style-name="P46"><text:span text:style-name="T7">Elementar, Médio, Ensino Médio</text:span></text:p>
          </table:table-cell>
          <table:table-cell table:style-name="Table2.A1" office:value-type="string">
            <text:p text:style-name="P46"><text:span text:style-name="T7">Suporte de caneta, Múltiplos DoF.</text:span></text:p>
          </table:table-cell>
          <table:table-cell table:style-name="Table2.A1" office:value-type="string">
            <text:p text:style-name="P46"><text:span text:style-name="T7">Expressão criativa, feedback visual imediato.</text:span></text:p>
          </table:table-cell>
          <table:table-cell table:style-name="Table2.A1" office:value-type="string">
            <text:p text:style-name="P46"><text:span text:style-name="T7">Limitação de velocidade, área de trabalho definida.</text:span></text:p>
          </table:table-cell>
        </table:table-row>
        <table:table-row table:style-name="Table2.1">
          <table:table-cell table:style-name="Table2.A1" office:value-type="string">
            <text:p text:style-name="P46"><text:span text:style-name="T8">Coleta de Amostras em Marte</text:span></text:p>
          </table:table-cell>
          <table:table-cell table:style-name="Table2.A1" office:value-type="string">
            <text:p text:style-name="P46"><text:span text:style-name="T7">Simular um rover planetário coletando "amostras de rocha" e depositando-as em um recipiente.</text:span></text:p>
          </table:table-cell>
          <table:table-cell table:style-name="Table2.A1" office:value-type="string">
            <text:p text:style-name="P46"><text:span text:style-name="T7">Manipulação de objetos, planejamento de trajetória, navegação, end-effector.</text:span></text:p>
          </table:table-cell>
          <table:table-cell table:style-name="Table2.A1" office:value-type="string">
            <text:p text:style-name="P46"><text:span text:style-name="T7">Resolução de problemas, pensamento espacial, engenharia de design.</text:span></text:p>
          </table:table-cell>
          <table:table-cell table:style-name="Table2.A1" office:value-type="string">
            <text:p text:style-name="P46"><text:span text:style-name="T7">Médio, Ensino Médio</text:span></text:p>
          </table:table-cell>
          <table:table-cell table:style-name="Table2.A1" office:value-type="string">
            <text:p text:style-name="P46"><text:span text:style-name="T7">Garra, Múltiplos DoF.</text:span></text:p>
          </table:table-cell>
          <table:table-cell table:style-name="Table2.A1" office:value-type="string">
            <text:p text:style-name="P46"><text:span text:style-name="T7">Tarefa baseada em cenário real, desafio de precisão.</text:span></text:p>
          </table:table-cell>
          <table:table-cell table:style-name="Table2.A1" office:value-type="string">
            <text:p text:style-name="P46"><text:span text:style-name="T7">Área de demonstração controlada, objetos leves.</text:span></text:p>
          </table:table-cell>
        </table:table-row>
        <table:table-row table:style-name="Table2.1">
          <table:table-cell table:style-name="Table2.A1" office:value-type="string">
            <text:p text:style-name="P46"><text:span text:style-name="T8">Jogo de Cooperação Humano-Robô</text:span></text:p>
          </table:table-cell>
          <table:table-cell table:style-name="Table2.A1" office:value-type="string">
            <text:p text:style-name="P46"><text:span text:style-name="T7">Humanos e robôs colaboram para completar uma tarefa (ex: montar um quebra-cabeça grande).</text:span></text:p>
          </table:table-cell>
          <table:table-cell table:style-name="Table2.A1" office:value-type="string">
            <text:p text:style-name="P46"><text:span text:style-name="T7">Colaboração humano-robô, comunicação, sincronização de movimento, percepção.</text:span></text:p>
          </table:table-cell>
          <table:table-cell table:style-name="Table2.A1" office:value-type="string">
            <text:p text:style-name="P46"><text:span text:style-name="T7">Trabalho em equipe, comunicação, resolução colaborativa de problemas, empatia.</text:span></text:p>
          </table:table-cell>
          <table:table-cell table:style-name="Table2.A1" office:value-type="string">
            <text:p text:style-name="P46"><text:span text:style-name="T7">Todas as idades</text:span></text:p>
          </table:table-cell>
          <table:table-cell table:style-name="Table2.A1" office:value-type="string">
            <text:p text:style-name="P46"><text:span text:style-name="T7">Robô colaborativo (cobot), Garra.</text:span></text:p>
          </table:table-cell>
          <table:table-cell table:style-name="Table2.A1" office:value-type="string">
            <text:p text:style-name="P46"><text:span text:style-name="T7">Interação direta, cooperação, diversão.</text:span></text:p>
          </table:table-cell>
          <table:table-cell table:style-name="Table2.A1" office:value-type="string">
            <text:p text:style-name="P46"><text:span text:style-name="T7">Limitação de força/potência, monitoramento de velocidade/separação, supervisão.</text:span></text:p>
          </table:table-cell>
        </table:table-row>
        <table:table-row table:style-name="Table2.1">
          <table:table-cell table:style-name="Table2.A1" office:value-type="string">
            <text:p text:style-name="P46"><text:span text:style-name="T8">Desafio de Biomimética (Braço de Serpente/Aranha)</text:span></text:p>
          </table:table-cell>
          <table:table-cell table:style-name="Table2.A1" office:value-type="string">
            <text:p text:style-name="P46"><text:span text:style-name="T7">Projetar e prototipar um braço robótico que imita o movimento ou função de um animal.</text:span></text:p>
          </table:table-cell>
          <table:table-cell table:style-name="Table2.A1" office:value-type="string">
            <text:p text:style-name="P46"><text:span text:style-name="T7">Biomimética, design mecânico, cinemática, princípios de engenharia.</text:span></text:p>
          </table:table-cell>
          <table:table-cell table:style-name="Table2.A1" office:value-type="string">
            <text:p text:style-name="P46"><text:span text:style-name="T7">Criatividade, pesquisa, pensamento inovador, design thinking.</text:span></text:p>
          </table:table-cell>
          <table:table-cell table:style-name="Table2.A1" office:value-type="string">
            <text:p text:style-name="P46"><text:span text:style-name="T7">Médio, Ensino Médio</text:span></text:p>
          </table:table-cell>
          <table:table-cell table:style-name="Table2.A1" office:value-type="string">
            <text:p text:style-name="P46"><text:span text:style-name="T7">Materiais de construção (DIY ou kits), Múltiplos DoF.</text:span></text:p>
          </table:table-cell>
          <table:table-cell table:style-name="Table2.A1" office:value-type="string">
            <text:p text:style-name="P46"><text:span text:style-name="T7">Construção prática, desafio de design, conexão com a biologia.</text:span></text:p>
          </table:table-cell>
          <table:table-cell table:style-name="Table2.A1" office:value-type="string">
            <text:p text:style-name="P46"><text:span text:style-name="T7">Supervisão para montagem, segurança dos materiais.</text:span></text:p>
          </table:table-cell>
        </table:table-row>
        <table:table-row table:style-name="Table2.1">
          <table:table-cell table:style-name="Table2.A1" office:value-type="string">
            <text:p text:style-name="P46"><text:span text:style-name="T8">Controle por Gestos com IA</text:span></text:p>
          </table:table-cell>
          <table:table-cell table:style-name="Table2.A1" office:value-type="string">
            <text:p text:style-name="P46"><text:span text:style-name="T7">Treinar o braço robótico para responder a gestos de mão simples (ex: acenar para pegar um objeto).</text:span></text:p>
          </table:table-cell>
          <table:table-cell table:style-name="Table2.A1" office:value-type="string">
            <text:p text:style-name="P46"><text:span text:style-name="T7">Reconhecimento de padrões, aprendizado de máquina (ML), visão computacional, controle de robôs.</text:span></text:p>
          </table:table-cell>
          <table:table-cell table:style-name="Table2.A1" office:value-type="string">
            <text:p text:style-name="P46"><text:span text:style-name="T7">Pensamento computacional, lógica, experimentação, compreensão de IA.</text:span></text:p>
          </table:table-cell>
          <table:table-cell table:style-name="Table2.A1" office:value-type="string">
            <text:p text:style-name="P46"><text:span text:style-name="T7">Médio, Ensino Médio</text:span></text:p>
          </table:table-cell>
          <table:table-cell table:style-name="Table2.A1" office:value-type="string">
            <text:p text:style-name="P46"><text:span text:style-name="T7">Câmera, Múltiplos DoF, Software de IA/ML.</text:span></text:p>
          </table:table-cell>
          <table:table-cell table:style-name="Table2.A1" office:value-type="string">
            <text:p text:style-name="P46"><text:span text:style-name="T7">Interação intuitiva, demonstração de IA, feedback em tempo real.</text:span></text:p>
          </table:table-cell>
          <table:table-cell table:style-name="Table2.A1" office:value-type="string">
            <text:p text:style-name="P46"><text:span text:style-name="T7">Zonas seguras programáveis, supervisão, dados de gestos anônimos.</text:span></text:p>
          </table:table-cell>
        </table:table-row>
      </table:table>
      <text:p text:style-name="P47"/>
      <text:p text:style-name="P66"><text:span text:style-name="T2">5. Avaliação do Engajamento e Análise de Dados</text:span></text:p>
      <text:p text:style-name="P2"/>
      <text:p text:style-name="P6"><text:span text:style-name="T4">A avaliação rigorosa do engajamento dos jovens e dos resultados de aprendizagem é essencial para compreender a eficácia das intervenções com braços robóticos e para informar melhorias futuras.</text:span></text:p>
      <text:p text:style-name="P4"/>
      <text:p text:style-name="P65"><text:span text:style-name="T3">Metodologias para Avaliar o Engajamento STEM (Abordagem de Métodos Mistos)</text:span></text:p>
      <text:p text:style-name="P3"/>
      <text:p text:style-name="P6"><text:span text:style-name="T4">Uma abordagem de métodos mistos, que integra a coleta e análise de dados quantitativos e qualitativos, é fortemente recomendada para uma avaliação abrangente e matizada das atividades de extensão em STEM.</text:span><text:span text:style-name="T9">66</text:span><text:span text:style-name="T4"> Essa abordagem proporciona uma compreensão holística do impacto, capturando tanto as mudanças mensuráveis quanto o rico contexto das experiências dos participantes.</text:span></text:p>
      <text:p text:style-name="P6"><text:span text:style-name="T4">Métodos quantitativos, como pesquisas e testes pré/pós, são eficientes e custo-benefício para medir mudanças em atitudes, autoeficácia e conhecimento.</text:span><text:span text:style-name="T9">21</text:span><text:span text:style-name="T4"> Eles permitem análises estatísticas e o benchmarking de resultados. Contudo, é importante reconhecer que a medição do "interesse" inicial é apenas um ponto de partida. A robótica educacional impacta resultados mais profundos, como "atitudes em relação à engenharia e tecnologia" </text:span><text:span text:style-name="T9">7</text:span><text:span text:style-name="T4">, "identidade STEM" </text:span><text:span text:style-name="T9">66</text:span><text:span text:style-name="T4">, "autoeficácia" </text:span><text:span text:style-name="T9">66</text:span><text:span text:style-name="T4"> e "percepções do conhecimento em engenharia".</text:span><text:span text:style-name="T9">66</text:span><text:span text:style-name="T4"> Esses representam impactos mais profundos e potencialmente duradouros do que um interesse transitório. Uma meta-análise </text:span><text:span text:style-name="T9">76</text:span><text:span text:style-name="T4"> confirma um "benefício moderado em relação à aquisição e fortalecimento de competências STEM", sugerindo uma mudança nas capacidades e na autopercepção dos jovens. Portanto, os frameworks de avaliação devem ir além de simples pesquisas de satisfação para incorporar instrumentos validados que capturem essas mudanças cognitivas e atitudinais mais profundas. Isso exige testes pré/pós robustos e, potencialmente, estudos longitudinais para rastrear a influência a longo prazo nas escolhas acadêmicas e aspirações de carreira.</text:span></text:p>
      <text:p text:style-name="P6"><text:span text:style-name="T4">Métodos qualitativos, incluindo entrevistas em profundidade (IDIs), grupos focais (FGDs), diários de estudantes e protocolos de observação estruturados, oferecem percepções mais aprofundadas sobre as experiências, motivações e razões subjacentes ao engajamento dos alunos. Esses métodos capturam detalhes contextuais ricos que frequentemente são perdidos pelos dados numéricos.</text:span><text:span text:style-name="T9">66</text:span><text:span text:style-name="T4"> Embora as pesquisas quantitativas forneçam dados amplos, elas "geralmente não geram percepções mais profundas sobre as experiências dos alunos" e "carecem de detalhes ricos sobre o contexto e a complexidade dos dados".</text:span><text:span text:style-name="T9">67</text:span><text:span text:style-name="T4"> Para otimizar verdadeiramente como os braços robóticos motivam os jovens, a coleta de dados qualitativos deve ser um componente central do plano de avaliação. Os designers de exposições devem integrar protocolos de observação estruturados (por exemplo, usando o VEF </text:span><text:span text:style-name="T9">78</text:span><text:span text:style-name="T4">), realizar entrevistas informais e incentivar as reflexões dos alunos. Esses dados ricos e contextuais são inestimáveis para melhorias iterativas no design, garantindo que as exposições não sejam apenas interativas, mas também profundamente significativas, abordando necessidades específicas e promovendo um engajamento genuíno.</text:span></text:p>
      <text:p text:style-name="P4"/>
      <text:p text:style-name="P65"><text:span text:style-name="T3">Métricas Chave e Instrumentos Validados para Medir o Interesse de Jovens em STEM</text:span></text:p>
      <text:p text:style-name="P3"/>
      <text:p text:style-name="P9"><text:span text:style-name="T4">Para uma avaliação eficaz, as seguintes métricas e instrumentos são recomendados:</text:span></text:p>
      <text:list xml:id="list3548396077" text:style-name="WWNum6">
        <text:list-item>
          <text:p text:style-name="P15"><text:span text:style-name="T5">Métricas Quantitativas:</text:span></text:p>
        </text:list-item>
      </text:list>
      <text:list xml:id="list197054342" text:style-name="WWNum7">
        <text:list-item>
          <text:list>
            <text:list-item>
              <text:p text:style-name="P48"><text:span text:style-name="T5">Atitudes em relação a STEM/TIC:</text:span><text:span text:style-name="T4"> Medidas usando escalas Likert em pesquisas pré e pós para avaliar mudanças na percepção e interesse.</text:span><text:span text:style-name="T9">7</text:span></text:p>
            </text:list-item>
            <text:list-item>
              <text:p text:style-name="P48"><text:span text:style-name="T5">Identidade STEM:</text:span><text:span text:style-name="T4"> Avaliada por meio de escalas projetadas para capturar a identificação dos alunos com carreiras e atividades STEM, indicando um senso de pertencimento e aspiração futura nos campos STEM.</text:span><text:span text:style-name="T9">66</text:span></text:p>
            </text:list-item>
            <text:list-item>
              <text:p text:style-name="P48"><text:span text:style-name="T5">Autoeficácia em STEM:</text:span><text:span text:style-name="T4"> Medida pela confiança dos alunos em sua capacidade de ter sucesso em tarefas e resolução de problemas relacionados a STEM.</text:span><text:span text:style-name="T9">66</text:span></text:p>
            </text:list-item>
            <text:list-item>
              <text:p text:style-name="P48"><text:span text:style-name="T5">Percepções do Conhecimento/Funções de Engenharia:</text:span><text:span text:style-name="T4"> Avaliando a compreensão dos alunos sobre as responsabilidades, processos e aplicações do mundo real da engenharia.</text:span><text:span text:style-name="T9">66</text:span></text:p>
            </text:list-item>
            <text:list-item>
              <text:p text:style-name="P48"><text:span text:style-name="T5">Taxas de Participação/Frequência:</text:span><text:span text:style-name="T4"> O acompanhamento da frequência e duração do engajamento em atividades e sessões fornece uma medida comportamental do interesse.</text:span><text:span text:style-name="T9">9</text:span></text:p>
            </text:list-item>
            <text:list-item>
              <text:p text:style-name="P48"><text:soft-page-break/><text:span text:style-name="T5">Avaliações de Conhecimento:</text:span><text:span text:style-name="T4"> Administração de testes pré/pós para medir ganhos em conhecimentos específicos de ciência e robótica.</text:span><text:span text:style-name="T9">66</text:span></text:p>
            </text:list-item>
          </text:list>
        </text:list-item>
      </text:list>
      <text:list xml:id="list70107291888470" text:continue-list="list3548396077" text:style-name="WWNum6">
        <text:list-item>
          <text:p text:style-name="P15"><text:span text:style-name="T5">Instrumentos Validados:</text:span></text:p>
        </text:list-item>
      </text:list>
      <text:list xml:id="list290371748" text:style-name="WWNum8">
        <text:list-item>
          <text:list>
            <text:list-item>
              <text:p text:style-name="P50"><text:span text:style-name="T4">As pesquisas </text:span><text:span text:style-name="T6">Student Attitudes Toward Science, Technology, Engineering and Math survey (S-STEM)</text:span><text:span text:style-name="T4"> e </text:span><text:span text:style-name="T6">STEM Career Interest Survey (STEM-CIS)</text:span><text:span text:style-name="T4"> são instrumentos validados para medir o interesse em STEM.</text:span><text:span text:style-name="T9">75</text:span></text:p>
            </text:list-item>
            <text:list-item>
              <text:p text:style-name="P50"><text:span text:style-name="T4">Instrumentos de pesquisa adaptados de Capobianco (2012), Patrick et al. (2018) e Prybutok et al. (2016) demonstraram forte confiabilidade interna para avaliar a autoeficácia, a identidade STEM e as percepções do conhecimento em engenharia.</text:span><text:span text:style-name="T9">66</text:span></text:p>
            </text:list-item>
            <text:list-item>
              <text:p text:style-name="P60"><text:span text:style-name="T4">Pesquisas gerais de interesse em STEM para estudantes do ensino fundamental e médio estão disponíveis, frequentemente incorporando escalas Likert e perguntas abertas para avaliar o interesse em tecnologia e engenharia.</text:span><text:span text:style-name="T9">73</text:span></text:p>
            </text:list-item>
          </text:list>
        </text:list-item>
      </text:list>
      <text:p text:style-name="P42"/>
      <text:p text:style-name="P65"><text:span text:style-name="T3">Protocolos de Observação para Capturar a Interação e Comportamentos de Aprendizagem de Jovens</text:span></text:p>
      <text:p text:style-name="P3"/>
      <text:p text:style-name="P9"><text:span text:style-name="T4">Protocolos de observação estruturados são vitais para capturar o engajamento autêntico. Um </text:span><text:span text:style-name="T6">framework</text:span><text:span text:style-name="T4"> de engajamento do visitante (VEF) pode distinguir três estágios de engajamento do visitante: iniciação, transição e avanço.</text:span><text:span text:style-name="T9">78</text:span></text:p>
      <text:list xml:id="list1060370721" text:style-name="WWNum9">
        <text:list-item>
          <text:p text:style-name="P17"><text:span text:style-name="T5">Comportamentos Observáveis para VEF:</text:span></text:p>
        </text:list-item>
      </text:list>
      <text:list xml:id="list1458513332" text:style-name="WWNum10">
        <text:list-item>
          <text:list>
            <text:list-item>
              <text:p text:style-name="P52"><text:span text:style-name="T5">Iniciação:</text:span><text:span text:style-name="T4"> Caracterizada por interação superficial ou incompleta (por exemplo, "realizar a atividade de passagem, não completamente", "passar tempo observando os outros").</text:span><text:span text:style-name="T9">78</text:span></text:p>
            </text:list-item>
            <text:list-item>
              <text:p text:style-name="P52"><text:span text:style-name="T5">Transição:</text:span><text:span text:style-name="T4"> Indica crescente conforto e disposição para se engajar mais profundamente (por exemplo, "repetir a atividade para atingir o resultado desejado", "expressar resposta emocional positiva como sorrisos ou risadas", "mudar variáveis").</text:span><text:span text:style-name="T9">78</text:span></text:p>
            </text:list-item>
            <text:list-item>
              <text:p text:style-name="P61"><text:span text:style-name="T5">Avanço:</text:span><text:span text:style-name="T4"> Representa engajamento profundo e conexão com a experiência pessoal (por exemplo, "referir-se a experiências passadas", "buscar e compartilhar informações", "explicar a exposição a outros", "engajado e envolvido").</text:span><text:span text:style-name="T9">78</text:span><text:span text:style-name="T10"><text:line-break/><text:line-break/></text:span><text:span text:style-name="T4">Esses comportamentos observáveis permitem a construção de um perfil de engajamento do visitante, que pode então ser usado para avaliar a eficácia das mudanças e intervenções na exposição.78 A documentação por meio de fotos e vídeos pode complementar essas observações.80</text:span></text:p>
            </text:list-item>
          </text:list>
        </text:list-item>
      </text:list>
      <text:p text:style-name="P43"/>
      <text:p text:style-name="P65"><text:span text:style-name="T3">Estratégias para Coleta, Análise e Interpretação de Dados</text:span></text:p>
      <text:p text:style-name="P10"/>
      <text:list xml:id="list4073884941" text:style-name="WWNum11">
        <text:list-item>
          <text:p text:style-name="P18"><text:span text:style-name="T5">Coleta de Dados:</text:span></text:p>
        </text:list-item>
      </text:list>
      <text:list xml:id="list590098197" text:style-name="WWNum12">
        <text:list-item>
          <text:list>
            <text:list-item>
              <text:p text:style-name="P54"><text:span text:style-name="T4">Administrar pesquisas pré/pós (formatos digitais ou impressos) para capturar mudanças em atitudes e conhecimentos.</text:span><text:span text:style-name="T9">66</text:span></text:p>
            </text:list-item>
            <text:list-item>
              <text:p text:style-name="P54"><text:span text:style-name="T4">Realizar entrevistas em profundidade e grupos focais com os participantes para coletar narrativas qualitativas ricas. Estes podem ser adaptados para plataformas online para engajar jovens de forma eficaz.</text:span><text:span text:style-name="T9">70</text:span></text:p>
            </text:list-item>
            <text:list-item>
              <text:p text:style-name="P54"><text:span text:style-name="T4">Coletar diários de estudantes ou ensaios reflexivos onde os participantes documentam suas experiências de aprendizagem e percepções.</text:span><text:span text:style-name="T9">66</text:span></text:p>
            </text:list-item>
            <text:list-item>
              <text:p text:style-name="P54"><text:span text:style-name="T4">Manter registros de presença e participação para quantificar os níveis de engajamento e rastrear a consistência.</text:span><text:span text:style-name="T9">9</text:span></text:p>
            </text:list-item>
            <text:list-item>
              <text:p text:style-name="P54"><text:soft-page-break/><text:span text:style-name="T4">Implementar protocolos de observação estruturados (por exemplo, usando o VEF) para registrar sistematicamente comportamentos e interações específicas na exposição.</text:span><text:span text:style-name="T9">78</text:span></text:p>
            </text:list-item>
            <text:list-item>
              <text:p text:style-name="P54"><text:span text:style-name="T4">Aproveitar ferramentas baseadas em IA para validação de dados, padronização e percepções em tempo real de diversos tipos de dados, incluindo texto, imagens e vídeo, para otimizar o processo.</text:span><text:span text:style-name="T9">69</text:span></text:p>
            </text:list-item>
          </text:list>
        </text:list-item>
      </text:list>
      <text:list xml:id="list70106859964381" text:continue-list="list4073884941" text:style-name="WWNum11">
        <text:list-item>
          <text:p text:style-name="P18"><text:span text:style-name="T5">Análise de Dados:</text:span></text:p>
        </text:list-item>
      </text:list>
      <text:list xml:id="list2330028907" text:style-name="WWNum13">
        <text:list-item>
          <text:list>
            <text:list-item>
              <text:p text:style-name="P56"><text:span text:style-name="T5">Dados Quantitativos:</text:span><text:span text:style-name="T4"> Empregar análise estatística (por exemplo, testes t pareados para diferenças pré/pós, análise de correlação) para identificar mudanças e relações significativas.</text:span><text:span text:style-name="T9">7</text:span><text:span text:style-name="T4"> A análise de segmentos por fatores demográficos (por exemplo, idade, gênero, experiência prévia) pode revelar tendências específicas e impactos diferenciais.</text:span><text:span text:style-name="T9">69</text:span></text:p>
            </text:list-item>
            <text:list-item>
              <text:p text:style-name="P56"><text:span text:style-name="T5">Dados Qualitativos:</text:span><text:span text:style-name="T4"> Realizar análise temática de transcrições de entrevistas, discussões em grupo focal e respostas a perguntas abertas de pesquisas para identificar temas recorrentes, percepções emergentes e experiências matizadas.</text:span><text:span text:style-name="T9">66</text:span></text:p>
            </text:list-item>
          </text:list>
        </text:list-item>
      </text:list>
      <text:list xml:id="list70107094548781" text:continue-list="list70106859964381" text:style-name="WWNum11">
        <text:list-item>
          <text:p text:style-name="P34"><text:span text:style-name="T5">Interpretação de Dados:</text:span><text:span text:style-name="T4"> Conectar os dados analisados diretamente aos objetivos do programa (motivação, interesse, desenvolvimento de habilidades). Identificar os pontos fortes das intervenções com braços robóticos e as áreas para melhoria. Usar essas percepções para informar o design iterativo da exposição, refinar o conteúdo educacional e desenvolver melhores práticas baseadas em evidências para futuras iniciativas de extensão.</text:span></text:p>
        </text:list-item>
      </text:list>
      <text:p text:style-name="P41"><text:span text:style-name="T4">Ao coletar dados de crianças e adolescentes, especialmente dados qualitativos sensíveis, as considerações éticas em relação à privacidade, consentimento e bem-estar são de suma importância.</text:span><text:span text:style-name="T9">82</text:span><text:span text:style-name="T4"> O uso de perfis anônimos em grupos focais online </text:span><text:span text:style-name="T9">70</text:span><text:span text:style-name="T4"> e fortes medidas de proteção de dados </text:span><text:span text:style-name="T9">82</text:span><text:span text:style-name="T4"> são destacados como cruciais. Isso não é apenas uma questão de conformidade; trata-se de construir confiança e garantir a segurança de populações vulneráveis. Portanto, qualquer estrutura de avaliação para programas de extensão em robótica para jovens deve incorporar protocolos éticos robustos desde o início. Isso inclui a obtenção de consentimento informado explícito dos pais/responsáveis, a garantia de anonimização ou pseudonimização dos dados quando apropriado, e a priorização da segurança e conforto da criança em detrimento da conveniência da coleta de dados. O treinamento abrangente para todos os funcionários envolvidos na coleta de dados sobre diretrizes éticas e proteção infantil é inegociável, garantindo um engajamento responsável e respeitoso com os jovens participantes.</text:span></text:p>
      <text:p text:style-name="P4"/>
      <text:p text:style-name="P65"><text:span text:style-name="T3">Tabela 3: Métricas e Ferramentas Recomendadas para Avaliar o Engajamento STEM</text:span></text:p>
      <text:p text:style-name="P3"/>
      <text:p text:style-name="P44"/>
      <table:table table:name="Table3" table:style-name="Table3">
        <table:table-column table:style-name="Table3.A" table:number-columns-repeated="3"/>
        <table:table-column table:style-name="Table3.D"/>
        <table:table-column table:style-name="Table3.A"/>
        <table:table-column table:style-name="Table3.F"/>
        <table:table-row table:style-name="Table3.1">
          <table:table-cell table:style-name="Table3.A1" office:value-type="string">
            <text:p text:style-name="P46"><text:span text:style-name="T7">Dimensão do Engajamento</text:span></text:p>
          </table:table-cell>
          <table:table-cell table:style-name="Table3.A1" office:value-type="string">
            <text:p text:style-name="P46"><text:span text:style-name="T7">Métrica Específica</text:span></text:p>
          </table:table-cell>
          <table:table-cell table:style-name="Table3.A1" office:value-type="string">
            <text:p text:style-name="P46"><text:span text:style-name="T7">Ferramenta(s) de Coleta de Dados</text:span></text:p>
          </table:table-cell>
          <table:table-cell table:style-name="Table3.A1" office:value-type="string">
            <text:p text:style-name="P46"><text:span text:style-name="T7">Tipo de Dado</text:span></text:p>
          </table:table-cell>
          <table:table-cell table:style-name="Table3.A1" office:value-type="string">
            <text:p text:style-name="P46"><text:span text:style-name="T7">Percepções Chave Fornecidas</text:span></text:p>
          </table:table-cell>
          <table:table-cell table:style-name="Table3.A1" office:value-type="string">
            <text:p text:style-name="P46"><text:span text:style-name="T7">Considerações para Avaliação de Jovens</text:span></text:p>
          </table:table-cell>
        </table:table-row>
        <table:table-row table:style-name="Table3.1">
          <table:table-cell table:style-name="Table3.A1" office:value-type="string">
            <text:p text:style-name="P46"><text:span text:style-name="T8">Interesse e Motivação</text:span></text:p>
          </table:table-cell>
          <table:table-cell table:style-name="Table3.A1" office:value-type="string">
            <text:p text:style-name="P46"><text:span text:style-name="T7">Interesse Expresso em Robótica</text:span></text:p>
          </table:table-cell>
          <table:table-cell table:style-name="Table3.A1" office:value-type="string">
            <text:p text:style-name="P46"><text:span text:style-name="T7">Pesquisas Pré/Pós (Escalas Likert personalizadas), Perguntas Abertas, Diários de Estudantes.</text:span></text:p>
          </table:table-cell>
          <table:table-cell table:style-name="Table3.A1" office:value-type="string">
            <text:p text:style-name="P46"><text:span text:style-name="T7">Quantitativo, Qualitativo</text:span></text:p>
          </table:table-cell>
          <table:table-cell table:style-name="Table3.A1" office:value-type="string">
            <text:p text:style-name="P46"><text:span text:style-name="T7">Mede a mudança no valor percebido e no prazer da robótica.</text:span></text:p>
          </table:table-cell>
          <table:table-cell table:style-name="Table3.A1" office:value-type="string">
            <text:p text:style-name="P46"><text:span text:style-name="T7">Linguagem e perguntas apropriadas à idade, uso de recursos visuais.</text:span></text:p>
          </table:table-cell>
        </table:table-row>
        <table:table-row table:style-name="Table3.1">
          <table:table-cell table:style-name="Table3.A1" office:value-type="string">
            <text:p text:style-name="P46"><text:span text:style-name="T8">Autoeficácia</text:span></text:p>
          </table:table-cell>
          <table:table-cell table:style-name="Table3.A1" office:value-type="string">
            <text:p text:style-name="P46"><text:span text:style-name="T7">Confiança na Programação/Resolução de Problemas</text:span></text:p>
          </table:table-cell>
          <table:table-cell table:style-name="Table3.A1" office:value-type="string">
            <text:p text:style-name="P45"><text:span text:style-name="T7">Pesquisas Pré/Pós (Escalas Likert adaptadas de Capobianco et al. </text:span><text:span text:style-name="T9">66</text:span><text:span text:style-name="T7">), Entrevistas Estruturadas.</text:span></text:p>
          </table:table-cell>
          <table:table-cell table:style-name="Table3.A1" office:value-type="string">
            <text:p text:style-name="P46"><text:span text:style-name="T7">Quantitativo, Qualitativo</text:span></text:p>
          </table:table-cell>
          <table:table-cell table:style-name="Table3.A1" office:value-type="string">
            <text:p text:style-name="P46"><text:span text:style-name="T7">Indica a crença dos alunos em suas próprias capacidades para seguir STEM.</text:span></text:p>
          </table:table-cell>
          <table:table-cell table:style-name="Table3.A1" office:value-type="string">
            <text:p text:style-name="P46"><text:span text:style-name="T7">Foco na percepção de competência, não na performance.</text:span></text:p>
          </table:table-cell>
        </table:table-row>
        <table:table-row table:style-name="Table3.1">
          <table:table-cell table:style-name="Table3.A1" office:value-type="string">
            <text:p text:style-name="P46"><text:span text:style-name="T8">Identidade STEM</text:span></text:p>
          </table:table-cell>
          <table:table-cell table:style-name="Table3.A1" office:value-type="string">
            <text:p text:style-name="P46"><text:span text:style-name="T7">Identificação com Engenharia/Ciência</text:span></text:p>
          </table:table-cell>
          <table:table-cell table:style-name="Table3.A1" office:value-type="string">
            <text:p text:style-name="P45"><text:span text:style-name="T7">Pesquisas Pré/Pós (Escalas Likert adaptadas de Patrick et al. </text:span><text:span text:style-name="T9">66</text:span><text:span text:style-name="T7">), Grupos Focais.</text:span></text:p>
          </table:table-cell>
          <table:table-cell table:style-name="Table3.A1" office:value-type="string">
            <text:p text:style-name="P46"><text:span text:style-name="T7">Quantitativo, Qualitativo</text:span></text:p>
          </table:table-cell>
          <table:table-cell table:style-name="Table3.A1" office:value-type="string">
            <text:p text:style-name="P46"><text:span text:style-name="T7">Reflete a conexão pessoal com os campos STEM e aspirações de carreira.</text:span></text:p>
          </table:table-cell>
          <table:table-cell table:style-name="Table3.A1" office:value-type="string">
            <text:p text:style-name="P46"><text:span text:style-name="T7">Perguntas sobre papéis e atividades em STEM.</text:span></text:p>
          </table:table-cell>
        </table:table-row>
        <table:table-row table:style-name="Table3.1">
          <table:table-cell table:style-name="Table3.A1" office:value-type="string">
            <text:p text:style-name="P46"><text:span text:style-name="T8">Desenvolvimento de Habilidades Cognitivas</text:span></text:p>
          </table:table-cell>
          <table:table-cell table:style-name="Table3.A1" office:value-type="string">
            <text:p text:style-name="P46"><text:span text:style-name="T7">Habilidade de Resolução de Problemas</text:span></text:p>
          </table:table-cell>
          <table:table-cell table:style-name="Table3.A1" office:value-type="string">
            <text:p text:style-name="P46"><text:span text:style-name="T7">Tarefas baseadas em desempenho, Diários de Estudantes, Testes Pré/Pós de Conhecimento.</text:span></text:p>
          </table:table-cell>
          <table:table-cell table:style-name="Table3.A1" office:value-type="string">
            <text:p text:style-name="P46"><text:span text:style-name="T7">Qualitativo, Quantitativo</text:span></text:p>
          </table:table-cell>
          <table:table-cell table:style-name="Table3.A1" office:value-type="string">
            <text:p text:style-name="P46"><text:span text:style-name="T7">Avalia a aplicação prática de conceitos aprendidos.</text:span></text:p>
          </table:table-cell>
          <table:table-cell table:style-name="Table3.A1" office:value-type="string">
            <text:p text:style-name="P46"><text:span text:style-name="T7">Desafios práticos e observáveis.</text:span></text:p>
          </table:table-cell>
        </table:table-row>
        <table:table-row table:style-name="Table3.1">
          <table:table-cell table:style-name="Table3.A1" office:value-type="string">
            <text:p text:style-name="P46"><text:span text:style-name="T8">Desenvolvimento de Habilidades do Século XXI</text:span></text:p>
          </table:table-cell>
          <table:table-cell table:style-name="Table3.A1" office:value-type="string">
            <text:p text:style-name="P46"><text:span text:style-name="T7">Colaboração Observada, Comunicação</text:span></text:p>
          </table:table-cell>
          <table:table-cell table:style-name="Table3.A1" office:value-type="string">
            <text:p text:style-name="P45"><text:span text:style-name="T7">Protocolos de Observação Direta (VEF </text:span><text:span text:style-name="T9">78</text:span><text:span text:style-name="T7">), Grupos Focais, Avaliações de Pares.</text:span></text:p>
          </table:table-cell>
          <table:table-cell table:style-name="Table3.A1" office:value-type="string">
            <text:p text:style-name="P46"><text:span text:style-name="T7">Qualitativo</text:span></text:p>
          </table:table-cell>
          <table:table-cell table:style-name="Table3.A1" office:value-type="string">
            <text:p text:style-name="P46"><text:span text:style-name="T7">Revela dinâmicas sociais e trabalho em equipe.</text:span></text:p>
          </table:table-cell>
          <table:table-cell table:style-name="Table3.A1" office:value-type="string">
            <text:p text:style-name="P46"><text:span text:style-name="T7">Observadores treinados, ambiente natural de interação.</text:span></text:p>
          </table:table-cell>
        </table:table-row>
        <table:table-row table:style-name="Table3.1">
          <table:table-cell table:style-name="Table3.A1" office:value-type="string">
            <text:p text:style-name="P46"><text:span text:style-name="T8">Engajamento Comportamental</text:span></text:p>
          </table:table-cell>
          <table:table-cell table:style-name="Table3.A1" office:value-type="string">
            <text:p text:style-name="P46"><text:span text:style-name="T7">Tempo na Tarefa, Participação Ativa</text:span></text:p>
          </table:table-cell>
          <table:table-cell table:style-name="Table3.A1" office:value-type="string">
            <text:p text:style-name="P45"><text:span text:style-name="T7">Registros de Presença/Participação </text:span><text:span text:style-name="T9">9</text:span><text:span text:style-name="T7">, Protocolos de Observação Direta (VEF </text:span><text:span text:style-name="T9">78</text:span><text:span text:style-name="T7">), Análise de IA de padrões de interação.</text:span></text:p>
          </table:table-cell>
          <table:table-cell table:style-name="Table3.A1" office:value-type="string">
            <text:p text:style-name="P46"><text:span text:style-name="T7">Quantitativo</text:span></text:p>
          </table:table-cell>
          <table:table-cell table:style-name="Table3.A1" office:value-type="string">
            <text:p text:style-name="P46"><text:span text:style-name="T7">Quantifica a participação ativa e a atenção sustentada.</text:span></text:p>
          </table:table-cell>
          <table:table-cell table:style-name="Table3.A1" office:value-type="string">
            <text:p text:style-name="P46"><text:span text:style-name="T7">Métodos discretos de observação, evitar viés do observador.</text:span></text:p>
          </table:table-cell>
        </table:table-row>
        <table:table-row table:style-name="Table3.1">
          <table:table-cell table:style-name="Table3.A1" office:value-type="string">
            <text:p text:style-name="P46"><text:span text:style-name="T8">Conscientização sobre Carreiras</text:span></text:p>
          </table:table-cell>
          <table:table-cell table:style-name="Table3.A1" office:value-type="string">
            <text:p text:style-name="P46"><text:span text:style-name="T7">Conhecimento de Carreiras em Robótica</text:span></text:p>
          </table:table-cell>
          <table:table-cell table:style-name="Table3.A1" office:value-type="string">
            <text:p text:style-name="P46"><text:span text:style-name="T7">Perguntas Abertas em Pesquisas, Entrevistas Estruturadas.</text:span></text:p>
          </table:table-cell>
          <table:table-cell table:style-name="Table3.A1" office:value-type="string">
            <text:p text:style-name="P46"><text:span text:style-name="T7">Qualitativo</text:span></text:p>
          </table:table-cell>
          <table:table-cell table:style-name="Table3.A1" office:value-type="string">
            <text:p text:style-name="P46"><text:span text:style-name="T7">Captura narrativas pessoais e momentos de aprendizagem inesperados.</text:span></text:p>
          </table:table-cell>
          <table:table-cell table:style-name="Table3.A1" office:value-type="string">
            <text:p text:style-name="P46"><text:span text:style-name="T7">Perguntas sobre aspirações futuras e exemplos de profissões.</text:span></text:p>
          </table:table-cell>
        </table:table-row>
      </table:table>
      <text:p text:style-name="P5"/>
      <text:p text:style-name="P66"><text:span text:style-name="T2">6. Melhores Práticas e Diretrizes Propostas para Programas de Extensão em Robótica</text:span></text:p>
      <text:p text:style-name="P2"><text:soft-page-break/></text:p>
      <text:p text:style-name="P6"><text:span text:style-name="T4">A implementação bem-sucedida de programas de extensão em robótica exige a adesão a melhores práticas e diretrizes claras, especialmente no que diz respeito à segurança e ao engajamento.</text:span></text:p>
      <text:p text:style-name="P4"/>
      <text:p text:style-name="P65"><text:span text:style-name="T3">Protocolos de Segurança para Interação Humano-Robô em Espaços Públicos</text:span></text:p>
      <text:p text:style-name="P3"/>
      <text:p text:style-name="P9"><text:span text:style-name="T4">A segurança é a preocupação primordial em qualquer demonstração pública envolvendo robótica, especialmente com crianças.</text:span></text:p>
      <text:list xml:id="list948955147" text:style-name="WWNum14">
        <text:list-item>
          <text:p text:style-name="P20"><text:span text:style-name="T5">Priorizar Robôs Colaborativos (Cobots):</text:span><text:span text:style-name="T4"> Para demonstrações públicas que envolvem interação direta com crianças, os robôs colaborativos (cobots) são a escolha preferencial. Esses robôs são projetados especificamente para interação segura humano-robô em espaços de trabalho compartilhados, contando com recursos de segurança intrínsecos, como construção leve, bordas arredondadas e limitações de velocidade e força.</text:span><text:span text:style-name="T9">37</text:span></text:p>
        </text:list-item>
        <text:list-item>
          <text:p text:style-name="P20"><text:span text:style-name="T5">Implementar Recursos Essenciais de Segurança:</text:span></text:p>
        </text:list-item>
      </text:list>
      <text:list xml:id="list631458919" text:style-name="WWNum15">
        <text:list-item>
          <text:list>
            <text:list-item>
              <text:p text:style-name="P58"><text:span text:style-name="T5">Limitação de Potência e Força:</text:span><text:span text:style-name="T4"> Os cobots devem ser configurados para limitar sua saída de força, garantindo que, mesmo em caso de contato acidental, o risco de lesão seja minimizado.</text:span><text:span text:style-name="T9">41</text:span></text:p>
            </text:list-item>
            <text:list-item>
              <text:p text:style-name="P58"><text:span text:style-name="T5">Monitoramento de Velocidade e Separação:</text:span><text:span text:style-name="T4"> A velocidade do robô deve se ajustar dinamicamente com base na proximidade de humanos, diminuindo ou parando se uma pessoa entrar em uma zona de segurança predefinida.</text:span><text:span text:style-name="T9">41</text:span></text:p>
            </text:list-item>
            <text:list-item>
              <text:p text:style-name="P58"><text:span text:style-name="T5">Paradas de Emergência Facilmente Acessíveis:</text:span><text:span text:style-name="T4"> Botões de parada de emergência claramente marcados e de fácil acesso (por exemplo, botões de palma, cordas de puxar) devem ser estrategicamente posicionados em todas as zonas de interação, anulando todos os outros controles.</text:span><text:span text:style-name="T9">39</text:span></text:p>
            </text:list-item>
            <text:list-item>
              <text:p text:style-name="P58"><text:span text:style-name="T5">Zonas Seguras Programáveis:</text:span><text:span text:style-name="T4"> Definir e programar áreas específicas onde o movimento do robô é restrito, especialmente em ambientes públicos lotados.</text:span><text:span text:style-name="T9">38</text:span></text:p>
            </text:list-item>
            <text:list-item>
              <text:p text:style-name="P58"><text:span text:style-name="T5">Barreiras Físicas/Proteções (conforme necessário):</text:span><text:span text:style-name="T4"> Embora os cobots visem a interação direta, uma avaliação de risco completa ainda pode exigir o uso de barreiras intertravadas ou proteções fixas para certos movimentos de alto risco ou para braços robóticos mais pesados/rápidos. Barreiras de conscientização (por exemplo, grades baixas) podem definir perímetros em cenários com riscos mínimos.</text:span><text:span text:style-name="T9">39</text:span></text:p>
            </text:list-item>
          </text:list>
        </text:list-item>
      </text:list>
      <text:list xml:id="list70106245741481" text:continue-list="list948955147" text:style-name="WWNum14">
        <text:list-item>
          <text:p text:style-name="P20"><text:span text:style-name="T5">Adesão a Padrões e Certificações de Segurança:</text:span><text:span text:style-name="T4"> A conformidade com os padrões internacionais de segurança (por exemplo, ISO 10218, ISO 13482, ANSI/RIA R15.06, UL 1740) é inegociável para robôs que operam em espaços públicos.</text:span><text:span text:style-name="T9">42</text:span><text:span text:style-name="T4"> Organizações e empresas são legal e eticamente responsáveis pela operação segura de seus sistemas robóticos.</text:span><text:span text:style-name="T9">45</text:span></text:p>
        </text:list-item>
        <text:list-item>
          <text:p text:style-name="P20"><text:span text:style-name="T5">Treinamento Abrangente de Operadores:</text:span><text:span text:style-name="T4"> Todo o pessoal envolvido na operação ou supervisão de demonstrações de braços robóticos deve receber treinamento completo em protocolos de segurança, procedimentos operacionais e planos de resposta a emergências.</text:span><text:span text:style-name="T9">39</text:span></text:p>
        </text:list-item>
        <text:list-item>
          <text:p text:style-name="P20"><text:span text:style-name="T5">Avaliação Rigorosa de Riscos:</text:span><text:span text:style-name="T4"> Uma avaliação de risco detalhada e específica para cada exposição deve ser realizada para identificar todos os perigos potenciais e implementar salvaguardas apropriadas e em várias camadas.</text:span><text:span text:style-name="T9">37</text:span></text:p>
        </text:list-item>
        <text:list-item>
          <text:p text:style-name="P35"><text:span text:style-name="T5">Durabilidade e Manutenção:</text:span><text:span text:style-name="T4"> Selecionar braços robóticos conhecidos por sua robustez e durabilidade para uso público contínuo é fundamental. Embora dados específicos de durabilidade a longo prazo para todos os robôs educacionais possam ser limitados, a escolha de modelos com boa qualidade de construção (por exemplo, Dobot Magician para uso industrial leve) </text:span><text:span text:style-name="T9">25</text:span><text:span text:style-name="T4"> e a garantia da durabilidade de componentes a longo prazo (por exemplo, cabos) </text:span><text:span text:style-name="T9">44</text:span><text:span text:style-name="T4"> são cruciais. Verificações de manutenção regulares são essenciais para prevenir mau funcionamento.</text:span><text:span text:style-name="T9">41</text:span></text:p>
        </text:list-item>
      </text:list>
      <text:p text:style-name="P42"/>
      <text:p text:style-name="P65"><text:span text:style-name="T3">Estratégias Eficazes de Comunicação e Apresentação</text:span></text:p>
      <text:p text:style-name="P3"/>
      <text:p text:style-name="P9"><text:span text:style-name="T4">A forma como a robótica é apresentada ao público jovem influencia diretamente o nível de engajamento.</text:span></text:p>
      <text:list xml:id="list2996695063" text:style-name="WWNum16">
        <text:list-item>
          <text:p text:style-name="P22"><text:soft-page-break/><text:span text:style-name="T5">Extensão Liderada por Alunos:</text:span><text:span text:style-name="T4"> Capacitar os alunos a liderar explicações e demonstrações é uma prática altamente eficaz. Essa abordagem não apenas demonstra suas capacidades e constrói confiança, mas também cria uma experiência mais relacionável e inspiradora para o público mais jovem por meio da interação entre pares.</text:span><text:span text:style-name="T9">80</text:span><text:span text:style-name="T4"> Mentores devem fornecer orientação, mas permitir que os alunos assumam a liderança sempre que possível.</text:span><text:span text:style-name="T9">80</text:span></text:p>
        </text:list-item>
        <text:list-item>
          <text:p text:style-name="P22"><text:span text:style-name="T5">Desenvolver um "Discurso de Elevador":</text:span><text:span text:style-name="T4"> Criar um "discurso de elevador" conciso, envolvente e fácil de entender sobre robótica e seus benefícios. Isso deve focar no que a robótica </text:span><text:span text:style-name="T6">ensina</text:span><text:span text:style-name="T4"> (por exemplo, "FIRST ensina ciência e engenharia por meio de competições de robôs") em vez de apenas especificações técnicas, tornando-o acessível a diversos públicos.</text:span><text:span text:style-name="T9">80</text:span></text:p>
        </text:list-item>
        <text:list-item>
          <text:p text:style-name="P22"><text:span text:style-name="T5">Manter Conduta Profissional:</text:span><text:span text:style-name="T4"> Todos os participantes, incluindo alunos e acompanhantes adultos, devem aderir aos padrões profissionais de vestuário (por exemplo, casual de negócios com camisetas da equipe) e manter a atenção aos convidados, evitando distrações como o uso de dispositivos pessoais.</text:span><text:span text:style-name="T9">80</text:span></text:p>
        </text:list-item>
        <text:list-item>
          <text:p text:style-name="P22"><text:span text:style-name="T5">Contextualizar Demonstrações:</text:span><text:span text:style-name="T4"> Adaptar a apresentação ao evento e ao público específicos. Conectar o envolvimento com a robótica a aplicações relevantes do mundo real ou aos temas mais amplos da feira/exposição (por exemplo, discutir experiências de engenharia em uma conferência de engenharia).</text:span><text:span text:style-name="T9">80</text:span></text:p>
        </text:list-item>
        <text:list-item>
          <text:p text:style-name="P36"><text:span text:style-name="T5">Mostrar Inovação e Diversão:</text:span><text:span text:style-name="T4"> Enfatizar o prazer, a criatividade e os aspectos de resolução de problemas inerentes à robótica para inspirar e atrair convidados. O entusiasmo dos demonstradores é contagiante e pode ser um fator decisivo para o engajamento do público.</text:span><text:span text:style-name="T9">12</text:span></text:p>
        </text:list-item>
      </text:list>
      <text:p text:style-name="P42"/>
      <text:p text:style-name="P65"><text:span text:style-name="T3">Concepção de Exposições Envolventes e Inclusivas</text:span></text:p>
      <text:p text:style-name="P3"/>
      <text:p text:style-name="P9"><text:span text:style-name="T4">O design da exposição deve ser centrado no visitante para maximizar o impacto.</text:span></text:p>
      <text:list xml:id="list2309469217" text:style-name="WWNum17">
        <text:list-item>
          <text:p text:style-name="P24"><text:span text:style-name="T5">Compreender o Público-Alvo:</text:span><text:span text:style-name="T4"> O design da exposição deve ser centrado no público. Realizar pesquisas com usuários (pesquisas, entrevistas, testes de usabilidade) para entender a demografia, as preferências e os comportamentos de crianças e adolescentes, garantindo que a exposição ressoe com suas necessidades.</text:span><text:span text:style-name="T9">38</text:span></text:p>
        </text:list-item>
        <text:list-item>
          <text:p text:style-name="P24"><text:span text:style-name="T5">Priorizar a Aprendizagem Prática e Ativa:</text:span><text:span text:style-name="T4"> Projetar experiências que incentivem a participação direta e ativa, pois esta é a forma mais eficaz de promover o engajamento e a retenção de informações em ambientes informais.</text:span><text:span text:style-name="T9">2</text:span></text:p>
        </text:list-item>
        <text:list-item>
          <text:p text:style-name="P24"><text:span text:style-name="T5">Criar Experiências Sensoriais e Imersivas:</text:span><text:span text:style-name="T4"> Integrar elementos multissensoriais, como iluminação LED dinâmica, mapeamento de projeção, efeitos sonoros envolventes e componentes táteis (por exemplo, texturas, vibrações) para criar um ambiente cativante e memorável.</text:span><text:span text:style-name="T9">38</text:span></text:p>
        </text:list-item>
        <text:list-item>
          <text:p text:style-name="P24"><text:span text:style-name="T5">Incorporar Diversos Elementos Interativos:</text:span><text:span text:style-name="T4"> Utilizar uma variedade de tecnologias interativas, como telas sensíveis ao toque, interfaces controladas por gestos, sensores de movimento, realidade aumentada (RA) e realidade virtual (RV), e aplicativos móveis para estender a experiência da exposição.</text:span><text:span text:style-name="T9">38</text:span></text:p>
        </text:list-item>
        <text:list-item>
          <text:p text:style-name="P24"><text:span text:style-name="T5">Garantir Acessibilidade e Inclusão:</text:span><text:span text:style-name="T4"> As exposições devem ser projetadas para serem acessíveis a todos, incluindo acessibilidade para cadeiras de rodas e acomodações para usuários com deficiências de mobilidade ou cognitivas. O uso de linguagem clara e simples, descrições de áudio e interpretação em linguagem de sinais para usuários surdos ou com deficiência auditiva são essenciais.</text:span><text:span text:style-name="T9">38</text:span></text:p>
        </text:list-item>
        <text:list-item>
          <text:p text:style-name="P24"><text:span text:style-name="T5">Design Iterativo e Feedback:</text:span><text:span text:style-name="T4"> O processo de design deve ser iterativo, incorporando testes de usabilidade, testes A/B e feedback dos usuários para refinar continuamente a experiência da exposição.</text:span><text:span text:style-name="T9">38</text:span></text:p>
        </text:list-item>
        <text:list-item>
          <text:p text:style-name="P37"><text:span text:style-name="T5">Apoio a Professores e Currículo:</text:span><text:span text:style-name="T4"> Para maximizar o impacto, os programas de extensão devem oferecer apoio contínuo a professores, incluindo desenvolvimento profissional e materiais curriculares alinhados aos padrões educacionais.</text:span><text:span text:style-name="T9">8</text:span></text:p>
        </text:list-item>
      </text:list>
      <text:p text:style-name="P42"/>
      <text:p text:style-name="P65"><text:span text:style-name="T3">Considerações Éticas em IA e Robótica para Crianças</text:span></text:p>
      <text:p text:style-name="P3"/>
      <text:p text:style-name="P9"><text:span text:style-name="T4">À medida que a robótica e a IA se tornam mais presentes na educação, as implicações éticas, especialmente para crianças, devem ser cuidadosamente consideradas.</text:span></text:p>
      <text:list xml:id="list1740037236" text:style-name="WWNum18">
        <text:list-item>
          <text:p text:style-name="P26"><text:span text:style-name="T5">Proteção de Dados e Privacidade:</text:span><text:span text:style-name="T4"> A coleta, armazenamento e uso de dados de crianças por robôs e sistemas de IA levantam preocupações significativas. É fundamental garantir a proteção robusta dos dados, utilizando sistemas fechados e criptografia, e aderindo a regulamentações claras para evitar a perda de privacidade.</text:span><text:span text:style-name="T9">56</text:span></text:p>
        </text:list-item>
        <text:list-item>
          <text:p text:style-name="P26"><text:soft-page-break/><text:span text:style-name="T5">Evitar Engano e Apego Excessivo:</text:span><text:span text:style-name="T4"> Os robôs devem ser projetados para evitar engano, garantindo que as crianças não acreditem que o robô possui emoções ou consciência. É importante gerenciar o potencial de apego emocional excessivo, especialmente em contextos de vulnerabilidade (por exemplo, crianças hospitalizadas).</text:span><text:span text:style-name="T9">82</text:span></text:p>
        </text:list-item>
        <text:list-item>
          <text:p text:style-name="P26"><text:span text:style-name="T5">Fomentar Comportamentos Positivos:</text:span><text:span text:style-name="T4"> Os robôs devem ser projetados para incentivar comportamentos positivos e virtudes, e não para tolerar ou encorajar o abuso. Robôs que reagem negativamente a interações agressivas (por exemplo, Shelly, a tartaruga robótica, que se retrai quando atingida) podem ensinar às crianças sobre o respeito e a responsabilidade na interação com a tecnologia.</text:span><text:span text:style-name="T9">82</text:span></text:p>
        </text:list-item>
        <text:list-item>
          <text:p text:style-name="P26"><text:span text:style-name="T5">Equilíbrio entre Tecnologia e Interação Humana:</text:span><text:span text:style-name="T4"> A IA e a robótica devem ser vistas como um suplemento, e não um substituto, para a interação humana. A presença de educadores e cuidadores continua sendo essencial para o desenvolvimento socioemocional das crianças.</text:span><text:span text:style-name="T9">11</text:span></text:p>
        </text:list-item>
        <text:list-item>
          <text:p text:style-name="P26"><text:span text:style-name="T5">Discussão de Dilemas Éticos:</text:span><text:span text:style-name="T4"> Incorporar cenários que apresentem dilemas éticos (por exemplo, carros autônomos, robôs cuidadores, IA na avaliação escolar) pode ajudar a ensinar empatia, responsabilidade e pensamento crítico sobre as implicações da tecnologia.</text:span><text:span text:style-name="T9">83</text:span></text:p>
        </text:list-item>
        <text:list-item>
          <text:p text:style-name="P38"><text:span text:style-name="T5">Alfabetização em IA e Ética:</text:span><text:span text:style-name="T4"> Promover a compreensão pública da IA e dos dados por meio de educação acessível, treinamento em habilidades digitais e ética da IA, e alfabetização midiática e informacional é crucial para preparar as crianças para um futuro tecnologicamente avançado.</text:span><text:span text:style-name="T9">84</text:span></text:p>
        </text:list-item>
      </text:list>
      <text:p text:style-name="P42"/>
      <text:p text:style-name="P65"><text:span text:style-name="T3">Fomentar o Interesse a Longo Prazo e Caminhos para a Pesquisa</text:span></text:p>
      <text:p text:style-name="P3"/>
      <text:p text:style-name="P9"><text:span text:style-name="T4">O objetivo final da robótica educacional em ambientes informais é criar um interesse duradouro que possa levar a caminhos formais de estudo e pesquisa.</text:span></text:p>
      <text:list xml:id="list2930841195" text:style-name="WWNum2">
        <text:list-item>
          <text:p text:style-name="P28"><text:span text:style-name="T5">Conectar Aprendizagem Informal a Caminhos Formais:</text:span><text:span text:style-name="T4"> É essencial estabelecer pontes claras entre as experiências em feiras de tecnologia e a educação formal, mostrando como o interesse inicial pode se traduzir em estudos universitários e carreiras em STEM.</text:span><text:span text:style-name="T9">4</text:span></text:p>
        </text:list-item>
        <text:list-item>
          <text:p text:style-name="P28"><text:span text:style-name="T5">Conectar com Universidades, Instituições de Pesquisa e Indústria:</text:span><text:span text:style-name="T4"> Facilitar a interação entre jovens e profissionais de STEM, pesquisadores e engenheiros. Isso pode incluir visitas a laboratórios, palestras de convidados e programas de mentoria.</text:span><text:span text:style-name="T9">1</text:span></text:p>
        </text:list-item>
        <text:list-item>
          <text:p text:style-name="P39"><text:span text:style-name="T5">Proporcionar Oportunidades de Engajamento Sustentado:</text:span><text:span text:style-name="T4"> Oferecer programas contínuos, como clubes de robótica, workshops e competições, que permitam aos jovens aprofundar seus conhecimentos e habilidades ao longo do tempo.</text:span><text:span text:style-name="T9">1</text:span></text:p>
        </text:list-item>
      </text:list>
      <text:p text:style-name="P42"/>
      <text:p text:style-name="P66"><text:span text:style-name="T2">7. Conclusão e Direções Futuras</text:span></text:p>
      <text:p text:style-name="P2"/>
      <text:p text:style-name="P6"><text:span text:style-name="T4">A aplicação estratégica de braços robóticos em feiras de tecnologia e mostras científicas oferece um potencial imenso para motivar e engajar crianças e adolescentes na pesquisa robótica e nos campos STEM em geral. A análise apresentada neste relatório sublinha que o sucesso dessas iniciativas depende de uma abordagem multifacetada que integra o design de exposições envolventes, a seleção de tecnologias apropriadas, a implementação de protocolos de segurança rigorosos e a avaliação contínua do impacto.</text:span></text:p>
      <text:p text:style-name="P6"><text:span text:style-name="T4">A natureza prática e interativa da robótica educacional não apenas desperta o interesse inicial, mas também fomenta o desenvolvimento de habilidades cruciais para o século XXI, como pensamento crítico, resolução de problemas e colaboração. A capacidade de contextualizar a aprendizagem em cenários do mundo real e de adaptar as atividades a diversas faixas etárias e necessidades de aprendizagem amplifica o impacto educacional. Além disso, a robótica oferece uma plataforma única para abordar o desenvolvimento socioemocional e promover a inclusão, especialmente para crianças neurodivergentes.</text:span></text:p>
      <text:p text:style-name="P4"/>
      <text:p text:style-name="P65"><text:span text:style-name="T3">Recomendações para Pesquisas Futuras e Iniciativas de Implementação</text:span></text:p>
      <text:p text:style-name="P3"/>
      <text:p text:style-name="P9"><text:span text:style-name="T4">Para otimizar ainda mais a aplicação de braços robóticos em ambientes educacionais informais, as seguintes recomendações são propostas:</text:span></text:p>
      <text:list xml:id="list2486923968" text:style-name="WWNum3">
        <text:list-item>
          <text:p text:style-name="P30"><text:soft-page-break/><text:span text:style-name="T5">Pesquisa Longitudinal sobre Impacto a Longo Prazo:</text:span><text:span text:style-name="T4"> Realizar estudos longitudinais para rastrear o impacto de longo prazo da exposição à robótica em feiras de tecnologia no interesse dos jovens em STEM, nas escolhas de carreira e na participação em atividades de pesquisa. Isso ajudaria a quantificar o retorno do investimento em tais programas.</text:span></text:p>
        </text:list-item>
        <text:list-item>
          <text:p text:style-name="P30"><text:span text:style-name="T5">Desenvolvimento e Acessibilidade de Robôs Educacionais:</text:span><text:span text:style-name="T4"> Incentivar a pesquisa e o desenvolvimento de braços robóticos educacionais de baixo custo e alta durabilidade, especificamente projetados para ambientes de exibição pública contínua, com foco em facilidade de manutenção e modularidade para diversas aplicações.</text:span></text:p>
        </text:list-item>
        <text:list-item>
          <text:p text:style-name="P30"><text:span text:style-name="T5">Modelos de Parceria Colaborativa:</text:span><text:span text:style-name="T4"> Fortalecer e formalizar parcerias entre museus de ciência, universidades, escolas K-12 e a indústria para alavancar recursos, compartilhar conhecimentos e criar um pipeline STEM mais coeso. Isso pode incluir programas de mentoria, workshops conjuntos e o desenvolvimento de currículos integrados.</text:span></text:p>
        </text:list-item>
        <text:list-item>
          <text:p text:style-name="P30"><text:span text:style-name="T5">Diretrizes Nacionais/Regionais para Segurança e Ética:</text:span><text:span text:style-name="T4"> Desenvolver e implementar diretrizes claras e abrangentes para a segurança e as considerações éticas na interação humano-robô em exposições públicas com crianças, baseadas em padrões internacionais e nas melhores práticas.</text:span></text:p>
        </text:list-item>
        <text:list-item>
          <text:p text:style-name="P30"><text:span text:style-name="T5">Avaliação Baseada em Evidências:</text:span><text:span text:style-name="T4"> Priorizar abordagens de métodos mistos na avaliação de programas de extensão em robótica, utilizando instrumentos validados e protocolos de observação estruturados para capturar tanto os resultados quantitativos quanto as experiências qualitativas dos participantes. Os resultados devem ser usados para informar o design iterativo das exposições e aprimorar as estratégias de engajamento.</text:span></text:p>
        </text:list-item>
        <text:list-item>
          <text:p text:style-name="P40"><text:span text:style-name="T5">Integração de IA e Ética:</text:span><text:span text:style-name="T4"> Desenvolver cenários de demonstração que não apenas apresentem conceitos avançados de IA e aprendizado de máquina, mas também incorporem discussões sobre as implicações éticas dessas tecnologias, preparando os jovens para serem cidadãos e inovadores responsáveis.</text:span></text:p>
        </text:list-item>
      </text:list>
      <text:p text:style-name="P41"><text:span text:style-name="T4">Ao adotar essas diretrizes e continuar a explorar o potencial dos braços robóticos como ferramentas educacionais, é possível inspirar uma nova geração de pesquisadores e inovadores em robótica, contribuindo significativamente para o avanço da ciência e da tecnologia.</text:span></text:p>
      <text:p text:style-name="P4"/>
      <text:p text:style-name="P66"><text:span text:style-name="T2">8. Referências</text:span></text:p>
      <text:p text:style-name="P2"/>
      <text:p text:style-name="P6"><text:span text:style-name="T9">3</text:span><text:span text:style-name="T4"> ASEE. (n.d.).</text:span></text:p>
      <text:p text:style-name="P6"><text:span text:style-name="T6">Beyond Exhibits: Exploring Bio-Inspired Education Robots in Museums for STEM Enrichment</text:span><text:span text:style-name="T4">. Retrieved from </text:span><text:a xlink:type="simple" xlink:href="https://peer.asee.org/beyond-exhibits-exploring-bio-inspired-education-robots-in-museums-for-stem-enrichment.pdf" text:style-name="ListLabel_20_163" text:visited-style-name="ListLabel_20_163"><text:span text:style-name="T11">https://peer.asee.org/beyond-exhibits-exploring-bio-inspired-education-robots-in-museums-for-stem-enrichment.pdf</text:span></text:a></text:p>
      <text:p text:style-name="P6"><text:span text:style-name="T9">7</text:span><text:span text:style-name="T4"> ResearchGate. (n.d.).</text:span></text:p>
      <text:p text:style-name="P6"><text:span text:style-name="T6">The effects of educational robotics activities on students' attitudes towards STEM and ICT courses</text:span><text:span text:style-name="T4">. Retrieved from </text:span><text:a xlink:type="simple" xlink:href="https://www.researchgate.net/publication/370872865_The_effects_of_educational_robotics_activities_on_students'_attitudes_towards_STEM_and_ICT_courses" text:style-name="ListLabel_20_163" text:visited-style-name="ListLabel_20_163"><text:span text:style-name="T11">https://www.researchgate.net/publication/370872865_The_effects_of_educational_robotics_activities_on_students'_attitudes_towards_STEM_and_ICT_courses</text:span></text:a></text:p>
      <text:p text:style-name="P6"><text:span text:style-name="T9">1</text:span><text:span text:style-name="T4"> Meegle. (n.d.).</text:span></text:p>
      <text:p text:style-name="P6"><text:span text:style-name="T6">Youth robotics programs</text:span><text:span text:style-name="T4">. Retrieved from </text:span><text:a xlink:type="simple" xlink:href="https://www.meegle.com/en_us/topics/robotics/youth-robotics-programs" text:style-name="ListLabel_20_163" text:visited-style-name="ListLabel_20_163"><text:span text:style-name="T11">https://www.meegle.com/en_us/topics/robotics/youth-robotics-programs</text:span></text:a></text:p>
      <text:p text:style-name="P6"><text:span text:style-name="T9">11</text:span><text:span text:style-name="T4"> Behavioral Health News. (n.d.).</text:span></text:p>
      <text:p text:style-name="P6"><text:span text:style-name="T6">The benefits of robotics and AI for children and behavioral health</text:span><text:span text:style-name="T4">. Retrieved from </text:span><text:a xlink:type="simple" xlink:href="https://behavioralhealthnews.org/the-benefits-of-robotics-and-ai-for-children-and-behavioral-health/" text:style-name="ListLabel_20_163" text:visited-style-name="ListLabel_20_163"><text:span text:style-name="T11">https://behavioralhealthnews.org/the-benefits-of-robotics-and-ai-for-children-and-behavioral-health/</text:span></text:a></text:p>
      <text:p text:style-name="P6"><text:span text:style-name="T9">8</text:span><text:span text:style-name="T4"> Whalesbot. (n.d.).</text:span></text:p>
      <text:p text:style-name="P6"><text:span text:style-name="T6">Revolutionizing STEM Education with Whalesbot: Empowering Students Through Robotics</text:span><text:span text:style-name="T4">. Retrieved from </text:span><text:a xlink:type="simple" xlink:href="https://www.whalesbot.ai/blog/revolutionizing-stem-education-with-whalesbot-empowering-students-through-robotics" text:style-name="ListLabel_20_163" text:visited-style-name="ListLabel_20_163"><text:span text:style-name="T11">https://www.whalesbot.ai/blog/revolutionizing-stem-education-with-whalesbot-empowering-students-through-robotics</text:span></text:a></text:p>
      <text:p text:style-name="P6"><text:span text:style-name="T9">9</text:span><text:span text:style-name="T4"> ResearchGate. (n.d.).</text:span></text:p>
      <text:p text:style-name="P6"><text:soft-page-break/><text:span text:style-name="T6">The impact of robotics on STEM education: Facilitating cognitive and interdisciplinary advancements</text:span><text:span text:style-name="T4">. Retrieved from </text:span><text:a xlink:type="simple" xlink:href="https://www.researchgate.net/publication/381608218_The_impact_of_robotics_on_STEM_education_Facilitating_cognitive_and_interdisciplinary_advancements" text:style-name="ListLabel_20_163" text:visited-style-name="ListLabel_20_163"><text:span text:style-name="T11">https://www.researchgate.net/publication/381608218_The_impact_of_robotics_on_STEM_education_Facilitating_cognitive_and_interdisciplinary_advancements</text:span></text:a></text:p>
      <text:p text:style-name="P6"><text:span text:style-name="T9">16</text:span><text:span text:style-name="T4"> Museum of Science. (n.d.).</text:span></text:p>
      <text:p text:style-name="P6"><text:span text:style-name="T6">Teaching STEM</text:span><text:span text:style-name="T4">. Retrieved from </text:span><text:a xlink:type="simple" xlink:href="https://www.mos.org/teaching-stem" text:style-name="ListLabel_20_163" text:visited-style-name="ListLabel_20_163"><text:span text:style-name="T11">https://www.mos.org/teaching-stem</text:span></text:a></text:p>
      <text:p text:style-name="P6"><text:span text:style-name="T9">17</text:span><text:span text:style-name="T4"> Fleet Science Center. (n.d.).</text:span></text:p>
      <text:p text:style-name="P6"><text:span text:style-name="T6">San Diego's Fleet Science Center</text:span><text:span text:style-name="T4">. Retrieved from </text:span><text:a xlink:type="simple" xlink:href="https://www.fleetscience.org/" text:style-name="ListLabel_20_163" text:visited-style-name="ListLabel_20_163"><text:span text:style-name="T11">https://www.fleetscience.org/</text:span></text:a></text:p>
      <text:p text:style-name="P6"><text:span text:style-name="T9">89</text:span><text:span text:style-name="T4"> EdTech Magazine. (n.d.).</text:span></text:p>
      <text:p text:style-name="P6"><text:span text:style-name="T6">How robots are helping better K-12 schools</text:span><text:span text:style-name="T4">. Retrieved from </text:span><text:a xlink:type="simple" xlink:href="https://edtechmagazine.com/k12/article/2023/08/how-robots-are-helping-better-k-12-schools" text:style-name="ListLabel_20_163" text:visited-style-name="ListLabel_20_163"><text:span text:style-name="T11">https://edtechmagazine.com/k12/article/2023/08/how-robots-are-helping-better-k-12-schools</text:span></text:a></text:p>
      <text:p text:style-name="P6"><text:span text:style-name="T9">2</text:span><text:span text:style-name="T4"> Acebott. (n.d.).</text:span></text:p>
      <text:p text:style-name="P6"><text:span text:style-name="T6">The importance of robotics for students: A pathway to future success</text:span><text:span text:style-name="T4">. Retrieved from </text:span><text:a xlink:type="simple" xlink:href="https://acebott.com/stem-blogs/the-importance-of-robotics-for-students-a-pathway-to-future-success/" text:style-name="ListLabel_20_163" text:visited-style-name="ListLabel_20_163"><text:span text:style-name="T11">https://acebott.com/stem-blogs/the-importance-of-robotics-for-students-a-pathway-to-future-success/</text:span></text:a></text:p>
      <text:p text:style-name="P6"><text:span text:style-name="T9">4</text:span><text:span text:style-name="T4"> White Rose ePrints. (n.d.).</text:span></text:p>
      <text:p text:style-name="P6"><text:span text:style-name="T6">The effects of summer robotics on children's STEM interest</text:span><text:span text:style-name="T4">. Retrieved from </text:span><text:a xlink:type="simple" xlink:href="https://eprints.whiterose.ac.uk/id/eprint/218905/1/Cheung_Effects_of_summer_robotics.pdf" text:style-name="ListLabel_20_163" text:visited-style-name="ListLabel_20_163"><text:span text:style-name="T11">https://eprints.whiterose.ac.uk/id/eprint/218905/1/Cheung_Effects_of_summer_robotics.pdf</text:span></text:a></text:p>
      <text:p text:style-name="P6"><text:span text:style-name="T9">20</text:span><text:span text:style-name="T4"> MDPI. (n.d.).</text:span></text:p>
      <text:p text:style-name="P6"><text:span text:style-name="T6">The effects of educational robotics on cognitive outcomes in primary students: A meta-analysis of recent studies</text:span><text:span text:style-name="T4">. Retrieved from </text:span><text:a xlink:type="simple" xlink:href="https://www.mdpi.com/2673-6470/4/2/23" text:style-name="ListLabel_20_163" text:visited-style-name="ListLabel_20_163"><text:span text:style-name="T11">https://www.mdpi.com/2673-6470/4/2/23</text:span></text:a></text:p>
      <text:p text:style-name="P6"><text:span text:style-name="T9">10</text:span><text:span text:style-name="T4"> ERIC. (n.d.).</text:span></text:p>
      <text:p text:style-name="P6"><text:span text:style-name="T6">The impact of robotics on STEM education: Facilitating cognitive and interdisciplinary advancements</text:span><text:span text:style-name="T4">. Retrieved from </text:span><text:a xlink:type="simple" xlink:href="https://files.eric.ed.gov/fulltext/EJ1452798.pdf" text:style-name="ListLabel_20_163" text:visited-style-name="ListLabel_20_163"><text:span text:style-name="T11">https://files.eric.ed.gov/fulltext/EJ1452798.pdf</text:span></text:a></text:p>
      <text:p text:style-name="P6"><text:span text:style-name="T9">80</text:span><text:span text:style-name="T4"> Instructables. (n.d.).</text:span></text:p>
      <text:p text:style-name="P6"><text:span text:style-name="T6">FIRST Teams Guide to Effective Outreach</text:span><text:span text:style-name="T4">. Retrieved from </text:span><text:a xlink:type="simple" xlink:href="https://www.instructables.com/FIRST-Teams-Guide-to-Effective-Outreach/" text:style-name="ListLabel_20_163" text:visited-style-name="ListLabel_20_163"><text:span text:style-name="T11">https://www.instructables.com/FIRST-Teams-Guide-to-Effective-Outreach/</text:span></text:a></text:p>
      <text:p text:style-name="P6"><text:span text:style-name="T9">90</text:span><text:span text:style-name="T4"> FIRST Inspires. (n.d.).</text:span></text:p>
      <text:p text:style-name="P6"><text:span text:style-name="T6">FTC Mentor Manual</text:span><text:span text:style-name="T4">. Retrieved from </text:span><text:a xlink:type="simple" xlink:href="https://www.firstinspires.org/sites/default/files/uploads/resource_library/ftc/mentor-manual.pdf" text:style-name="ListLabel_20_163" text:visited-style-name="ListLabel_20_163"><text:span text:style-name="T11">https://www.firstinspires.org/sites/default/files/uploads/resource_library/ftc/mentor-manual.pdf</text:span></text:a></text:p>
      <text:p text:style-name="P6"><text:span text:style-name="T9">15</text:span><text:span text:style-name="T4"> E-Journal UPI. (n.d.).</text:span></text:p>
      <text:p text:style-name="P6"><text:span text:style-name="T6">The impact of robotic demonstrations on student interest in engineering</text:span><text:span text:style-name="T4">. Retrieved from </text:span><text:a xlink:type="simple" xlink:href="https://ejournal.upi.edu/index.php/jslearning/article/view/94" text:style-name="ListLabel_20_163" text:visited-style-name="ListLabel_20_163"><text:span text:style-name="T11">https://ejournal.upi.edu/index.php/jslearning/article/view/94</text:span></text:a></text:p>
      <text:p text:style-name="P6"><text:soft-page-break/><text:span text:style-name="T9">5</text:span><text:span text:style-name="T4"> InformalScience.org. (n.d.).</text:span></text:p>
      <text:p text:style-name="P6"><text:span text:style-name="T6">Evaluation Framework</text:span><text:span text:style-name="T4">. Retrieved from </text:span><text:a xlink:type="simple" xlink:href="https://informalscience.org/wp-content/uploads/2022/05/Eval_Framework.pdf" text:style-name="ListLabel_20_163" text:visited-style-name="ListLabel_20_163"><text:span text:style-name="T11">https://informalscience.org/wp-content/uploads/2022/05/Eval_Framework.pdf</text:span></text:a></text:p>
      <text:p text:style-name="P6"><text:span text:style-name="T9">38</text:span><text:span text:style-name="T4"> Kinova Robotics. (n.d.).</text:span></text:p>
      <text:p text:style-name="P6"><text:span text:style-name="T6">Jaco Robotic Arm</text:span><text:span text:style-name="T4">. Retrieved from </text:span><text:a xlink:type="simple" xlink:href="https://assistive.kinovarobotics.com/product/jaco-robotic-arm" text:style-name="ListLabel_20_163" text:visited-style-name="ListLabel_20_163"><text:span text:style-name="T11">https://assistive.kinovarobotics.com/product/jaco-robotic-arm</text:span></text:a></text:p>
      <text:p text:style-name="P6"><text:span text:style-name="T9">39</text:span><text:span text:style-name="T4"> Virginia Tech EHS. (n.d.).</text:span></text:p>
      <text:p text:style-name="P6"><text:span text:style-name="T6">Robotics Safety</text:span><text:span text:style-name="T4">. Retrieved from </text:span><text:a xlink:type="simple" xlink:href="https://ehs.vt.edu/programs/occupational-safety/robotics-safety.html" text:style-name="ListLabel_20_163" text:visited-style-name="ListLabel_20_163"><text:span text:style-name="T11">https://ehs.vt.edu/programs/occupational-safety/robotics-safety.html</text:span></text:a></text:p>
      <text:p text:style-name="P6"><text:span text:style-name="T9">26</text:span><text:span text:style-name="T4"> RobotShop. (n.d.).</text:span></text:p>
      <text:p text:style-name="P6"><text:span text:style-name="T6">Robotic Arms &amp; Grippers</text:span><text:span text:style-name="T4">. Retrieved from </text:span><text:a xlink:type="simple" xlink:href="https://www.robotshop.com/collections/robotic-arms" text:style-name="ListLabel_20_163" text:visited-style-name="ListLabel_20_163"><text:span text:style-name="T11">https://www.robotshop.com/collections/robotic-arms</text:span></text:a></text:p>
      <text:p text:style-name="P6"><text:span text:style-name="T9">22</text:span><text:span text:style-name="T4"> Makeblock. (n.d.).</text:span></text:p>
      <text:p text:style-name="P6"><text:span text:style-name="T6">mBot2: No.1 Coding Robot for STEM Education</text:span><text:span text:style-name="T4">. Retrieved from </text:span><text:a xlink:type="simple" xlink:href="https://www.makeblock.com/pages/mbot2-coding-robot" text:style-name="ListLabel_20_163" text:visited-style-name="ListLabel_20_163"><text:span text:style-name="T11">https://www.makeblock.com/pages/mbot2-coding-robot</text:span></text:a></text:p>
      <text:p text:style-name="P6"><text:span text:style-name="T9">23</text:span><text:span text:style-name="T4"> CodeRobo.AI. (n.d.).</text:span></text:p>
      <text:p text:style-name="P6"><text:span text:style-name="T6">Best Pick and Place Robots for Kids That Make Learning Fun</text:span><text:span text:style-name="T4">. Retrieved from </text:span><text:a xlink:type="simple" xlink:href="https://www.coderobo.ai/blogs/best-pick-and-place-robots-for-kids-that-make-learning-fun" text:style-name="ListLabel_20_163" text:visited-style-name="ListLabel_20_163"><text:span text:style-name="T11">https://www.coderobo.ai/blogs/best-pick-and-place-robots-for-kids-that-make-learning-fun</text:span></text:a></text:p>
      <text:p text:style-name="P6"><text:span text:style-name="T9">27</text:span><text:span text:style-name="T4"> Science Buddies. (n.d.).</text:span></text:p>
      <text:p text:style-name="P6"><text:span text:style-name="T6">Build a Robotic Arm | Science Project</text:span><text:span text:style-name="T4">. Retrieved from </text:span><text:a xlink:type="simple" xlink:href="https://www.sciencebuddies.org/science-fair-projects/project-ideas/Robotics_p050/robotics/arduino-robotic-arm" text:style-name="ListLabel_20_163" text:visited-style-name="ListLabel_20_163"><text:span text:style-name="T11">https://www.sciencebuddies.org/science-fair-projects/project-ideas/Robotics_p050/robotics/arduino-robotic-arm</text:span></text:a></text:p>
      <text:p text:style-name="P6"><text:span text:style-name="T9">29</text:span><text:span text:style-name="T4"> Science Buddies. (n.d.).</text:span></text:p>
      <text:p text:style-name="P6"><text:span text:style-name="T6">Robotics Science Projects</text:span><text:span text:style-name="T4">. Retrieved from </text:span><text:a xlink:type="simple" xlink:href="https://www.sciencebuddies.org/science-fair-projects/science-projects/robotics" text:style-name="ListLabel_20_163" text:visited-style-name="ListLabel_20_163"><text:span text:style-name="T11">https://www.sciencebuddies.org/science-fair-projects/science-projects/robotics</text:span></text:a></text:p>
      <text:p text:style-name="P6"><text:span text:style-name="T9">25</text:span><text:span text:style-name="T4"> RobotLAB. (n.d.).</text:span></text:p>
      <text:p text:style-name="P6"><text:span text:style-name="T6">Dobot Robotic Arm - Classroom Pack</text:span><text:span text:style-name="T4">. Retrieved from </text:span><text:a xlink:type="simple" xlink:href="https://www.robotlab.com/store/dobot-classroom-pack" text:style-name="ListLabel_20_163" text:visited-style-name="ListLabel_20_163"><text:span text:style-name="T11">https://www.robotlab.com/store/dobot-classroom-pack</text:span></text:a></text:p>
      <text:p text:style-name="P6"><text:span text:style-name="T9">91</text:span><text:span text:style-name="T4"> RobotShop. (n.d.).</text:span></text:p>
      <text:p text:style-name="P6"><text:span text:style-name="T6">Robotics Education</text:span><text:span text:style-name="T4">. Retrieved from </text:span><text:a xlink:type="simple" xlink:href="https://www.robotshop.com/collections/robotics-education" text:style-name="ListLabel_20_163" text:visited-style-name="ListLabel_20_163"><text:span text:style-name="T11">https://www.robotshop.com/collections/robotics-education</text:span></text:a></text:p>
      <text:p text:style-name="P6"><text:span text:style-name="T9">40</text:span><text:span text:style-name="T4"> Wikipedia. (n.d.).</text:span></text:p>
      <text:p text:style-name="P6"><text:soft-page-break/><text:span text:style-name="T6">Cobot</text:span><text:span text:style-name="T4">. Retrieved from </text:span><text:a xlink:type="simple" xlink:href="https://en.wikipedia.org/wiki/Cobot" text:style-name="ListLabel_20_163" text:visited-style-name="ListLabel_20_163"><text:span text:style-name="T11">https://en.wikipedia.org/wiki/Cobot</text:span></text:a></text:p>
      <text:p text:style-name="P6"><text:span text:style-name="T9">37</text:span><text:span text:style-name="T4"> Teradyne. (n.d.).</text:span></text:p>
      <text:p text:style-name="P6"><text:span text:style-name="T6">Collaborative Robots</text:span><text:span text:style-name="T4">. Retrieved from </text:span><text:a xlink:type="simple" xlink:href="https://www.teradyne.com/robotics/collaborative-robots/" text:style-name="ListLabel_20_163" text:visited-style-name="ListLabel_20_163"><text:span text:style-name="T11">https://www.teradyne.com/robotics/collaborative-robots/</text:span></text:a></text:p>
      <text:p text:style-name="P6"><text:span text:style-name="T9">24</text:span><text:span text:style-name="T4"> VEX Robotics. (n.d.).</text:span></text:p>
      <text:p text:style-name="P6"><text:span text:style-name="T6">VEX Robotics: Home</text:span><text:span text:style-name="T4">. Retrieved from </text:span><text:a xlink:type="simple" xlink:href="https://www.vexrobotics.com/" text:style-name="ListLabel_20_163" text:visited-style-name="ListLabel_20_163"><text:span text:style-name="T11">https://www.vexrobotics.com/</text:span></text:a></text:p>
      <text:p text:style-name="P6"><text:span text:style-name="T9">28</text:span><text:span text:style-name="T4"> Rancho Labs. (n.d.).</text:span></text:p>
      <text:p text:style-name="P6"><text:span text:style-name="T6">Ultimate Guide to Science Working Model Ideas for Fairs and Exhibitions: Robotics Edition</text:span><text:span text:style-name="T4">. Retrieved from </text:span><text:a xlink:type="simple" xlink:href="https://www.rancholabs.com/post/ultimate-guide-to-science-working-model-ideas-for-fairs-and-exhibitions-robotics-edition" text:style-name="ListLabel_20_163" text:visited-style-name="ListLabel_20_163"><text:span text:style-name="T11">https://www.rancholabs.com/post/ultimate-guide-to-science-working-model-ideas-for-fairs-and-exhibitions-robotics-edition</text:span></text:a></text:p>
      <text:p text:style-name="P6"><text:span text:style-name="T9">30</text:span><text:span text:style-name="T4"> Science Buddies. (n.d.).</text:span></text:p>
      <text:p text:style-name="P6"><text:span text:style-name="T6">Build a Robot Hand | STEM Activity</text:span><text:span text:style-name="T4">. Retrieved from </text:span><text:a xlink:type="simple" xlink:href="https://www.sciencebuddies.org/stem-activities/build-a-robot-hand" text:style-name="ListLabel_20_163" text:visited-style-name="ListLabel_20_163"><text:span text:style-name="T11">https://www.sciencebuddies.org/stem-activities/build-a-robot-hand</text:span></text:a></text:p>
      <text:p text:style-name="P6"><text:span text:style-name="T9">52</text:span><text:span text:style-name="T4"> Science Buddies. (n.d.).</text:span></text:p>
      <text:p text:style-name="P6"><text:span text:style-name="T6">25+ Robotics Projects, Lessons, and Activities</text:span><text:span text:style-name="T4">. Retrieved from </text:span><text:a xlink:type="simple" xlink:href="https://www.sciencebuddies.org/blog/robotics-lessons" text:style-name="ListLabel_20_163" text:visited-style-name="ListLabel_20_163"><text:span text:style-name="T11">https://www.sciencebuddies.org/blog/robotics-lessons</text:span></text:a></text:p>
      <text:p text:style-name="P6"><text:span text:style-name="T9">92</text:span><text:span text:style-name="T4"> Instructables. (n.d.).</text:span></text:p>
      <text:p text:style-name="P6"><text:span text:style-name="T6">Robot Friends - Easy Robot STEM Project for Kids</text:span><text:span text:style-name="T4">. Retrieved from </text:span><text:a xlink:type="simple" xlink:href="https://www.instructables.com/Robot-Friends-Easy-Robot-STEM-Project-for-Kids/" text:style-name="ListLabel_20_163" text:visited-style-name="ListLabel_20_163"><text:span text:style-name="T11">https://www.instructables.com/Robot-Friends-Easy-Robot-STEM-Project-for-Kids/</text:span></text:a></text:p>
      <text:p text:style-name="P6"><text:span text:style-name="T9">24</text:span><text:span text:style-name="T4"> VEX Robotics. (n.d.).</text:span></text:p>
      <text:p text:style-name="P6"><text:span text:style-name="T6">VEX Robotics: Home</text:span><text:span text:style-name="T4">. Retrieved from </text:span><text:a xlink:type="simple" xlink:href="https://www.vexrobotics.com/" text:style-name="ListLabel_20_163" text:visited-style-name="ListLabel_20_163"><text:span text:style-name="T11">https://www.vexrobotics.com/</text:span></text:a></text:p>
      <text:p text:style-name="P6"><text:span text:style-name="T9">12</text:span><text:span text:style-name="T4"> Centre Point School. (n.d.).</text:span></text:p>
      <text:p text:style-name="P6"><text:span text:style-name="T6">Top Robotics Games for Kids | Learn Through Play</text:span><text:span text:style-name="T4">. Retrieved from </text:span><text:a xlink:type="simple" xlink:href="https://centrepointschools.com/blogs/robotics-games-for-kids-play-based-learning/" text:style-name="ListLabel_20_163" text:visited-style-name="ListLabel_20_163"><text:span text:style-name="T11">https://centrepointschools.com/blogs/robotics-games-for-kids-play-based-learning/</text:span></text:a></text:p>
      <text:p text:style-name="P6"><text:span text:style-name="T9">49</text:span><text:span text:style-name="T4"> Science City. (n.d.).</text:span></text:p>
      <text:p text:style-name="P6"><text:span text:style-name="T6">Riveting Robots</text:span><text:span text:style-name="T4">. Retrieved from </text:span><text:a xlink:type="simple" xlink:href="https://sciencecity.unionstation.org/space/riveting-robots/" text:style-name="ListLabel_20_163" text:visited-style-name="ListLabel_20_163"><text:span text:style-name="T11">https://sciencecity.unionstation.org/space/riveting-robots/</text:span></text:a></text:p>
      <text:p text:style-name="P6"><text:span text:style-name="T9">86</text:span><text:span text:style-name="T4"> Number Analytics. (n.d.).</text:span></text:p>
      <text:p text:style-name="P6"><text:span text:style-name="T6">Designing Engaging Interactive Exhibits</text:span><text:span text:style-name="T4">. Retrieved from </text:span><text:a xlink:type="simple" xlink:href="https://www.numberanalytics.com/blog/designing-engaging-interactive-exhibits" text:style-name="ListLabel_20_163" text:visited-style-name="ListLabel_20_163"><text:span text:style-name="T11">https://www.numberanalytics.com/blog/designing-engaging-interactive-exhibits</text:span></text:a></text:p>
      <text:p text:style-name="P6"><text:soft-page-break/><text:span text:style-name="T9">93</text:span><text:span text:style-name="T4"> InformalScience.org. (n.d.).</text:span></text:p>
      <text:p text:style-name="P6"><text:span text:style-name="T6">Suggested Guidelines for Designing Interactive Exhibits</text:span><text:span text:style-name="T4">. Retrieved from </text:span><text:a xlink:type="simple" xlink:href="https://informalscience.org/research/suggested-guidelines-designing-interactive-exhibits/" text:style-name="ListLabel_20_163" text:visited-style-name="ListLabel_20_163"><text:span text:style-name="T11">https://informalscience.org/research/suggested-guidelines-designing-interactive-exhibits/</text:span></text:a></text:p>
      <text:p text:style-name="P6"><text:span text:style-name="T9">28</text:span><text:span text:style-name="T4"> Rancho Labs. (n.d.).</text:span></text:p>
      <text:p text:style-name="P6"><text:span text:style-name="T6">Ultimate Guide to Science Working Model Ideas for Fairs and Exhibitions: Robotics Edition</text:span><text:span text:style-name="T4">. Retrieved from </text:span><text:a xlink:type="simple" xlink:href="https://www.rancholabs.com/post/ultimate-guide-to-science-working-model-ideas-for-fairs-and-exhibitions-robotics-edition" text:style-name="ListLabel_20_163" text:visited-style-name="ListLabel_20_163"><text:span text:style-name="T11">https://www.rancholabs.com/post/ultimate-guide-to-science-working-model-ideas-for-fairs-and-exhibitions-robotics-edition</text:span></text:a></text:p>
      <text:p text:style-name="P6"><text:span text:style-name="T9">52</text:span><text:span text:style-name="T4"> Science Buddies. (n.d.).</text:span></text:p>
      <text:p text:style-name="P6"><text:span text:style-name="T6">25+ Robotics Projects, Lessons, and Activities</text:span><text:span text:style-name="T4">. Retrieved from </text:span><text:a xlink:type="simple" xlink:href="https://www.sciencebuddies.org/blog/robotics-lessons" text:style-name="ListLabel_20_163" text:visited-style-name="ListLabel_20_163"><text:span text:style-name="T11">https://www.sciencebuddies.org/blog/robotics-lessons</text:span></text:a></text:p>
      <text:p text:style-name="P6"><text:span text:style-name="T9">24</text:span><text:span text:style-name="T4"> VEX Robotics. (n.d.).</text:span></text:p>
      <text:p text:style-name="P6"><text:span text:style-name="T6">VEX Robotics: Home</text:span><text:span text:style-name="T4">. Retrieved from </text:span><text:a xlink:type="simple" xlink:href="https://www.vexrobotics.com/" text:style-name="ListLabel_20_163" text:visited-style-name="ListLabel_20_163"><text:span text:style-name="T11">https://www.vexrobotics.com/</text:span></text:a></text:p>
      <text:p text:style-name="P6"><text:span text:style-name="T9">48</text:span><text:span text:style-name="T4"> Tech Gear Lab. (n.d.).</text:span></text:p>
      <text:p text:style-name="P6"><text:span text:style-name="T6">The 8 Best Robot Kits of 2025 | Tested &amp; Rated</text:span><text:span text:style-name="T4">. Retrieved from </text:span><text:a xlink:type="simple" xlink:href="https://www.techgearlab.com/topics/cool-gadgets/best-kids-robot" text:style-name="ListLabel_20_163" text:visited-style-name="ListLabel_20_163"><text:span text:style-name="T11">https://www.techgearlab.com/topics/cool-gadgets/best-kids-robot</text:span></text:a></text:p>
      <text:p text:style-name="P6"><text:span text:style-name="T9">13</text:span><text:span text:style-name="T4"> Niryo. (n.d.).</text:span></text:p>
      <text:p text:style-name="P6"><text:span text:style-name="T6">Educational robots for STEM</text:span><text:span text:style-name="T4">. Retrieved from </text:span><text:a xlink:type="simple" xlink:href="https://niryo.com/educational-robots-stem/" text:style-name="ListLabel_20_163" text:visited-style-name="ListLabel_20_163"><text:span text:style-name="T11">https://niryo.com/educational-robots-stem/</text:span></text:a></text:p>
      <text:p text:style-name="P6"><text:span text:style-name="T9">30</text:span><text:span text:style-name="T4"> Science Buddies. (n.d.).</text:span></text:p>
      <text:p text:style-name="P6"><text:span text:style-name="T6">Build a Robot Hand | STEM Activity</text:span><text:span text:style-name="T4">. Retrieved from </text:span><text:a xlink:type="simple" xlink:href="https://www.sciencebuddies.org/stem-activities/build-a-robot-hand" text:style-name="ListLabel_20_163" text:visited-style-name="ListLabel_20_163"><text:span text:style-name="T11">https://www.sciencebuddies.org/stem-activities/build-a-robot-hand</text:span></text:a></text:p>
      <text:p text:style-name="P6"><text:span text:style-name="T9">18</text:span><text:span text:style-name="T4"> Boston Children's Museum. (n.d.).</text:span></text:p>
      <text:p text:style-name="P6"><text:span text:style-name="T6">STEAM Lab</text:span><text:span text:style-name="T4">. Retrieved from </text:span><text:a xlink:type="simple" xlink:href="https://bostonchildrensmuseum.org/steam-lab/" text:style-name="ListLabel_20_163" text:visited-style-name="ListLabel_20_163"><text:span text:style-name="T11">https://bostonchildrensmuseum.org/steam-lab/</text:span></text:a></text:p>
      <text:p text:style-name="P6"><text:span text:style-name="T9">19</text:span><text:span text:style-name="T4"> NSF. (n.d.).</text:span></text:p>
      <text:p text:style-name="P6"><text:span text:style-name="T6">Learning through making</text:span><text:span text:style-name="T4">. Retrieved from </text:span><text:a xlink:type="simple" xlink:href="https://www.nsf.gov/news/learning-through-making" text:style-name="ListLabel_20_163" text:visited-style-name="ListLabel_20_163"><text:span text:style-name="T11">https://www.nsf.gov/news/learning-through-making</text:span></text:a></text:p>
      <text:p text:style-name="P6"><text:span text:style-name="T9">66</text:span><text:span text:style-name="T4"> Frontiers. (n.d.).</text:span></text:p>
      <text:p text:style-name="P6"><text:span text:style-name="T6">Culturally relevant informal STEM learning for underserved students: effects of repeated exposure to the engineering design process</text:span><text:span text:style-name="T4">. Retrieved from </text:span><text:a xlink:type="simple" xlink:href="https://www.frontiersin.org/journals/education/articles/10.3389/feduc.2025.1534452/full" text:style-name="ListLabel_20_163" text:visited-style-name="ListLabel_20_163"><text:span text:style-name="T11">https://www.frontiersin.org/journals/education/articles/10.3389/feduc.2025.1534452/full</text:span></text:a></text:p>
      <text:p text:style-name="P6"><text:span text:style-name="T9">6</text:span><text:span text:style-name="T4"> Afterschool Alliance. (n.d.).</text:span></text:p>
      <text:p text:style-name="P6"><text:soft-page-break/><text:span text:style-name="T6">Informal STEM education – what is it and what are its goals</text:span><text:span text:style-name="T4">. Retrieved from </text:span><text:a xlink:type="simple" xlink:href="https://afterschoolalliance.org/documents/STEM/Rennie_Krishnamurthi.pdf" text:style-name="ListLabel_20_163" text:visited-style-name="ListLabel_20_163"><text:span text:style-name="T11">https://afterschoolalliance.org/documents/STEM/Rennie_Krishnamurthi.pdf</text:span></text:a></text:p>
      <text:p text:style-name="P6"><text:span text:style-name="T9">94</text:span><text:span text:style-name="T4"> ResearchGate. (n.d.).</text:span></text:p>
      <text:p text:style-name="P6"><text:span text:style-name="T6">Measuring the Impact of Robotics and Geospatial Technologies on Youth Science, Technology, Engineering and Mathematics Attitudes</text:span><text:span text:style-name="T4">. Retrieved from </text:span><text:a xlink:type="simple" xlink:href="https://www.researchgate.net/publication/277745061_Measuring_the_Impact_of_Robotics_and_Geospatial_Technologies_on_Youth_Science_Technology_Engineering_and_Mathematics_Attitudes" text:style-name="ListLabel_20_163" text:visited-style-name="ListLabel_20_163"><text:span text:style-name="T11">https://www.researchgate.net/publication/277745061_Measuring_the_Impact_of_Robotics_and_Geospatial_Technologies_on_Youth_Science_Technology_Engineering_and_Mathematics_Attitudes</text:span></text:a></text:p>
      <text:p text:style-name="P6"><text:span text:style-name="T9">76</text:span><text:span text:style-name="T4"> Frontiers. (n.d.).</text:span></text:p>
      <text:p text:style-name="P6"><text:span text:style-name="T6">Didactic impact of educational robotics on the development of STEM competence in primary education: a systematic review and meta-analysis</text:span><text:span text:style-name="T4">. Retrieved from </text:span><text:a xlink:type="simple" xlink:href="https://www.frontiersin.org/journals/education/articles/10.3389/feduc.2024.1480908/full" text:style-name="ListLabel_20_163" text:visited-style-name="ListLabel_20_163"><text:span text:style-name="T11">https://www.frontiersin.org/journals/education/articles/10.3389/feduc.2024.1480908/full</text:span></text:a></text:p>
      <text:p text:style-name="P6"><text:span text:style-name="T9">67</text:span><text:span text:style-name="T4"> Arrow@TU Dublin. (n.d.).</text:span></text:p>
      <text:p text:style-name="P6"><text:span text:style-name="T6">Unlocking Deeper Insights: A Qualitative Approach To Evaluating STEM Outreach In Engineering Education</text:span><text:span text:style-name="T4">. Retrieved from </text:span><text:a xlink:type="simple" xlink:href="https://arrow.tudublin.ie/cgi/viewcontent.cgi?article=1128&amp;context=sefi2023_prapap" text:style-name="ListLabel_20_163" text:visited-style-name="ListLabel_20_163"><text:span text:style-name="T11">https://arrow.tudublin.ie/cgi/viewcontent.cgi?article=1128&amp;context=sefi2023_prapap</text:span></text:a></text:p>
      <text:p text:style-name="P6"><text:span text:style-name="T9">41</text:span><text:span text:style-name="T4"> Standard Bots. (n.d.).</text:span></text:p>
      <text:p text:style-name="P6"><text:span text:style-name="T6">Collaborative Robot Safety Standards</text:span><text:span text:style-name="T4">. Retrieved from </text:span><text:a xlink:type="simple" xlink:href="https://standardbots.com/blog/collaborative-robot-safety-standards" text:style-name="ListLabel_20_163" text:visited-style-name="ListLabel_20_163"><text:span text:style-name="T11">https://standardbots.com/blog/collaborative-robot-safety-standards</text:span></text:a></text:p>
      <text:p text:style-name="P6"><text:span text:style-name="T9">42</text:span><text:span text:style-name="T4"> UL. (n.d.).</text:span></text:p>
      <text:p text:style-name="P6"><text:span text:style-name="T6">Collaborative Robot Safety</text:span><text:span text:style-name="T4">. Retrieved from </text:span><text:a xlink:type="simple" xlink:href="https://www.ul.com/resources/collaborative-robot-safety" text:style-name="ListLabel_20_163" text:visited-style-name="ListLabel_20_163"><text:span text:style-name="T11">https://www.ul.com/resources/collaborative-robot-safety</text:span></text:a></text:p>
      <text:p text:style-name="P6"><text:span text:style-name="T9">43</text:span><text:span text:style-name="T4"> Boston Dynamics. (n.d.).</text:span></text:p>
      <text:p text:style-name="P6"><text:span text:style-name="T6">Spot</text:span><text:span text:style-name="T4">. Retrieved from </text:span><text:a xlink:type="simple" xlink:href="https://bostondynamics.com/products/spot/" text:style-name="ListLabel_20_163" text:visited-style-name="ListLabel_20_163"><text:span text:style-name="T11">https://bostondynamics.com/products/spot/</text:span></text:a></text:p>
      <text:p text:style-name="P6"><text:span text:style-name="T9">44</text:span><text:span text:style-name="T4"> MDPI. (n.d.).</text:span></text:p>
      <text:p text:style-name="P6"><text:span text:style-name="T6">Novel Design for a Cable-Driven Robotic Arm with Low Cost, Low Inertia Movement, and Long-Term Cable Durability</text:span><text:span text:style-name="T4">. Retrieved from </text:span><text:a xlink:type="simple" xlink:href="https://www.mdpi.com/2218-6581/13/9/128" text:style-name="ListLabel_20_163" text:visited-style-name="ListLabel_20_163"><text:span text:style-name="T11">https://www.mdpi.com/2218-6581/13/9/128</text:span></text:a></text:p>
      <text:p text:style-name="P6"><text:span text:style-name="T9">31</text:span><text:span text:style-name="T4"> ArXiv. (n.d.).</text:span></text:p>
      <text:p text:style-name="P6"><text:span text:style-name="T6">A hybrid physical-virtual educational robotic arm</text:span><text:span text:style-name="T4">. Retrieved from </text:span><text:a xlink:type="simple" xlink:href="https://arxiv.org/html/2505.23090v1" text:style-name="ListLabel_20_163" text:visited-style-name="ListLabel_20_163"><text:span text:style-name="T11">https://arxiv.org/html/2505.23090v1</text:span></text:a></text:p>
      <text:p text:style-name="P6"><text:span text:style-name="T9">32</text:span><text:span text:style-name="T4"> Make.co. (n.d.).</text:span></text:p>
      <text:p text:style-name="P6"><text:span text:style-name="T6">Educational Robot Arm</text:span><text:span text:style-name="T4">. Retrieved from </text:span><text:a xlink:type="simple" xlink:href="https://make.co/contestants/educational-robot-arm" text:style-name="ListLabel_20_163" text:visited-style-name="ListLabel_20_163"><text:span text:style-name="T11">https://make.co/contestants/educational-robot-arm</text:span></text:a></text:p>
      <text:p text:style-name="P6"><text:span text:style-name="T9">53</text:span><text:span text:style-name="T4"> JPL NASA. (n.d.).</text:span></text:p>
      <text:p text:style-name="P6"><text:span text:style-name="T6">Robotic Arm Challenge</text:span><text:span text:style-name="T4">. Retrieved from </text:span><text:a xlink:type="simple" xlink:href="https://www.jpl.nasa.gov/edu/resources/lesson-plan/robotic-arm-challenge/" text:style-name="ListLabel_20_163" text:visited-style-name="ListLabel_20_163"><text:span text:style-name="T11">https://www.jpl.nasa.gov/edu/resources/lesson-plan/robotic-arm-challenge/</text:span></text:a></text:p>
      <text:p text:style-name="P6"><text:soft-page-break/><text:span text:style-name="T9">81</text:span><text:span text:style-name="T4"> WSU Extension. (n.d.).</text:span></text:p>
      <text:p text:style-name="P6"><text:span text:style-name="T6">Robotics</text:span><text:span text:style-name="T4">. Retrieved from </text:span><text:a xlink:type="simple" xlink:href="https://extension.wsu.edu/yakima/4-h/projects-programs/projects-and-programs-resource-library/engineering-technology/robotics/" text:style-name="ListLabel_20_163" text:visited-style-name="ListLabel_20_163"><text:span text:style-name="T11">https://extension.wsu.edu/yakima/4-h/projects-programs/projects-and-programs-resource-library/engineering-technology/robotics/</text:span></text:a></text:p>
      <text:p text:style-name="P6"><text:span text:style-name="T9">87</text:span><text:span text:style-name="T4"> Veritas AI. (n.d.).</text:span></text:p>
      <text:p text:style-name="P6"><text:span text:style-name="T6">Robotics Competitions for High School Students</text:span><text:span text:style-name="T4">. Retrieved from </text:span><text:a xlink:type="simple" xlink:href="https://www.veritasai.com/veritasaiblog/robotics-competitions-for-high-school-students" text:style-name="ListLabel_20_163" text:visited-style-name="ListLabel_20_163"><text:span text:style-name="T11">https://www.veritasai.com/veritasaiblog/robotics-competitions-for-high-school-students</text:span></text:a></text:p>
      <text:p text:style-name="P6"><text:span text:style-name="T9">66</text:span><text:span text:style-name="T4"> Frontiers. (n.d.).</text:span></text:p>
      <text:p text:style-name="P6"><text:span text:style-name="T6">Culturally relevant informal STEM learning for underserved students: effects of repeated exposure to the engineering design process</text:span><text:span text:style-name="T4">. Retrieved from </text:span><text:a xlink:type="simple" xlink:href="https://www.frontiersin.org/journals/education/articles/10.3389/feduc.2025.1534452/full" text:style-name="ListLabel_20_163" text:visited-style-name="ListLabel_20_163"><text:span text:style-name="T11">https://www.frontiersin.org/journals/education/articles/10.3389/feduc.2025.1534452/full</text:span></text:a></text:p>
      <text:p text:style-name="P6"><text:span text:style-name="T9">21</text:span><text:span text:style-name="T4"> DigitalCommons@USF. (n.d.).</text:span></text:p>
      <text:p text:style-name="P6"><text:span text:style-name="T6">Assessing Exhibits for Learning in Science Centers: A Practical Tool</text:span><text:span text:style-name="T4">. Retrieved from </text:span><text:a xlink:type="simple" xlink:href="https://digitalcommons.usf.edu/cgi/viewcontent.cgi?article=1072&amp;context=fcrar" text:style-name="ListLabel_20_163" text:visited-style-name="ListLabel_20_163"><text:span text:style-name="T11">https://digitalcommons.usf.edu/cgi/viewcontent.cgi?article=1072&amp;context=fcrar</text:span></text:a></text:p>
      <text:p text:style-name="P6"><text:span text:style-name="T9">68</text:span><text:span text:style-name="T4"> D-Scholarship@Pitt. (n.d.).</text:span></text:p>
      <text:p text:style-name="P6"><text:span text:style-name="T6">Sharing Qualitative Data: Practices and Challenges in Social Sciences</text:span><text:span text:style-name="T4">. Retrieved from </text:span><text:a xlink:type="simple" xlink:href="https://d-scholarship.pitt.edu/31728/1/0608_wj_ETD_final.pdf" text:style-name="ListLabel_20_163" text:visited-style-name="ListLabel_20_163"><text:span text:style-name="T11">https://d-scholarship.pitt.edu/31728/1/0608_wj_ETD_final.pdf</text:span></text:a></text:p>
      <text:p text:style-name="P6"><text:span text:style-name="T9">77</text:span><text:span text:style-name="T4"> ACF. (n.d.).</text:span></text:p>
      <text:p text:style-name="P6"><text:span text:style-name="T6">Innovative Approaches to Keeping Youth Engaged Between Follow-Up Data</text:span><text:span text:style-name="T4">. Retrieved from </text:span><text:a xlink:type="simple" xlink:href="https://acf.gov/fysb/success-story/success-story/innovative-approaches-keeping-youth-engaged-between-follow-up-data" text:style-name="ListLabel_20_163" text:visited-style-name="ListLabel_20_163"><text:span text:style-name="T11">https://acf.gov/fysb/success-story/success-story/innovative-approaches-keeping-youth-engaged-between-follow-up-data</text:span></text:a></text:p>
      <text:p text:style-name="P6"><text:span text:style-name="T9">69</text:span><text:span text:style-name="T4"> Sopact. (n.d.).</text:span></text:p>
      <text:p text:style-name="P6"><text:span text:style-name="T6">Quantitative Data</text:span><text:span text:style-name="T4">. Retrieved from </text:span><text:a xlink:type="simple" xlink:href="https://www.sopact.com/use-case/quantitative-data" text:style-name="ListLabel_20_163" text:visited-style-name="ListLabel_20_163"><text:span text:style-name="T11">https://www.sopact.com/use-case/quantitative-data</text:span></text:a></text:p>
      <text:p text:style-name="P6"><text:span text:style-name="T9">65</text:span><text:span text:style-name="T4"> Revista Pesquisa FAPESP. (n.d.).</text:span></text:p>
      <text:p text:style-name="P6"><text:span text:style-name="T6">Giving wings to curiosity</text:span><text:span text:style-name="T4">. Retrieved from </text:span><text:a xlink:type="simple" xlink:href="https://revistapesquisa.fapesp.br/en/giving-wings-to-curiosity/" text:style-name="ListLabel_20_163" text:visited-style-name="ListLabel_20_163"><text:span text:style-name="T11">https://revistapesquisa.fapesp.br/en/giving-wings-to-curiosity/</text:span></text:a></text:p>
      <text:p text:style-name="P6"><text:span text:style-name="T9">95</text:span><text:span text:style-name="T4"> 4.events. (n.d.).</text:span></text:p>
      <text:p text:style-name="P6"><text:span text:style-name="T6">Straumann Scientific Meeting - Curitiba | PR</text:span><text:span text:style-name="T4">. Retrieved from </text:span><text:a xlink:type="simple" xlink:href="https://lets.4.events/straumann-scientific-meeting-curitiba-%7C-pr-C21136E410" text:style-name="ListLabel_20_163" text:visited-style-name="ListLabel_20_163"><text:span text:style-name="T11">https://lets.4.events/straumann-scientific-meeting-curitiba-%7C-pr-C21136E410</text:span></text:a></text:p>
      <text:p text:style-name="P6"><text:span text:style-name="T9">45</text:span><text:span text:style-name="T4"> Teach Kids Robotics. (n.d.).</text:span></text:p>
      <text:p text:style-name="P6"><text:span text:style-name="T6">Are robots safe?</text:span><text:span text:style-name="T4">. Retrieved from </text:span><text:a xlink:type="simple" xlink:href="https://www.teachkidsrobotics.com/are-robots-safe/" text:style-name="ListLabel_20_163" text:visited-style-name="ListLabel_20_163"><text:span text:style-name="T11">https://www.teachkidsrobotics.com/are-robots-safe/</text:span></text:a></text:p>
      <text:p text:style-name="P6"><text:span text:style-name="T9">46</text:span><text:span text:style-name="T4"> UL. (n.d.).</text:span></text:p>
      <text:p text:style-name="P6"><text:soft-page-break/><text:span text:style-name="T6">Robotic Safety, Security and Performance</text:span><text:span text:style-name="T4">. Retrieved from </text:span><text:a xlink:type="simple" xlink:href="https://www.ul.com/services/robotic-safety-security-and-performance" text:style-name="ListLabel_20_163" text:visited-style-name="ListLabel_20_163"><text:span text:style-name="T11">https://www.ul.com/services/robotic-safety-security-and-performance</text:span></text:a></text:p>
      <text:p text:style-name="P6"><text:span text:style-name="T9">34</text:span><text:span text:style-name="T4"> ASEE. (n.d.).</text:span></text:p>
      <text:p text:style-name="P6"><text:span text:style-name="T6">A Hybrid Physical-Virtual Educational Robotic Arm</text:span><text:span text:style-name="T4">. Retrieved from </text:span><text:a xlink:type="simple" xlink:href="https://coed.asee.org/2025/03/30/a-hybrid-physical-virtual-educational-robotic-arm/" text:style-name="ListLabel_20_163" text:visited-style-name="ListLabel_20_163"><text:span text:style-name="T11">https://coed.asee.org/2025/03/30/a-hybrid-physical-virtual-educational-robotic-arm/</text:span></text:a></text:p>
      <text:p text:style-name="P6"><text:span text:style-name="T9">44</text:span><text:span text:style-name="T4"> MDPI. (n.d.).</text:span></text:p>
      <text:p text:style-name="P6"><text:span text:style-name="T6">Novel Design for a Cable-Driven Robotic Arm with Low Cost, Low Inertia Movement, and Long-Term Cable Durability</text:span><text:span text:style-name="T4">. Retrieved from </text:span><text:a xlink:type="simple" xlink:href="https://www.mdpi.com/2218-6581/13/9/128" text:style-name="ListLabel_20_163" text:visited-style-name="ListLabel_20_163"><text:span text:style-name="T11">https://www.mdpi.com/2218-6581/13/9/128</text:span></text:a></text:p>
      <text:p text:style-name="P6"><text:span text:style-name="T9">33</text:span><text:span text:style-name="T4"> FIRST Inspires. (n.d.).</text:span></text:p>
      <text:p text:style-name="P6"><text:span text:style-name="T6">Explore Session 10</text:span><text:span text:style-name="T4">. Retrieved from </text:span><text:a xlink:type="simple" xlink:href="https://www.firstinspires.org/sites/default/files/uploads/resource_library/educators/firstathome/2020/week10/Explore-Session-10.pdf?__hssc=212927755.22.1605368089054&amp;__hstc=212927755.c375be9ec8c31a86125c7b3b10dac051.1605368089054.1605368089054.1605368089054.1&amp;__hsfp=3953452863&amp;hsCtaTracking=c8d898d9-7915-4d22-beec-4e4aacae0cb4%7Cd94a6493-6634-4891-b4c1-9c6ca06a9678" text:style-name="ListLabel_20_163" text:visited-style-name="ListLabel_20_163"><text:span text:style-name="T11">https://www.firstinspires.org/sites/default/files/uploads/resource_library/educators/firstathome/2020/week10/Explore-Session-10.pdf?__hssc=212927755.22.1605368089054&amp;__hstc=212927755.c375be9ec8c31a86125c7b3b10dac051.1605368089054.1605368089054.1605368089054.1&amp;__hsfp=3953452863&amp;hsCtaTracking=c8d898d9-7915-4d22-beec-4e4aacae0cb4%7Cd94a6493-6634-4891-b4c1-9c6ca06a9678</text:span></text:a></text:p>
      <text:p text:style-name="P6"><text:span text:style-name="T9">50</text:span><text:span text:style-name="T4"> YouTube. (n.d.).</text:span></text:p>
      <text:p text:style-name="P6"><text:span text:style-name="T6">Top 10 Robotics Projects for Kids</text:span><text:span text:style-name="T4">. Retrieved from </text:span><text:a xlink:type="simple" xlink:href="https://www.youtube.com/watch?v=spAZNmqmM4g&amp;vl=en" text:style-name="ListLabel_20_163" text:visited-style-name="ListLabel_20_163"><text:span text:style-name="T11">https://www.youtube.com/watch?v=spAZNmqmM4g&amp;vl=en</text:span></text:a></text:p>
      <text:p text:style-name="P6"><text:span text:style-name="T9">51</text:span><text:span text:style-name="T4"> STEMpedia. (n.d.).</text:span></text:p>
      <text:p text:style-name="P6"><text:span text:style-name="T6">Projects by STEMpedia</text:span><text:span text:style-name="T4">. Retrieved from </text:span><text:a xlink:type="simple" xlink:href="https://ai.thestempedia.com/project/" text:style-name="ListLabel_20_163" text:visited-style-name="ListLabel_20_163"><text:span text:style-name="T11">https://ai.thestempedia.com/project/</text:span></text:a></text:p>
      <text:p text:style-name="P6"><text:span text:style-name="T9">82</text:span><text:span text:style-name="T4"> American Scientist. (n.d.).</text:span></text:p>
      <text:p text:style-name="P6"><text:span text:style-name="T6">Child-Robot Interaction</text:span><text:span text:style-name="T4">. Retrieved from </text:span><text:a xlink:type="simple" xlink:href="https://www.americanscientist.org/article/child-robot-interaction" text:style-name="ListLabel_20_163" text:visited-style-name="ListLabel_20_163"><text:span text:style-name="T11">https://www.americanscientist.org/article/child-robot-interaction</text:span></text:a></text:p>
      <text:p text:style-name="P6"><text:span text:style-name="T9">83</text:span><text:span text:style-name="T4"> JetLearn. (n.d.).</text:span></text:p>
      <text:p text:style-name="P6"><text:span text:style-name="T6">The Importance of Ethics in Robotics: Teaching Kids Right from Wrong</text:span><text:span text:style-name="T4">. Retrieved from </text:span><text:a xlink:type="simple" xlink:href="https://www.jetlearn.com/blog/importance-of-ethics-in-robotics" text:style-name="ListLabel_20_163" text:visited-style-name="ListLabel_20_163"><text:span text:style-name="T11">https://www.jetlearn.com/blog/importance-of-ethics-in-robotics</text:span></text:a></text:p>
      <text:p text:style-name="P6"><text:span text:style-name="T9">70</text:span><text:span text:style-name="T4"> mHealth. (n.d.).</text:span></text:p>
      <text:p text:style-name="P6"><text:span text:style-name="T6">Qualitative data collection methods youth engagement science fairs</text:span><text:span text:style-name="T4">. Retrieved from </text:span><text:a xlink:type="simple" xlink:href="https://mhealth.amegroups.org/article/view/41814/html" text:style-name="ListLabel_20_163" text:visited-style-name="ListLabel_20_163"><text:span text:style-name="T11">https://mhealth.amegroups.org/article/view/41814/html</text:span></text:a></text:p>
      <text:p text:style-name="P6"><text:span text:style-name="T9">71</text:span><text:span text:style-name="T4"> FHI360. (n.d.).</text:span></text:p>
      <text:p text:style-name="P6"><text:span text:style-name="T6">Qualitative Research Methods: A Data Collector's Field Guide</text:span><text:span text:style-name="T4">. Retrieved from </text:span><text:a xlink:type="simple" xlink:href="https://www.fhi360.org/wp-content/uploads/2024/01/Qualitative-Research-Methods-A-Data-Collectors-Field-Guide.pdf" text:style-name="ListLabel_20_163" text:visited-style-name="ListLabel_20_163"><text:span text:style-name="T11">https://www.fhi360.org/wp-content/uploads/2024/01/Qualitative-Research-Methods-A-Data-Collectors-Field-Guide.pdf</text:span></text:a></text:p>
      <text:p text:style-name="P6"><text:span text:style-name="T9">75</text:span><text:span text:style-name="T4"> ResearchGate. (n.d.).</text:span></text:p>
      <text:p text:style-name="P6"><text:span text:style-name="T6">Measuring STEM engagement among middle school children involved in educational robotics: a narrative review</text:span><text:span text:style-name="T4">. Retrieved from </text:span><text:a xlink:type="simple" xlink:href="https://www.researchgate.net/publication/394131274_Measuring_STEM_engagement_among_middle_school_children_involved_in_educational_robotics_a_narrative_review" text:style-name="ListLabel_20_163" text:visited-style-name="ListLabel_20_163"><text:span text:style-name="T11">https://www.researchgate.net/publication/394131274_Measuring_STEM_engagement_among_middle_school_children_involved_in_educational_robotics_a_narrative_review</text:span></text:a></text:p>
      <text:p text:style-name="P6"><text:soft-page-break/><text:span text:style-name="T9">79</text:span><text:span text:style-name="T4"> TeachersPayTeachers. (n.d.).</text:span></text:p>
      <text:p text:style-name="P6"><text:span text:style-name="T6">STEM Interest Survey</text:span><text:span text:style-name="T4">. Retrieved from </text:span><text:a xlink:type="simple" xlink:href="https://www.teacherspayteachers.com/browse?search=stem+interest+survey" text:style-name="ListLabel_20_163" text:visited-style-name="ListLabel_20_163"><text:span text:style-name="T11">https://www.teacherspayteachers.com/browse?search=stem%20interest%20survey</text:span></text:a></text:p>
      <text:p text:style-name="P6"><text:span text:style-name="T9">60</text:span><text:span text:style-name="T4"> Spine.org. (n.d.).</text:span></text:p>
      <text:p text:style-name="P6"><text:span text:style-name="T6">Upcoming Events &amp; Exhibitions</text:span><text:span text:style-name="T4">. Retrieved from </text:span><text:a xlink:type="simple" xlink:href="https://www.spine.org/Education/Upcoming-Events-Exhibitions/1000" text:style-name="ListLabel_20_163" text:visited-style-name="ListLabel_20_163"><text:span text:style-name="T11">https://www.spine.org/Education/Upcoming-Events-Exhibitions/1000</text:span></text:a></text:p>
      <text:p text:style-name="P6"><text:span text:style-name="T9">61</text:span><text:span text:style-name="T4"> All Conference Alert. (n.d.).</text:span></text:p>
      <text:p text:style-name="P6"><text:span text:style-name="T6">Material Science Conferences in Curitiba</text:span><text:span text:style-name="T4">. Retrieved from </text:span><text:a xlink:type="simple" xlink:href="https://www.allconferencealert.com/curitiba/material-science-conference.html" text:style-name="ListLabel_20_163" text:visited-style-name="ListLabel_20_163"><text:span text:style-name="T11">https://www.allconferencealert.com/curitiba/material-science-conference.html</text:span></text:a></text:p>
      <text:p text:style-name="P6"><text:span text:style-name="T9">58</text:span><text:span text:style-name="T4"> Smart City Expo Curitiba. (n.d.).</text:span></text:p>
      <text:p text:style-name="P6"><text:span text:style-name="T6">Smart City Expo Curitiba 2026</text:span><text:span text:style-name="T4">. Retrieved from </text:span><text:a xlink:type="simple" xlink:href="https://smartcityexpocuritiba.com/en/" text:style-name="ListLabel_20_163" text:visited-style-name="ListLabel_20_163"><text:span text:style-name="T11">https://smartcityexpocuritiba.com/en/</text:span></text:a></text:p>
      <text:p text:style-name="P6"><text:span text:style-name="T9">59</text:span><text:span text:style-name="T4"> All Conference Alert. (n.d.).</text:span></text:p>
      <text:p text:style-name="P6"><text:span text:style-name="T6">Technology Conferences in Curitiba January 2026</text:span><text:span text:style-name="T4">. Retrieved from </text:span><text:a xlink:type="simple" xlink:href="https://www.allconferencealert.com/curitiba/technology-conference/january-2025" text:style-name="ListLabel_20_163" text:visited-style-name="ListLabel_20_163"><text:span text:style-name="T11">https://www.allconferencealert.com/curitiba/technology-conference/january-2025</text:span></text:a></text:p>
      <text:p text:style-name="P6"><text:span text:style-name="T9">62</text:span><text:span text:style-name="T4"> PUCPR. (n.d.).</text:span></text:p>
      <text:p text:style-name="P6"><text:span text:style-name="T6">International</text:span><text:span text:style-name="T4">. Retrieved from </text:span><text:a xlink:type="simple" xlink:href="https://www.pucpr.br/international/" text:style-name="ListLabel_20_163" text:visited-style-name="ListLabel_20_163"><text:span text:style-name="T11">https://www.pucpr.br/international/</text:span></text:a></text:p>
      <text:p text:style-name="P6"><text:span text:style-name="T9">63</text:span><text:span text:style-name="T4"> Top Universities. (n.d.).</text:span></text:p>
      <text:p text:style-name="P6"><text:span text:style-name="T6">Federal University of Technology-Parana</text:span><text:span text:style-name="T4">. Retrieved from </text:span><text:a xlink:type="simple" xlink:href="https://www.topuniversities.com/universities/federal-university-technology-parana" text:style-name="ListLabel_20_163" text:visited-style-name="ListLabel_20_163"><text:span text:style-name="T11">https://www.topuniversities.com/universities/federal-university-technology-parana</text:span></text:a></text:p>
      <text:p text:style-name="P6"><text:span text:style-name="T9">57</text:span><text:span text:style-name="T4"> FIRST Inspires. (n.d.).</text:span></text:p>
      <text:p text:style-name="P6"><text:span text:style-name="T6">FIRST Inspires: Home</text:span><text:span text:style-name="T4">. Retrieved from </text:span><text:a xlink:type="simple" xlink:href="https://www.firstinspires.org/" text:style-name="ListLabel_20_163" text:visited-style-name="ListLabel_20_163"><text:span text:style-name="T11">https://www.firstinspires.org/</text:span></text:a></text:p>
      <text:p text:style-name="P6"><text:span text:style-name="T9">64</text:span><text:span text:style-name="T4"> UNITAR. (n.d.).</text:span></text:p>
      <text:p text:style-name="P6"><text:span text:style-name="T6">CIFAL Curitiba Promoting STEM Education in Brazil</text:span><text:span text:style-name="T4">. Retrieved from </text:span><text:a xlink:type="simple" xlink:href="https://unitar.org/about/news-stories/news/cifal-curitiba-promoting-stem-education-brazil" text:style-name="ListLabel_20_163" text:visited-style-name="ListLabel_20_163"><text:span text:style-name="T11">https://unitar.org/about/news-stories/news/cifal-curitiba-promoting-stem-education-brazil</text:span></text:a></text:p>
      <text:p text:style-name="P6"><text:span text:style-name="T9">14</text:span><text:span text:style-name="T4"> Playtolabs. (n.d.).</text:span></text:p>
      <text:p text:style-name="P6"><text:span text:style-name="T6">Robotics for Kids</text:span><text:span text:style-name="T4">. Retrieved from </text:span><text:a xlink:type="simple" xlink:href="https://www.playtolabs.com/blog/robotics-for-kids" text:style-name="ListLabel_20_163" text:visited-style-name="ListLabel_20_163"><text:span text:style-name="T11">https://www.playtolabs.com/blog/robotics-for-kids</text:span></text:a></text:p>
      <text:p text:style-name="P6"><text:span text:style-name="T9">46</text:span><text:span text:style-name="T4"> UL. (n.d.).</text:span></text:p>
      <text:p text:style-name="P6"><text:soft-page-break/><text:span text:style-name="T6">Robotic Safety, Security and Performance</text:span><text:span text:style-name="T4">. Retrieved from </text:span><text:a xlink:type="simple" xlink:href="https://www.ul.com/services/robotic-safety-security-and-performance" text:style-name="ListLabel_20_163" text:visited-style-name="ListLabel_20_163"><text:span text:style-name="T11">https://www.ul.com/services/robotic-safety-security-and-performance</text:span></text:a></text:p>
      <text:p text:style-name="P6"><text:span text:style-name="T9">38</text:span><text:span text:style-name="T4"> Kinova Robotics. (n.d.).</text:span></text:p>
      <text:p text:style-name="P6"><text:span text:style-name="T6">Jaco Robotic Arm</text:span><text:span text:style-name="T4">. Retrieved from </text:span><text:a xlink:type="simple" xlink:href="https://assistive.kinovarobotics.com/product/jaco-robotic-arm" text:style-name="ListLabel_20_163" text:visited-style-name="ListLabel_20_163"><text:span text:style-name="T11">https://assistive.kinovarobotics.com/product/jaco-robotic-arm</text:span></text:a></text:p>
      <text:p text:style-name="P6"><text:span text:style-name="T9">35</text:span><text:span text:style-name="T4"> TechPowerUp. (n.d.).</text:span></text:p>
      <text:p text:style-name="P6"><text:span text:style-name="T6">Dobot Magician Review</text:span><text:span text:style-name="T4">. Retrieved from </text:span><text:a xlink:type="simple" xlink:href="https://www.techpowerup.com/review/dobot-magician/5.html" text:style-name="ListLabel_20_163" text:visited-style-name="ListLabel_20_163"><text:span text:style-name="T11">https://www.techpowerup.com/review/dobot-magician/5.html</text:span></text:a></text:p>
      <text:p text:style-name="P6"><text:span text:style-name="T9">36</text:span><text:span text:style-name="T4"> Top3DShop. (n.d.).</text:span></text:p>
      <text:p text:style-name="P6"><text:span text:style-name="T6">Dobot Magician Robotic Arm Review</text:span><text:span text:style-name="T4">. Retrieved from </text:span><text:a xlink:type="simple" xlink:href="https://top3dshop.com/blog/dobot-magician-robotic-arm-review" text:style-name="ListLabel_20_163" text:visited-style-name="ListLabel_20_163"><text:span text:style-name="T11">https://top3dshop.com/blog/dobot-magician-robotic-arm-review</text:span></text:a></text:p>
      <text:p text:style-name="P6"><text:span text:style-name="T9">55</text:span><text:span text:style-name="T4"> STEMpedia. (n.d.).</text:span></text:p>
      <text:p text:style-name="P6"><text:span text:style-name="T6">Quarky</text:span><text:span text:style-name="T4">. Retrieved from </text:span><text:a xlink:type="simple" xlink:href="https://thestempedia.com/product/quarky/" text:style-name="ListLabel_20_163" text:visited-style-name="ListLabel_20_163"><text:span text:style-name="T11">https://thestempedia.com/product/quarky/</text:span></text:a></text:p>
      <text:p text:style-name="P6"><text:span text:style-name="T9">24</text:span><text:span text:style-name="T4"> VEX Robotics. (n.d.).</text:span></text:p>
      <text:p text:style-name="P6"><text:span text:style-name="T6">VEX Robotics: Home</text:span><text:span text:style-name="T4">. Retrieved from </text:span><text:a xlink:type="simple" xlink:href="https://www.vexrobotics.com/" text:style-name="ListLabel_20_163" text:visited-style-name="ListLabel_20_163"><text:span text:style-name="T11">https://www.vexrobotics.com/</text:span></text:a></text:p>
      <text:p text:style-name="P6"><text:span text:style-name="T9">53</text:span><text:span text:style-name="T4"> JPL NASA. (n.d.).</text:span></text:p>
      <text:p text:style-name="P6"><text:span text:style-name="T6">Robotic Arm Challenge</text:span><text:span text:style-name="T4">. Retrieved from </text:span><text:a xlink:type="simple" xlink:href="https://www.jpl.nasa.gov/edu/resources/lesson-plan/robotic-arm-challenge/" text:style-name="ListLabel_20_163" text:visited-style-name="ListLabel_20_163"><text:span text:style-name="T11">https://www.jpl.nasa.gov/edu/resources/lesson-plan/robotic-arm-challenge/</text:span></text:a></text:p>
      <text:p text:style-name="P6"><text:span text:style-name="T9">54</text:span><text:span text:style-name="T4"> PBS Kids. (n.d.).</text:span></text:p>
      <text:p text:style-name="P6"><text:span text:style-name="T6">Robo-Arm</text:span><text:span text:style-name="T4">. Retrieved from </text:span><text:a xlink:type="simple" xlink:href="https://pbskids.org/designsquad/build/robo-arm/" text:style-name="ListLabel_20_163" text:visited-style-name="ListLabel_20_163"><text:span text:style-name="T11">https://pbskids.org/designsquad/build/robo-arm/</text:span></text:a></text:p>
      <text:p text:style-name="P6"><text:span text:style-name="T9">56</text:span><text:span text:style-name="T4"> Miko. (n.d.).</text:span></text:p>
      <text:p text:style-name="P6"><text:span text:style-name="T6">Miko AI-Powered Robot: Smart Companion for Kids</text:span><text:span text:style-name="T4">. Retrieved from </text:span><text:a xlink:type="simple" xlink:href="https://miko.ai/" text:style-name="ListLabel_20_163" text:visited-style-name="ListLabel_20_163"><text:span text:style-name="T11">https://miko.ai/</text:span></text:a></text:p>
      <text:p text:style-name="P6"><text:span text:style-name="T9">57</text:span><text:span text:style-name="T4"> FIRST Inspires. (n.d.).</text:span></text:p>
      <text:p text:style-name="P6"><text:span text:style-name="T6">FIRST Inspires: Home</text:span><text:span text:style-name="T4">. Retrieved from </text:span><text:a xlink:type="simple" xlink:href="https://www.firstinspires.org/" text:style-name="ListLabel_20_163" text:visited-style-name="ListLabel_20_163"><text:span text:style-name="T11">https://www.firstinspires.org/</text:span></text:a></text:p>
      <text:p text:style-name="P6"><text:span text:style-name="T9">84</text:span><text:span text:style-name="T4"> UNESCO. (n.d.).</text:span></text:p>
      <text:p text:style-name="P6"><text:span text:style-name="T6">Recommendation on the Ethics of Artificial Intelligence</text:span><text:span text:style-name="T4">. Retrieved from </text:span><text:a xlink:type="simple" xlink:href="https://www.unesco.org/en/artificial-intelligence/recommendation-ethics" text:style-name="ListLabel_20_163" text:visited-style-name="ListLabel_20_163"><text:span text:style-name="T11">https://www.unesco.org/en/artificial-intelligence/recommendation-ethics</text:span></text:a></text:p>
      <text:p text:style-name="P6"><text:soft-page-break/><text:span text:style-name="T9">85</text:span><text:span text:style-name="T4"> ResearchGate. (n.d.).</text:span></text:p>
      <text:p text:style-name="P6"><text:span text:style-name="T6">Using Artificial Intelligence (AI)-interfaced robotic toys in early childhood settings: a case for children's inquiry literacy</text:span><text:span text:style-name="T4">. Retrieved from </text:span><text:a xlink:type="simple" xlink:href="https://www.researchgate.net/publication/355140889_Using_Artificial_Intelligence_AI-interfaced_robotic_toys_in_early_childhood_settings_a_case_for_children's_inquiry_literacy" text:style-name="ListLabel_20_163" text:visited-style-name="ListLabel_20_163"><text:span text:style-name="T11">https://www.researchgate.net/publication/355140889_Using_Artificial_Intelligence_AI-interfaced_robotic_toys_in_early_childhood_settings_a_case_for_children's_inquiry_literacy</text:span></text:a></text:p>
      <text:p text:style-name="P6"><text:span text:style-name="T9">73</text:span><text:span text:style-name="T4"> SuperSurvey. (n.d.).</text:span></text:p>
      <text:p text:style-name="P6"><text:span text:style-name="T6">STEM Elementary Student Interest Survey</text:span><text:span text:style-name="T4">. Retrieved from </text:span><text:a xlink:type="simple" xlink:href="https://www.supersurvey.com/LPF-stem-elementary-student" text:style-name="ListLabel_20_163" text:visited-style-name="ListLabel_20_163"><text:span text:style-name="T11">https://www.supersurvey.com/LPF-stem-elementary-student</text:span></text:a></text:p>
      <text:p text:style-name="P6"><text:span text:style-name="T9">74</text:span><text:span text:style-name="T4"> Poll-Maker. (n.d.).</text:span></text:p>
      <text:p text:style-name="P6"><text:span text:style-name="T6">STEM for Students</text:span><text:span text:style-name="T4">. Retrieved from </text:span><text:a xlink:type="simple" xlink:href="https://www.poll-maker.com/stem-for-students" text:style-name="ListLabel_20_163" text:visited-style-name="ListLabel_20_163"><text:span text:style-name="T11">https://www.poll-maker.com/stem-for-students</text:span></text:a></text:p>
      <text:p text:style-name="P6"><text:span text:style-name="T9">72</text:span><text:span text:style-name="T4"> Space Science. (n.d.).</text:span></text:p>
      <text:p text:style-name="P6"><text:span text:style-name="T6">Engaging Youth in Exhibition Development and Evaluation</text:span><text:span text:style-name="T4">. Retrieved from </text:span><text:a xlink:type="simple" xlink:href="https://spacescience.org/edu/reports/NCIL-Report-Engaging-Youth-Exhibition-Development-Evaluation-2013.pdf" text:style-name="ListLabel_20_163" text:visited-style-name="ListLabel_20_163"><text:span text:style-name="T11">https://spacescience.org/edu/reports/NCIL-Report-Engaging-Youth-Exhibition-Development-Evaluation-2013.pdf</text:span></text:a></text:p>
      <text:p text:style-name="P6"><text:span text:style-name="T9">78</text:span><text:span text:style-name="T4"> ResearchGate. (n.d.).</text:span></text:p>
      <text:p text:style-name="P6"><text:span text:style-name="T6">Assessing Exhibits for Learning in Science Centers: A Practical Tool</text:span><text:span text:style-name="T4">. Retrieved from </text:span><text:a xlink:type="simple" xlink:href="https://www.researchgate.net/publication/233338902_Assessing_Exhibits_for_Learning_in_Science_Centers_A_Practical_Tool" text:style-name="ListLabel_20_163" text:visited-style-name="ListLabel_20_163"><text:span text:style-name="T11">https://www.researchgate.net/publication/233338902_Assessing_Exhibits_for_Learning_in_Science_Centers_A_Practical_Tool</text:span></text:a></text:p>
      <text:p text:style-name="P6"><text:span text:style-name="T9">47</text:span><text:span text:style-name="T4"> World Economic Forum. (n.d.).</text:span></text:p>
      <text:p text:style-name="P62"><text:span text:style-name="T6">Humanoid robots offer disruption and promise</text:span><text:span text:style-name="T4">. Retrieved from </text:span><text:a xlink:type="simple" xlink:href="https://www.weforum.org/stories/2025/06/humanoid-robots-offer-disruption-and-promise/" text:style-name="ListLabel_20_163" text:visited-style-name="ListLabel_20_163"><text:span text:style-name="T11">https://www.weforum.org/stories/2025/06/humanoid-robots-offer-disruption-and-promise/</text:span></text:a></text:p>
      <text:p text:style-name="P67"><text:span text:style-name="T12">Referências citadas</text:span></text:p>
      <text:list xml:id="list3292813017" text:style-name="WWNum4">
        <text:list-item>
          <text:p text:style-name="P63"><text:span text:style-name="T13">Youth Robotics Programs - Meegle, acessado em agosto 4, 2025, </text:span><text:a xlink:type="simple" xlink:href="https://www.meegle.com/en_us/topics/robotics/youth-robotics-programs" text:style-name="ListLabel_20_164" text:visited-style-name="ListLabel_20_164"><text:span text:style-name="T14">https://www.meegle.com/en_us/topics/robotics/youth-robotics-programs</text:span></text:a></text:p>
        </text:list-item>
        <text:list-item>
          <text:p text:style-name="P63"><text:span text:style-name="T13">The Importance of Robotics for Students: A Pathway to Future Success - ACEBOTT, acessado em agosto 4, 2025, </text:span><text:a xlink:type="simple" xlink:href="https://acebott.com/stem-blogs/the-importance-of-robotics-for-students-a-pathway-to-future-success/" text:style-name="ListLabel_20_164" text:visited-style-name="ListLabel_20_164"><text:span text:style-name="T14">https://acebott.com/stem-blogs/the-importance-of-robotics-for-students-a-pathway-to-future-success/</text:span></text:a></text:p>
        </text:list-item>
        <text:list-item>
          <text:p text:style-name="P63"><text:span text:style-name="T13">Beyond Exhibits: Exploring Bio-Inspired Education ... - ASEE PEER, acessado em agosto 4, 2025, </text:span><text:a xlink:type="simple" xlink:href="https://peer.asee.org/beyond-exhibits-exploring-bio-inspired-education-robots-in-museums-for-stem-enrichment.pdf" text:style-name="ListLabel_20_164" text:visited-style-name="ListLabel_20_164"><text:span text:style-name="T14">https://peer.asee.org/beyond-exhibits-exploring-bio-inspired-education-robots-in-museums-for-stem-enrichment.pdf</text:span></text:a></text:p>
        </text:list-item>
        <text:list-item>
          <text:p text:style-name="P63"><text:span text:style-name="T13">Effects of summer robotics activities in libraries on children's interest in robotics and STEM career - White Rose Research Online, acessado em agosto 4, 2025, </text:span><text:a xlink:type="simple" xlink:href="https://eprints.whiterose.ac.uk/id/eprint/218905/1/Cheung_Effects_of_summer_robotics.pdf" text:style-name="ListLabel_20_164" text:visited-style-name="ListLabel_20_164"><text:span text:style-name="T14">https://eprints.whiterose.ac.uk/id/eprint/218905/1/Cheung_Effects_of_summer_robotics.pdf</text:span></text:a></text:p>
        </text:list-item>
        <text:list-item>
          <text:p text:style-name="P63"><text:span text:style-name="T13">Framework for Evaluating Impacts of Informal Science Education Projects, acessado em agosto 4, 2025, </text:span><text:a xlink:type="simple" xlink:href="https://informalscience.org/wp-content/uploads/2022/05/Eval_Framework.pdf" text:style-name="ListLabel_20_164" text:visited-style-name="ListLabel_20_164"><text:span text:style-name="T14">https://informalscience.org/wp-content/uploads/2022/05/Eval_Framework.pdf</text:span></text:a></text:p>
        </text:list-item>
        <text:list-item>
          <text:p text:style-name="P63"><text:span text:style-name="T13">Informal STEM education – what is it and what are its goals - Afterschool Alliance, acessado em agosto 4, 2025, </text:span><text:a xlink:type="simple" xlink:href="https://afterschoolalliance.org/documents/STEM/Rennie_Krishnamurthi.pdf" text:style-name="ListLabel_20_164" text:visited-style-name="ListLabel_20_164"><text:span text:style-name="T14">https://afterschoolalliance.org/documents/STEM/Rennie_Krishnamurthi.pdf</text:span></text:a></text:p>
        </text:list-item>
        <text:list-item>
          <text:p text:style-name="P63"><text:span text:style-name="T13">(PDF) The Effects of Educational Robotics Activities on Students ..., acessado em agosto 4, 2025, </text:span><text:a xlink:type="simple" xlink:href="https://www.researchgate.net/publication/370872865_The_effects_of_educational_robotics_activities_on_students'_attitudes_towards_STEM_and_ICT_courses" text:style-name="ListLabel_20_164" text:visited-style-name="ListLabel_20_164"><text:span text:style-name="T14">https://www.researchgate.net/publication/370872865_The_effects_of_educational_robotics_activities_on_students'_attitudes_towards_STEM_and_ICT_courses</text:span></text:a></text:p>
        </text:list-item>
        <text:list-item>
          <text:p text:style-name="P63"><text:span text:style-name="T13">Revolutionizing STEM Education with WhalesBot ... - WhalesBot, acessado em agosto 4, 2025, </text:span><text:a xlink:type="simple" xlink:href="https://www.whalesbot.ai/blog/revolutionizing-stem-education-with-whalesbot-empowering-students-through-robotics" text:style-name="ListLabel_20_164" text:visited-style-name="ListLabel_20_164"><text:span text:style-name="T14">https://www.whalesbot.ai/blog/revolutionizing-stem-education-with-whalesbot-empowering-students-through-robotics</text:span></text:a></text:p>
        </text:list-item>
        <text:list-item>
          <text:p text:style-name="P63"><text:soft-page-break/><text:span text:style-name="T13">(PDF) The impact of robotics on STEM education: Facilitating cognitive and interdisciplinary advancements - ResearchGate, acessado em agosto 4, 2025, </text:span><text:a xlink:type="simple" xlink:href="https://www.researchgate.net/publication/381608218_The_impact_of_robotics_on_STEM_education_Facilitating_cognitive_and_interdisciplinary_advancements" text:style-name="ListLabel_20_164" text:visited-style-name="ListLabel_20_164"><text:span text:style-name="T14">https://www.researchgate.net/publication/381608218_The_impact_of_robotics_on_STEM_education_Facilitating_cognitive_and_interdisciplinary_advancements</text:span></text:a></text:p>
        </text:list-item>
        <text:list-item>
          <text:p text:style-name="P63"><text:span text:style-name="T13">Implementation of Integrated STEM Learning in Educational Robotics towards 21st Century Skills: A Systematic Review - ERIC, acessado em agosto 4, 2025, </text:span><text:a xlink:type="simple" xlink:href="https://files.eric.ed.gov/fulltext/EJ1452798.pdf" text:style-name="ListLabel_20_164" text:visited-style-name="ListLabel_20_164"><text:span text:style-name="T14">https://files.eric.ed.gov/fulltext/EJ1452798.pdf</text:span></text:a></text:p>
        </text:list-item>
        <text:list-item>
          <text:p text:style-name="P63"><text:span text:style-name="T13">The Benefits of Robotics and AI for Children and Behavioral Health, acessado em agosto 4, 2025, </text:span><text:a xlink:type="simple" xlink:href="https://behavioralhealthnews.org/the-benefits-of-robotics-and-ai-for-children-and-behavioral-health/" text:style-name="ListLabel_20_164" text:visited-style-name="ListLabel_20_164"><text:span text:style-name="T14">https://behavioralhealthnews.org/the-benefits-of-robotics-and-ai-for-children-and-behavioral-health/</text:span></text:a></text:p>
        </text:list-item>
        <text:list-item>
          <text:p text:style-name="P63"><text:span text:style-name="T13">Top Robotics Games for Kids | Learn Through Play - Centre Point School, acessado em agosto 4, 2025, </text:span><text:a xlink:type="simple" xlink:href="https://centrepointschools.com/blogs/robotics-games-for-kids-play-based-learning/" text:style-name="ListLabel_20_164" text:visited-style-name="ListLabel_20_164"><text:span text:style-name="T14">https://centrepointschools.com/blogs/robotics-games-for-kids-play-based-learning/</text:span></text:a></text:p>
        </text:list-item>
        <text:list-item>
          <text:p text:style-name="P63"><text:span text:style-name="T13">Educational robots for STEM - Niryo, acessado em agosto 4, 2025, </text:span><text:a xlink:type="simple" xlink:href="https://niryo.com/educational-robots-stem/" text:style-name="ListLabel_20_164" text:visited-style-name="ListLabel_20_164"><text:span text:style-name="T14">https://niryo.com/educational-robots-stem/</text:span></text:a></text:p>
        </text:list-item>
        <text:list-item>
          <text:p text:style-name="P63"><text:span text:style-name="T13">Robotics for Kids - Complete Guide for Parents and Teachers [Updated 2023] - Playto Labs, acessado em agosto 4, 2025, </text:span><text:a xlink:type="simple" xlink:href="https://www.playtolabs.com/blog/robotics-for-kids" text:style-name="ListLabel_20_164" text:visited-style-name="ListLabel_20_164"><text:span text:style-name="T14">https://www.playtolabs.com/blog/robotics-for-kids</text:span></text:a></text:p>
        </text:list-item>
        <text:list-item>
          <text:p text:style-name="P63"><text:span text:style-name="T13">The Effect of STEM-Based Robotic Applications on the Creativity And Attitude of Students | Tiryaki | Journal of Science Learning - Universitas Pendidikan Indonesia, acessado em agosto 4, 2025, </text:span><text:a xlink:type="simple" xlink:href="https://ejournal.upi.edu/index.php/jslearning/article/view/94" text:style-name="ListLabel_20_164" text:visited-style-name="ListLabel_20_164"><text:span text:style-name="T14">https://ejournal.upi.edu/index.php/jslearning/article/view/94</text:span></text:a></text:p>
        </text:list-item>
        <text:list-item>
          <text:p text:style-name="P63"><text:span text:style-name="T13">Teaching STEM - Museum of Science, acessado em agosto 4, 2025, </text:span><text:a xlink:type="simple" xlink:href="https://www.mos.org/teaching-stem" text:style-name="ListLabel_20_164" text:visited-style-name="ListLabel_20_164"><text:span text:style-name="T14">https://www.mos.org/teaching-stem</text:span></text:a></text:p>
        </text:list-item>
        <text:list-item>
          <text:p text:style-name="P63"><text:span text:style-name="T13">San Diego's Fleet Science Center, acessado em agosto 4, 2025, </text:span><text:a xlink:type="simple" xlink:href="https://www.fleetscience.org/" text:style-name="ListLabel_20_164" text:visited-style-name="ListLabel_20_164"><text:span text:style-name="T14">https://www.fleetscience.org/</text:span></text:a></text:p>
        </text:list-item>
        <text:list-item>
          <text:p text:style-name="P63"><text:span text:style-name="T13">STEAM Lab - Boston Children's Museum, acessado em agosto 4, 2025, </text:span><text:a xlink:type="simple" xlink:href="https://bostonchildrensmuseum.org/steam-lab/" text:style-name="ListLabel_20_164" text:visited-style-name="ListLabel_20_164"><text:span text:style-name="T14">https://bostonchildrensmuseum.org/steam-lab/</text:span></text:a></text:p>
        </text:list-item>
        <text:list-item>
          <text:p text:style-name="P63"><text:span text:style-name="T13">Learning through making | NSF - National Science Foundation, acessado em agosto 4, 2025, </text:span><text:a xlink:type="simple" xlink:href="https://www.nsf.gov/news/learning-through-making" text:style-name="ListLabel_20_164" text:visited-style-name="ListLabel_20_164"><text:span text:style-name="T14">https://www.nsf.gov/news/learning-through-making</text:span></text:a></text:p>
        </text:list-item>
        <text:list-item>
          <text:p text:style-name="P63"><text:span text:style-name="T13">Digital K–12 STEM Education through Human–Robot Interaction: Investigation on Prerequisites - MDPI, acessado em agosto 4, 2025, </text:span><text:a xlink:type="simple" xlink:href="https://www.mdpi.com/2673-6470/4/2/23" text:style-name="ListLabel_20_164" text:visited-style-name="ListLabel_20_164"><text:span text:style-name="T14">https://www.mdpi.com/2673-6470/4/2/23</text:span></text:a></text:p>
        </text:list-item>
        <text:list-item>
          <text:p text:style-name="P63"><text:span text:style-name="T13">Metrics and Methods of Evaluating Learning Outcomes in Robot-Based STEM Education - Digital Commons @ USF, acessado em agosto 4, 2025, </text:span><text:a xlink:type="simple" xlink:href="https://digitalcommons.usf.edu/cgi/viewcontent.cgi?article=1072&amp;context=fcrar" text:style-name="ListLabel_20_164" text:visited-style-name="ListLabel_20_164"><text:span text:style-name="T14">https://digitalcommons.usf.edu/cgi/viewcontent.cgi?article=1072&amp;context=fcrar</text:span></text:a></text:p>
        </text:list-item>
        <text:list-item>
          <text:p text:style-name="P63"><text:span text:style-name="T13">mBot2: No.1 Coding Robot for STEM Education - Makeblock, acessado em agosto 4, 2025, </text:span><text:a xlink:type="simple" xlink:href="https://www.makeblock.com/pages/mbot2-coding-robot" text:style-name="ListLabel_20_164" text:visited-style-name="ListLabel_20_164"><text:span text:style-name="T14">https://www.makeblock.com/pages/mbot2-coding-robot</text:span></text:a></text:p>
        </text:list-item>
        <text:list-item>
          <text:p text:style-name="P63"><text:span text:style-name="T13">Best Pick and Place Robots for Kids That Make Learning Fun - CodeRobo.AI, acessado em agosto 4, 2025, </text:span><text:a xlink:type="simple" xlink:href="https://www.coderobo.ai/blogs/best-pick-and-place-robots-for-kids-that-make-learning-fun" text:style-name="ListLabel_20_164" text:visited-style-name="ListLabel_20_164"><text:span text:style-name="T14">https://www.coderobo.ai/blogs/best-pick-and-place-robots-for-kids-that-make-learning-fun</text:span></text:a></text:p>
        </text:list-item>
        <text:list-item>
          <text:p text:style-name="P63"><text:span text:style-name="T13">VEX Robotics: Home, acessado em agosto 4, 2025, </text:span><text:a xlink:type="simple" xlink:href="https://www.vexrobotics.com/" text:style-name="ListLabel_20_164" text:visited-style-name="ListLabel_20_164"><text:span text:style-name="T14">https://www.vexrobotics.com/</text:span></text:a></text:p>
        </text:list-item>
        <text:list-item>
          <text:p text:style-name="P63"><text:span text:style-name="T13">Dobot Robotic Arm - Classroom Pack - RobotLAB, acessado em agosto 4, 2025, </text:span><text:a xlink:type="simple" xlink:href="https://www.robotlab.com/store/dobot-classroom-pack" text:style-name="ListLabel_20_164" text:visited-style-name="ListLabel_20_164"><text:span text:style-name="T14">https://www.robotlab.com/store/dobot-classroom-pack</text:span></text:a></text:p>
        </text:list-item>
        <text:list-item>
          <text:p text:style-name="P63"><text:span text:style-name="T13">Robotic Arms &amp; Grippers - RobotShop, acessado em agosto 4, 2025, </text:span><text:a xlink:type="simple" xlink:href="https://www.robotshop.com/collections/robotic-arms" text:style-name="ListLabel_20_164" text:visited-style-name="ListLabel_20_164"><text:span text:style-name="T14">https://www.robotshop.com/collections/robotic-arms</text:span></text:a></text:p>
        </text:list-item>
        <text:list-item>
          <text:p text:style-name="P63"><text:span text:style-name="T13">Build a Robotic Arm | Science Project, acessado em agosto 4, 2025, </text:span><text:a xlink:type="simple" xlink:href="https://www.sciencebuddies.org/science-fair-projects/project-ideas/Robotics_p050/robotics/arduino-robotic-arm" text:style-name="ListLabel_20_164" text:visited-style-name="ListLabel_20_164"><text:span text:style-name="T14">https://www.sciencebuddies.org/science-fair-projects/project-ideas/Robotics_p050/robotics/arduino-robotic-arm</text:span></text:a></text:p>
        </text:list-item>
        <text:list-item>
          <text:p text:style-name="P63"><text:span text:style-name="T13">Ultimate Guide to Science Working Model Ideas for Fairs and Exhibitions: Robotics Edition, acessado em agosto 4, 2025, </text:span><text:a xlink:type="simple" xlink:href="https://www.rancholabs.com/post/ultimate-guide-to-science-working-model-ideas-for-fairs-and-exhibitions-robotics-edition" text:style-name="ListLabel_20_164" text:visited-style-name="ListLabel_20_164"><text:span text:style-name="T14">https://www.rancholabs.com/post/ultimate-guide-to-science-working-model-ideas-for-fairs-and-exhibitions-robotics-edition</text:span></text:a></text:p>
        </text:list-item>
        <text:list-item>
          <text:p text:style-name="P63"><text:span text:style-name="T13">Robotics Science Projects, acessado em agosto 4, 2025, </text:span><text:a xlink:type="simple" xlink:href="https://www.sciencebuddies.org/science-fair-projects/science-projects/robotics" text:style-name="ListLabel_20_164" text:visited-style-name="ListLabel_20_164"><text:span text:style-name="T14">https://www.sciencebuddies.org/science-fair-projects/science-projects/robotics</text:span></text:a></text:p>
        </text:list-item>
        <text:list-item>
          <text:p text:style-name="P63"><text:soft-page-break/><text:span text:style-name="T13">Build a Robot Hand | STEM Activity - Science Buddies, acessado em agosto 4, 2025, </text:span><text:a xlink:type="simple" xlink:href="https://www.sciencebuddies.org/stem-activities/build-a-robot-hand" text:style-name="ListLabel_20_164" text:visited-style-name="ListLabel_20_164"><text:span text:style-name="T14">https://www.sciencebuddies.org/stem-activities/build-a-robot-hand</text:span></text:a></text:p>
        </text:list-item>
        <text:list-item>
          <text:p text:style-name="P63"><text:span text:style-name="T13">A Constructed Response: Designing and Choreographing Robot Arm Movements in Collaborative Dance Improvisation - arXiv, acessado em agosto 4, 2025, </text:span><text:a xlink:type="simple" xlink:href="https://arxiv.org/html/2505.23090v1" text:style-name="ListLabel_20_164" text:visited-style-name="ListLabel_20_164"><text:span text:style-name="T14">https://arxiv.org/html/2505.23090v1</text:span></text:a></text:p>
        </text:list-item>
        <text:list-item>
          <text:p text:style-name="P63"><text:span text:style-name="T13">Educational Robot Arm - Make: Community, acessado em agosto 4, 2025, </text:span><text:a xlink:type="simple" xlink:href="https://make.co/contestants/educational-robot-arm" text:style-name="ListLabel_20_164" text:visited-style-name="ListLabel_20_164"><text:span text:style-name="T14">https://make.co/contestants/educational-robot-arm</text:span></text:a></text:p>
        </text:list-item>
        <text:list-item>
          <text:p text:style-name="P63"><text:span text:style-name="T13">FIRST® at Home Robotic Arm, acessado em agosto 4, 2025, </text:span><text:a xlink:type="simple" xlink:href="https://www.firstinspires.org/sites/default/files/uploads/resource_library/educators/firstathome/2020/week10/Explore-Session-10.pdf?__hssc=212927755.22.1605368089054&amp;__hstc=212927755.c375be9ec8c31a86125c7b3b10dac051.1605368089054.1605368089054.1605368089054.1&amp;__hsfp=3953452863&amp;hsCtaTracking=c8d898d9-7915-4d22-beec-4e4aacae0cb4%7Cd94a6493-6634-4891-b4c1-9c6ca06a9678" text:style-name="ListLabel_20_164" text:visited-style-name="ListLabel_20_164"><text:span text:style-name="T14">https://www.firstinspires.org/sites/default/files/uploads/resource_library/educators/firstathome/2020/week10/Explore-Session-10.pdf?__hssc=212927755.22.1605368089054&amp;__hstc=212927755.c375be9ec8c31a86125c7b3b10dac051.1605368089054.1605368089054.1605368089054.1&amp;__hsfp=3953452863&amp;hsCtaTracking=c8d898d9-7915-4d22-beec-4e4aacae0cb4%7Cd94a6493-6634-4891-b4c1-9c6ca06a9678</text:span></text:a></text:p>
        </text:list-item>
        <text:list-item>
          <text:p text:style-name="P63"><text:span text:style-name="T13">A Hybrid Physical-Virtual Educational Robotic Arm - ASEE Computers in Education Journal, acessado em agosto 4, 2025, </text:span><text:a xlink:type="simple" xlink:href="https://coed.asee.org/2025/03/30/a-hybrid-physical-virtual-educational-robotic-arm/" text:style-name="ListLabel_20_164" text:visited-style-name="ListLabel_20_164"><text:span text:style-name="T14">https://coed.asee.org/2025/03/30/a-hybrid-physical-virtual-educational-robotic-arm/</text:span></text:a></text:p>
        </text:list-item>
        <text:list-item>
          <text:p text:style-name="P63"><text:span text:style-name="T13">Dobot Magician Robotic Arm Review - Value &amp; Conclusion - TechPowerUp, acessado em agosto 4, 2025, </text:span><text:a xlink:type="simple" xlink:href="https://www.techpowerup.com/review/dobot-magician/5.html" text:style-name="ListLabel_20_164" text:visited-style-name="ListLabel_20_164"><text:span text:style-name="T14">https://www.techpowerup.com/review/dobot-magician/5.html</text:span></text:a></text:p>
        </text:list-item>
        <text:list-item>
          <text:p text:style-name="P63"><text:span text:style-name="T13">DOBOT Magician Robotic Arm Review - Top 3D Shop, acessado em agosto 4, 2025, </text:span><text:a xlink:type="simple" xlink:href="https://top3dshop.com/blog/dobot-magician-robotic-arm-review" text:style-name="ListLabel_20_164" text:visited-style-name="ListLabel_20_164"><text:span text:style-name="T14">https://top3dshop.com/blog/dobot-magician-robotic-arm-review</text:span></text:a></text:p>
        </text:list-item>
        <text:list-item>
          <text:p text:style-name="P63"><text:span text:style-name="T13">Collaborative Robots | Teradyne, acessado em agosto 4, 2025, </text:span><text:a xlink:type="simple" xlink:href="https://www.teradyne.com/robotics/collaborative-robots/" text:style-name="ListLabel_20_164" text:visited-style-name="ListLabel_20_164"><text:span text:style-name="T14">https://www.teradyne.com/robotics/collaborative-robots/</text:span></text:a></text:p>
        </text:list-item>
        <text:list-item>
          <text:p text:style-name="P63"><text:span text:style-name="T13">Robotic arm - Kinova - Assistive Technologies, acessado em agosto 4, 2025, </text:span><text:a xlink:type="simple" xlink:href="https://assistive.kinovarobotics.com/product/jaco-robotic-arm" text:style-name="ListLabel_20_164" text:visited-style-name="ListLabel_20_164"><text:span text:style-name="T14">https://assistive.kinovarobotics.com/product/jaco-robotic-arm</text:span></text:a></text:p>
        </text:list-item>
        <text:list-item>
          <text:p text:style-name="P63"><text:span text:style-name="T13">Robotics Safety | Environmental Health and Safety | Virginia Tech, acessado em agosto 4, 2025, </text:span><text:a xlink:type="simple" xlink:href="https://ehs.vt.edu/programs/occupational-safety/robotics-safety.html" text:style-name="ListLabel_20_164" text:visited-style-name="ListLabel_20_164"><text:span text:style-name="T14">https://ehs.vt.edu/programs/occupational-safety/robotics-safety.html</text:span></text:a></text:p>
        </text:list-item>
        <text:list-item>
          <text:p text:style-name="P63"><text:span text:style-name="T13">Cobot - Wikipedia, acessado em agosto 4, 2025, </text:span><text:a xlink:type="simple" xlink:href="https://en.wikipedia.org/wiki/Cobot" text:style-name="ListLabel_20_164" text:visited-style-name="ListLabel_20_164"><text:span text:style-name="T14">https://en.wikipedia.org/wiki/Cobot</text:span></text:a></text:p>
        </text:list-item>
        <text:list-item>
          <text:p text:style-name="P63"><text:span text:style-name="T13">Collaborative robot safety standards: Ultimate guide to cobot safety - Standard Bots, acessado em agosto 4, 2025, </text:span><text:a xlink:type="simple" xlink:href="https://standardbots.com/blog/collaborative-robot-safety-standards" text:style-name="ListLabel_20_164" text:visited-style-name="ListLabel_20_164"><text:span text:style-name="T14">https://standardbots.com/blog/collaborative-robot-safety-standards</text:span></text:a></text:p>
        </text:list-item>
        <text:list-item>
          <text:p text:style-name="P63"><text:span text:style-name="T13">Collaborative Robot Safety | UL Solutions, acessado em agosto 4, 2025, </text:span><text:a xlink:type="simple" xlink:href="https://www.ul.com/resources/collaborative-robot-safety" text:style-name="ListLabel_20_164" text:visited-style-name="ListLabel_20_164"><text:span text:style-name="T14">https://www.ul.com/resources/collaborative-robot-safety</text:span></text:a></text:p>
        </text:list-item>
        <text:list-item>
          <text:p text:style-name="P63"><text:span text:style-name="T13">Spot | Boston Dynamics, acessado em agosto 4, 2025, </text:span><text:a xlink:type="simple" xlink:href="https://bostondynamics.com/products/spot/" text:style-name="ListLabel_20_164" text:visited-style-name="ListLabel_20_164"><text:span text:style-name="T14">https://bostondynamics.com/products/spot/</text:span></text:a></text:p>
        </text:list-item>
        <text:list-item>
          <text:p text:style-name="P63"><text:span text:style-name="T13">Low-Cost Cable-Driven Robot Arm with Low-Inertia Movement and Long-Term Cable Durability - MDPI, acessado em agosto 4, 2025, </text:span><text:a xlink:type="simple" xlink:href="https://www.mdpi.com/2218-6581/13/9/128" text:style-name="ListLabel_20_164" text:visited-style-name="ListLabel_20_164"><text:span text:style-name="T14">https://www.mdpi.com/2218-6581/13/9/128</text:span></text:a></text:p>
        </text:list-item>
        <text:list-item>
          <text:p text:style-name="P63"><text:span text:style-name="T13">Are robots safe? - Teach Kids Robotics, acessado em agosto 4, 2025, </text:span><text:a xlink:type="simple" xlink:href="https://www.teachkidsrobotics.com/are-robots-safe/" text:style-name="ListLabel_20_164" text:visited-style-name="ListLabel_20_164"><text:span text:style-name="T14">https://www.teachkidsrobotics.com/are-robots-safe/</text:span></text:a></text:p>
        </text:list-item>
        <text:list-item>
          <text:p text:style-name="P63"><text:span text:style-name="T13">Robotics Safety Standards and Certification - UL Solutions, acessado em agosto 4, 2025, </text:span><text:a xlink:type="simple" xlink:href="https://www.ul.com/services/robotic-safety-security-and-performance" text:style-name="ListLabel_20_164" text:visited-style-name="ListLabel_20_164"><text:span text:style-name="T14">https://www.ul.com/services/robotic-safety-security-and-performance</text:span></text:a></text:p>
        </text:list-item>
        <text:list-item>
          <text:p text:style-name="P63"><text:span text:style-name="T13">Humanoid robots offer disruption and promise. Here's why - The World Economic Forum, acessado em agosto 4, 2025, </text:span><text:a xlink:type="simple" xlink:href="https://www.weforum.org/stories/2025/06/humanoid-robots-offer-disruption-and-promise/" text:style-name="ListLabel_20_164" text:visited-style-name="ListLabel_20_164"><text:span text:style-name="T14">https://www.weforum.org/stories/2025/06/humanoid-robots-offer-disruption-and-promise/</text:span></text:a></text:p>
        </text:list-item>
        <text:list-item>
          <text:p text:style-name="P63"><text:span text:style-name="T13">The 8 Best Robot Kits of 2025 | Tested &amp; Rated - Tech Gear Lab, acessado em agosto 4, 2025, </text:span><text:a xlink:type="simple" xlink:href="https://www.techgearlab.com/topics/cool-gadgets/best-kids-robot" text:style-name="ListLabel_20_164" text:visited-style-name="ListLabel_20_164"><text:span text:style-name="T14">https://www.techgearlab.com/topics/cool-gadgets/best-kids-robot</text:span></text:a></text:p>
        </text:list-item>
        <text:list-item>
          <text:p text:style-name="P63"><text:span text:style-name="T13">Riveting Robots - Science City, acessado em agosto 4, 2025, </text:span><text:a xlink:type="simple" xlink:href="https://sciencecity.unionstation.org/space/riveting-robots/" text:style-name="ListLabel_20_164" text:visited-style-name="ListLabel_20_164"><text:span text:style-name="T14">https://sciencecity.unionstation.org/space/riveting-robots/</text:span></text:a></text:p>
        </text:list-item>
        <text:list-item>
          <text:p text:style-name="P63"><text:span text:style-name="T13">Exploring Robotics for Kids: Fun Projects and Creative Learning - YouTube, acessado em agosto 4, 2025, </text:span><text:a xlink:type="simple" xlink:href="https://www.youtube.com/watch?v=spAZNmqmM4g&amp;vl=en" text:style-name="ListLabel_20_164" text:visited-style-name="ListLabel_20_164"><text:span text:style-name="T14">https://www.youtube.com/watch?v=spAZNmqmM4g&amp;vl=en</text:span></text:a></text:p>
        </text:list-item>
        <text:list-item>
          <text:p text:style-name="P63"><text:soft-page-break/><text:span text:style-name="T13">STEM, Coding, AI, ML, IoT and Robotics Projects by STEMpedia, acessado em agosto 4, 2025, </text:span><text:a xlink:type="simple" xlink:href="https://ai.thestempedia.com/project/" text:style-name="ListLabel_20_164" text:visited-style-name="ListLabel_20_164"><text:span text:style-name="T14">https://ai.thestempedia.com/project/</text:span></text:a></text:p>
        </text:list-item>
        <text:list-item>
          <text:p text:style-name="P63"><text:span text:style-name="T13">25+ Robotics Projects, Lessons, and Activities | Science Buddies Blog, acessado em agosto 4, 2025, </text:span><text:a xlink:type="simple" xlink:href="https://www.sciencebuddies.org/blog/robotics-lessons" text:style-name="ListLabel_20_164" text:visited-style-name="ListLabel_20_164"><text:span text:style-name="T14">https://www.sciencebuddies.org/blog/robotics-lessons</text:span></text:a></text:p>
        </text:list-item>
        <text:list-item>
          <text:p text:style-name="P63"><text:span text:style-name="T13">Robotic Arm Challenge – Engineering Lesson | NASA JPL Education, acessado em agosto 4, 2025, </text:span><text:a xlink:type="simple" xlink:href="https://www.jpl.nasa.gov/edu/resources/lesson-plan/robotic-arm-challenge/" text:style-name="ListLabel_20_164" text:visited-style-name="ListLabel_20_164"><text:span text:style-name="T14">https://www.jpl.nasa.gov/edu/resources/lesson-plan/robotic-arm-challenge/</text:span></text:a></text:p>
        </text:list-item>
        <text:list-item>
          <text:p text:style-name="P63"><text:span text:style-name="T13">Build | Robo Arm . DESIGN SQUAD GLOBAL - PBS KIDS, acessado em agosto 4, 2025, </text:span><text:a xlink:type="simple" xlink:href="https://pbskids.org/designsquad/build/robo-arm/" text:style-name="ListLabel_20_164" text:visited-style-name="ListLabel_20_164"><text:span text:style-name="T14">https://pbskids.org/designsquad/build/robo-arm/</text:span></text:a></text:p>
        </text:list-item>
        <text:list-item>
          <text:p text:style-name="P63"><text:span text:style-name="T13">Quarky - AI and Robotics Education Kit - STEMpedia, acessado em agosto 4, 2025, </text:span><text:a xlink:type="simple" xlink:href="https://thestempedia.com/product/quarky/" text:style-name="ListLabel_20_164" text:visited-style-name="ListLabel_20_164"><text:span text:style-name="T14">https://thestempedia.com/product/quarky/</text:span></text:a></text:p>
        </text:list-item>
        <text:list-item>
          <text:p text:style-name="P63"><text:span text:style-name="T13">Miko AI-Powered Robot : Smart Companion for Kids, acessado em agosto 4, 2025, </text:span><text:a xlink:type="simple" xlink:href="https://miko.ai/" text:style-name="ListLabel_20_164" text:visited-style-name="ListLabel_20_164"><text:span text:style-name="T14">https://miko.ai/</text:span></text:a></text:p>
        </text:list-item>
        <text:list-item>
          <text:p text:style-name="P63"><text:span text:style-name="T13">FIRST Robotics, acessado em agosto 4, 2025, </text:span><text:a xlink:type="simple" xlink:href="https://www.firstinspires.org/" text:style-name="ListLabel_20_164" text:visited-style-name="ListLabel_20_164"><text:span text:style-name="T14">https://www.firstinspires.org/</text:span></text:a></text:p>
        </text:list-item>
        <text:list-item>
          <text:p text:style-name="P63"><text:span text:style-name="T13">Official website of the Smart City Expo Curitiba event, acessado em agosto 4, 2025, </text:span><text:a xlink:type="simple" xlink:href="https://smartcityexpocuritiba.com/en/" text:style-name="ListLabel_20_164" text:visited-style-name="ListLabel_20_164"><text:span text:style-name="T14">https://smartcityexpocuritiba.com/en/</text:span></text:a></text:p>
        </text:list-item>
        <text:list-item>
          <text:p text:style-name="P63"><text:span text:style-name="T13">Upcoming Technology Conferences in Curitiba January 2026, acessado em agosto 4, 2025, </text:span><text:a xlink:type="simple" xlink:href="https://www.allconferencealert.com/curitiba/technology-conference/january-2025" text:style-name="ListLabel_20_164" text:visited-style-name="ListLabel_20_164"><text:span text:style-name="T14">https://www.allconferencealert.com/curitiba/technology-conference/january-2025</text:span></text:a></text:p>
        </text:list-item>
        <text:list-item>
          <text:p text:style-name="P63"><text:span text:style-name="T13">Upcoming Events &amp; Exhibitions - Spine.org, acessado em agosto 4, 2025, </text:span><text:a xlink:type="simple" xlink:href="https://www.spine.org/Education/Upcoming-Events-Exhibitions/1000" text:style-name="ListLabel_20_164" text:visited-style-name="ListLabel_20_164"><text:span text:style-name="T14">https://www.spine.org/Education/Upcoming-Events-Exhibitions/1000</text:span></text:a></text:p>
        </text:list-item>
        <text:list-item>
          <text:p text:style-name="P63"><text:span text:style-name="T13">Upcoming Material Science Conferences in Curitiba 2025, acessado em agosto 4, 2025, </text:span><text:a xlink:type="simple" xlink:href="https://www.allconferencealert.com/curitiba/material-science-conference.html" text:style-name="ListLabel_20_164" text:visited-style-name="ListLabel_20_164"><text:span text:style-name="T14">https://www.allconferencealert.com/curitiba/material-science-conference.html</text:span></text:a></text:p>
        </text:list-item>
        <text:list-item>
          <text:p text:style-name="P63"><text:span text:style-name="T13">PUCPR International, acessado em agosto 4, 2025, </text:span><text:a xlink:type="simple" xlink:href="https://www.pucpr.br/international/" text:style-name="ListLabel_20_164" text:visited-style-name="ListLabel_20_164"><text:span text:style-name="T14">https://www.pucpr.br/international/</text:span></text:a></text:p>
        </text:list-item>
        <text:list-item>
          <text:p text:style-name="P63"><text:span text:style-name="T13">Federal University of Technology-Parana : Rankings, Fees &amp; Courses Details, acessado em agosto 4, 2025, </text:span><text:a xlink:type="simple" xlink:href="https://www.topuniversities.com/universities/federal-university-technology-parana" text:style-name="ListLabel_20_164" text:visited-style-name="ListLabel_20_164"><text:span text:style-name="T14">https://www.topuniversities.com/universities/federal-university-technology-parana</text:span></text:a></text:p>
        </text:list-item>
        <text:list-item>
          <text:p text:style-name="P63"><text:span text:style-name="T13">CIFAL Curitiba Promoting STEM Education in Brazil - UNITAR, acessado em agosto 4, 2025, </text:span><text:a xlink:type="simple" xlink:href="https://unitar.org/about/news-stories/news/cifal-curitiba-promoting-stem-education-brazil" text:style-name="ListLabel_20_164" text:visited-style-name="ListLabel_20_164"><text:span text:style-name="T14">https://unitar.org/about/news-stories/news/cifal-curitiba-promoting-stem-education-brazil</text:span></text:a></text:p>
        </text:list-item>
        <text:list-item>
          <text:p text:style-name="P63"><text:span text:style-name="T13">Giving wings to curiosity : Revista Pesquisa Fapesp, acessado em agosto 4, 2025, </text:span><text:a xlink:type="simple" xlink:href="https://revistapesquisa.fapesp.br/en/giving-wings-to-curiosity/" text:style-name="ListLabel_20_164" text:visited-style-name="ListLabel_20_164"><text:span text:style-name="T14">https://revistapesquisa.fapesp.br/en/giving-wings-to-curiosity/</text:span></text:a></text:p>
        </text:list-item>
        <text:list-item>
          <text:p text:style-name="P63"><text:span text:style-name="T13">Culturally relevant informal STEM learning for underserved students: effects of repeated exposure to the engineering design process - Frontiers, acessado em agosto 4, 2025, </text:span><text:a xlink:type="simple" xlink:href="https://www.frontiersin.org/journals/education/articles/10.3389/feduc.2025.1534452/full" text:style-name="ListLabel_20_164" text:visited-style-name="ListLabel_20_164"><text:span text:style-name="T14">https://www.frontiersin.org/journals/education/articles/10.3389/feduc.2025.1534452/full</text:span></text:a></text:p>
        </text:list-item>
        <text:list-item>
          <text:p text:style-name="P63"><text:span text:style-name="T13">Unlocking Deeper Insights: A Qualitative Approach To Evaluating STEM Outreach In Engineering Education - Arrow@TU Dublin, acessado em agosto 4, 2025, </text:span><text:a xlink:type="simple" xlink:href="https://arrow.tudublin.ie/cgi/viewcontent.cgi?article=1128&amp;context=sefi2023_prapap" text:style-name="ListLabel_20_164" text:visited-style-name="ListLabel_20_164"><text:span text:style-name="T14">https://arrow.tudublin.ie/cgi/viewcontent.cgi?article=1128&amp;context=sefi2023_prapap</text:span></text:a></text:p>
        </text:list-item>
        <text:list-item>
          <text:p text:style-name="P63"><text:span text:style-name="T13">qualitative data sharing practices in social sciences - D-Scholarship@Pitt, acessado em agosto 4, 2025, </text:span><text:a xlink:type="simple" xlink:href="https://d-scholarship.pitt.edu/31728/1/0608_wj_ETD_final.pdf" text:style-name="ListLabel_20_164" text:visited-style-name="ListLabel_20_164"><text:span text:style-name="T14">https://d-scholarship.pitt.edu/31728/1/0608_wj_ETD_final.pdf</text:span></text:a></text:p>
        </text:list-item>
        <text:list-item>
          <text:p text:style-name="P63"><text:span text:style-name="T13">How to Master Quantitative Data Collection with AI-Ready Precision - Sopact, acessado em agosto 4, 2025, </text:span><text:a xlink:type="simple" xlink:href="https://www.sopact.com/use-case/quantitative-data" text:style-name="ListLabel_20_164" text:visited-style-name="ListLabel_20_164"><text:span text:style-name="T14">https://www.sopact.com/use-case/quantitative-data</text:span></text:a></text:p>
        </text:list-item>
        <text:list-item>
          <text:p text:style-name="P63"><text:span text:style-name="T13">Technology-driven methodologies to collect qualitative data among youth to inform HIV prevention and care interventions - mHealth, acessado em agosto 4, 2025, </text:span><text:a xlink:type="simple" xlink:href="https://mhealth.amegroups.org/article/view/41814/html" text:style-name="ListLabel_20_164" text:visited-style-name="ListLabel_20_164"><text:span text:style-name="T14">https://mhealth.amegroups.org/article/view/41814/html</text:span></text:a></text:p>
        </text:list-item>
        <text:list-item>
          <text:p text:style-name="P63"><text:span text:style-name="T13">Qualitative Research Methods: A Data Collector's Filed Guide - FHI 360, acessado em agosto 4, 2025, </text:span><text:a xlink:type="simple" xlink:href="https://www.fhi360.org/wp-content/uploads/2024/01/Qualitative-Research-Methods-A-Data-Collectors-Field-Guide.pdf" text:style-name="ListLabel_20_164" text:visited-style-name="ListLabel_20_164"><text:span text:style-name="T14">https://www.fhi360.org/wp-content/uploads/2024/01/Qualitative-Research-Methods-A-Data-Collectors-Field-Guide.pdf</text:span></text:a></text:p>
        </text:list-item>
        <text:list-item>
          <text:p text:style-name="P63"><text:soft-page-break/><text:span text:style-name="T13">Engaging Youth in Exhibition Development and Evaluation NCIL Report: 2013 - Space Science Institute, acessado em agosto 4, 2025, </text:span><text:a xlink:type="simple" xlink:href="https://spacescience.org/edu/reports/NCIL-Report-Engaging-Youth-Exhibition-Development-Evaluation-2013.pdf" text:style-name="ListLabel_20_164" text:visited-style-name="ListLabel_20_164"><text:span text:style-name="T14">https://spacescience.org/edu/reports/NCIL-Report-Engaging-Youth-Exhibition-Development-Evaluation-2013.pdf</text:span></text:a></text:p>
        </text:list-item>
        <text:list-item>
          <text:p text:style-name="P63"><text:span text:style-name="T13">50+ STEM Survey Questions for Elementary Students | SuperSurvey, acessado em agosto 4, 2025, </text:span><text:a xlink:type="simple" xlink:href="https://www.supersurvey.com/LPF-stem-elementary-student" text:style-name="ListLabel_20_164" text:visited-style-name="ListLabel_20_164"><text:span text:style-name="T14">https://www.supersurvey.com/LPF-stem-elementary-student</text:span></text:a></text:p>
        </text:list-item>
        <text:list-item>
          <text:p text:style-name="P63"><text:span text:style-name="T13">STEM for Students Survey | 50+ Essential Questions - Poll Maker, acessado em agosto 4, 2025, </text:span><text:a xlink:type="simple" xlink:href="https://www.poll-maker.com/stem-for-students" text:style-name="ListLabel_20_164" text:visited-style-name="ListLabel_20_164"><text:span text:style-name="T14">https://www.poll-maker.com/stem-for-students</text:span></text:a></text:p>
        </text:list-item>
        <text:list-item>
          <text:p text:style-name="P63"><text:span text:style-name="T13">Measuring STEM engagement among middle school children involved in educational robotics: a narrative review - ResearchGate, acessado em agosto 4, 2025, </text:span><text:a xlink:type="simple" xlink:href="https://www.researchgate.net/publication/394131274_Measuring_STEM_engagement_among_middle_school_children_involved_in_educational_robotics_a_narrative_review" text:style-name="ListLabel_20_164" text:visited-style-name="ListLabel_20_164"><text:span text:style-name="T14">https://www.researchgate.net/publication/394131274_Measuring_STEM_engagement_among_middle_school_children_involved_in_educational_robotics_a_narrative_review</text:span></text:a></text:p>
        </text:list-item>
        <text:list-item>
          <text:p text:style-name="P63"><text:span text:style-name="T13">Didactic impact of educational robotics on the development of STEM competence in primary education: a systematic review and meta-analysis - Frontiers, acessado em agosto 4, 2025, </text:span><text:a xlink:type="simple" xlink:href="https://www.frontiersin.org/journals/education/articles/10.3389/feduc.2024.1480908/full" text:style-name="ListLabel_20_164" text:visited-style-name="ListLabel_20_164"><text:span text:style-name="T14">https://www.frontiersin.org/journals/education/articles/10.3389/feduc.2024.1480908/full</text:span></text:a></text:p>
        </text:list-item>
        <text:list-item>
          <text:p text:style-name="P63"><text:span text:style-name="T13">Innovative Approaches – Keeping Youth Engaged Between Follow-up Data Collection Periods | The Administration for Children and Families, acessado em agosto 4, 2025, </text:span><text:a xlink:type="simple" xlink:href="https://acf.gov/fysb/success-story/success-story/innovative-approaches-keeping-youth-engaged-between-follow-up-data" text:style-name="ListLabel_20_164" text:visited-style-name="ListLabel_20_164"><text:span text:style-name="T14">https://acf.gov/fysb/success-story/success-story/innovative-approaches-keeping-youth-engaged-between-follow-up-data</text:span></text:a></text:p>
        </text:list-item>
        <text:list-item>
          <text:p text:style-name="P63"><text:span text:style-name="T13">Assessing Exhibits for Learning in Science Centers: A Practical Tool - ResearchGate, acessado em agosto 4, 2025, </text:span><text:a xlink:type="simple" xlink:href="https://www.researchgate.net/publication/233338902_Assessing_Exhibits_for_Learning_in_Science_Centers_A_Practical_Tool" text:style-name="ListLabel_20_164" text:visited-style-name="ListLabel_20_164"><text:span text:style-name="T14">https://www.researchgate.net/publication/233338902_Assessing_Exhibits_for_Learning_in_Science_Centers_A_Practical_Tool</text:span></text:a></text:p>
        </text:list-item>
        <text:list-item>
          <text:p text:style-name="P63"><text:span text:style-name="T13">STEM Interest Survey | TPT, acessado em agosto 4, 2025, </text:span><text:a xlink:type="simple" xlink:href="https://www.teacherspayteachers.com/browse?search=stem+interest+survey" text:style-name="ListLabel_20_164" text:visited-style-name="ListLabel_20_164"><text:span text:style-name="T14">https://www.teacherspayteachers.com/browse?search=stem%20interest%20survey</text:span></text:a></text:p>
        </text:list-item>
        <text:list-item>
          <text:p text:style-name="P63"><text:span text:style-name="T13">FIRST Teams Guide to Effective Outreach : 8 Steps - Instructables, acessado em agosto 4, 2025, </text:span><text:a xlink:type="simple" xlink:href="https://www.instructables.com/FIRST-Teams-Guide-to-Effective-Outreach/" text:style-name="ListLabel_20_164" text:visited-style-name="ListLabel_20_164"><text:span text:style-name="T14">https://www.instructables.com/FIRST-Teams-Guide-to-Effective-Outreach/</text:span></text:a></text:p>
        </text:list-item>
        <text:list-item>
          <text:p text:style-name="P63"><text:span text:style-name="T13">4-H Robotics Project | Yakima County - WSU Extension - Washington State University, acessado em agosto 4, 2025, </text:span><text:a xlink:type="simple" xlink:href="https://extension.wsu.edu/yakima/4-h/projects-programs/projects-and-programs-resource-library/engineering-technology/robotics/" text:style-name="ListLabel_20_164" text:visited-style-name="ListLabel_20_164"><text:span text:style-name="T14">https://extension.wsu.edu/yakima/4-h/projects-programs/projects-and-programs-resource-library/engineering-technology/robotics/</text:span></text:a></text:p>
        </text:list-item>
        <text:list-item>
          <text:p text:style-name="P63"><text:span text:style-name="T13">Child-Robot Interaction | American Scientist, acessado em agosto 4, 2025, </text:span><text:a xlink:type="simple" xlink:href="https://www.americanscientist.org/article/child-robot-interaction" text:style-name="ListLabel_20_164" text:visited-style-name="ListLabel_20_164"><text:span text:style-name="T14">https://www.americanscientist.org/article/child-robot-interaction</text:span></text:a></text:p>
        </text:list-item>
        <text:list-item>
          <text:p text:style-name="P63"><text:span text:style-name="T13">The Importance of Ethics in Robotics: Teaching Kids Right from Wrong - JetLearn, acessado em agosto 4, 2025, </text:span><text:a xlink:type="simple" xlink:href="https://www.jetlearn.com/blog/importance-of-ethics-in-robotics" text:style-name="ListLabel_20_164" text:visited-style-name="ListLabel_20_164"><text:span text:style-name="T14">https://www.jetlearn.com/blog/importance-of-ethics-in-robotics</text:span></text:a></text:p>
        </text:list-item>
        <text:list-item>
          <text:p text:style-name="P63"><text:span text:style-name="T13">Ethics of Artificial Intelligence | UNESCO, acessado em agosto 4, 2025, </text:span><text:a xlink:type="simple" xlink:href="https://www.unesco.org/en/artificial-intelligence/recommendation-ethics" text:style-name="ListLabel_20_164" text:visited-style-name="ListLabel_20_164"><text:span text:style-name="T14">https://www.unesco.org/en/artificial-intelligence/recommendation-ethics</text:span></text:a></text:p>
        </text:list-item>
        <text:list-item>
          <text:p text:style-name="P63"><text:span text:style-name="T13">Using Artificial Intelligence (AI)-interfaced robotic toys in early childhood settings: a case for children's inquiry literacy | Request PDF - ResearchGate, acessado em agosto 4, 2025, </text:span><text:a xlink:type="simple" xlink:href="https://www.researchgate.net/publication/355140889_Using_Artificial_Intelligence_AI-interfaced_robotic_toys_in_early_childhood_settings_a_case_for_children's_inquiry_literacy" text:style-name="ListLabel_20_164" text:visited-style-name="ListLabel_20_164"><text:span text:style-name="T14">https://www.researchgate.net/publication/355140889_Using_Artificial_Intelligence_AI-interfaced_robotic_toys_in_early_childhood_settings_a_case_for_children's_inquiry_literacy</text:span></text:a></text:p>
        </text:list-item>
        <text:list-item>
          <text:p text:style-name="P63"><text:span text:style-name="T13">Designing Engaging Interactive Exhibits, acessado em agosto 4, 2025, </text:span><text:a xlink:type="simple" xlink:href="https://www.numberanalytics.com/blog/designing-engaging-interactive-exhibits" text:style-name="ListLabel_20_164" text:visited-style-name="ListLabel_20_164"><text:span text:style-name="T14">https://www.numberanalytics.com/blog/designing-engaging-interactive-exhibits</text:span></text:a></text:p>
        </text:list-item>
        <text:list-item>
          <text:p text:style-name="P63"><text:span text:style-name="T13">www.veritasai.com, acessado em agosto 4, 2025, </text:span><text:a xlink:type="simple" xlink:href="https://www.veritasai.com/veritasaiblog/robotics-competitions-for-high-school-students" text:style-name="ListLabel_20_164" text:visited-style-name="ListLabel_20_164"><text:span text:style-name="T14">https://www.veritasai.com/veritasaiblog/robotics-competitions-for-high-school-students</text:span></text:a></text:p>
        </text:list-item>
        <text:list-item>
          <text:p text:style-name="P63"><text:span text:style-name="T13">Southern Educational Robotics Conference - Auburn University, acessado em agosto 4, 2025, </text:span><text:a xlink:type="simple" xlink:href="https://www.auburn.edu/cosam/events/2024/10/southern_educational_robotics_conference.htm" text:style-name="ListLabel_20_164" text:visited-style-name="ListLabel_20_164"><text:span text:style-name="T14">https://www.auburn.edu/cosam/events/2024/10/southern_educational_robotics_conference.htm</text:span></text:a></text:p>
        </text:list-item>
        <text:list-item>
          <text:p text:style-name="P63"><text:span text:style-name="T13">How Robots Are Helping Better K–12 Schools | EdTech Magazine, acessado em agosto 4, 2025, </text:span><text:a xlink:type="simple" xlink:href="https://edtechmagazine.com/k12/article/2023/08/how-robots-are-helping-better-k-12-schools" text:style-name="ListLabel_20_164" text:visited-style-name="ListLabel_20_164"><text:span text:style-name="T14">https://edtechmagazine.com/k12/article/2023/08/how-robots-are-helping-better-k-12-schools</text:span></text:a></text:p>
        </text:list-item>
        <text:list-item>
          <text:p text:style-name="P63"><text:span text:style-name="T13">Mentor Manual - FIRST Robotics, acessado em agosto 4, 2025, </text:span><text:a xlink:type="simple" xlink:href="https://www.firstinspires.org/sites/default/files/uploads/resource_library/ftc/mentor-manual.pdf" text:style-name="ListLabel_20_164" text:visited-style-name="ListLabel_20_164"><text:span text:style-name="T14">https://www.firstinspires.org/sites/default/files/uploads/resource_library/ftc/mentor-manual.pdf</text:span></text:a></text:p>
        </text:list-item>
        <text:list-item>
          <text:p text:style-name="P63"><text:span text:style-name="T13">Robotics Education - RobotShop, acessado em agosto 4, 2025, </text:span><text:a xlink:type="simple" xlink:href="https://www.robotshop.com/collections/robotics-education" text:style-name="ListLabel_20_164" text:visited-style-name="ListLabel_20_164"><text:span text:style-name="T14">https://www.robotshop.com/collections/robotics-education</text:span></text:a></text:p>
        </text:list-item>
        <text:list-item>
          <text:p text:style-name="P63"><text:span text:style-name="T13">Robot Friends - Easy Robot STEM Project for Kids : 7 Steps (with Pictures) - Instructables, acessado em agosto 4, 2025, </text:span><text:a xlink:type="simple" xlink:href="https://www.instructables.com/Robot-Friends-Easy-Robot-STEM-Project-for-Kids/" text:style-name="ListLabel_20_164" text:visited-style-name="ListLabel_20_164"><text:span text:style-name="T14">https://www.instructables.com/Robot-Friends-Easy-Robot-STEM-Project-for-Kids/</text:span></text:a></text:p>
        </text:list-item>
        <text:list-item>
          <text:p text:style-name="P63"><text:soft-page-break/><text:span text:style-name="T13">Suggested Guidelines for Designing Interactive Exhibits - informalscience.org, acessado em agosto 4, 2025, </text:span><text:a xlink:type="simple" xlink:href="https://informalscience.org/research/suggested-guidelines-designing-interactive-exhibits/" text:style-name="ListLabel_20_164" text:visited-style-name="ListLabel_20_164"><text:span text:style-name="T14">https://informalscience.org/research/suggested-guidelines-designing-interactive-exhibits/</text:span></text:a></text:p>
        </text:list-item>
        <text:list-item>
          <text:p text:style-name="P63"><text:span text:style-name="T13">Measuring the Impact of Robotics and Geospatial Technologies on Youth Science, Technology, Engineering and Mathematics Attitudes - ResearchGate, acessado em agosto 4, 2025, </text:span><text:a xlink:type="simple" xlink:href="https://www.researchgate.net/publication/277745061_Measuring_the_Impact_of_Robotics_and_Geospatial_Technologies_on_Youth_Science_Technology_Engineering_and_Mathematics_Attitudes" text:style-name="ListLabel_20_164" text:visited-style-name="ListLabel_20_164"><text:span text:style-name="T14">https://www.researchgate.net/publication/277745061_Measuring_the_Impact_of_Robotics_and_Geospatial_Technologies_on_Youth_Science_Technology_Engineering_and_Mathematics_Attitudes</text:span></text:a></text:p>
        </text:list-item>
        <text:list-item>
          <text:p text:style-name="P63"><text:span text:style-name="T13">Straumann Scientific Meeting - Curitiba | PR - Powered by 4.events, acessado em agosto 4, 2025, </text:span><text:a xlink:type="simple" xlink:href="https://lets.4.events/straumann-scientific-meeting-curitiba-%7C-pr-C21136E410" text:style-name="ListLabel_20_164" text:visited-style-name="ListLabel_20_164"><text:span text:style-name="T14">https://lets.4.events/straumann-scientific-meeting-curitiba-%7C-pr-C21136E410</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 style:display-name="ListLabel 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 style:display-name="ListLabel 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 style:display-name="ListLabel 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 style:display-name="ListLabel 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 style:display-name="ListLabel 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 style:display-name="ListLabel 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 style:display-name="ListLabel 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 style:display-name="ListLabel 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 style:display-name="ListLabel 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3" style:display-name="ListLabel 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 style:display-name="ListLabel 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 style:display-name="ListLabel 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6" style:display-name="ListLabel 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7" style:display-name="ListLabel 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8" style:display-name="ListLabel 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9" style:display-name="ListLabel 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0" style:display-name="ListLabel 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1" style:display-name="ListLabel 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2" style:display-name="ListLabel 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3" style:display-name="ListLabel 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4" style:display-name="ListLabel 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5" style:display-name="ListLabel 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6" style:display-name="ListLabel 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7" style:display-name="ListLabel 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8" style:display-name="ListLabel 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9" style:display-name="ListLabel 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0" style:display-name="ListLabel 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1" style:display-name="ListLabel 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2" style:display-name="ListLabel 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3" style:display-name="ListLabel 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4" style:display-name="ListLabel 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5" style:display-name="ListLabel 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6" style:display-name="ListLabel 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7" style:display-name="ListLabel 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8" style:display-name="ListLabel 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9" style:display-name="ListLabel 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0" style:display-name="ListLabel 1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1" style:display-name="ListLabel 1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2" style:display-name="ListLabel 1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3" style:display-name="ListLabel 1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4" style:display-name="ListLabel 1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5" style:display-name="ListLabel 1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6" style:display-name="ListLabel 1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7" style:display-name="ListLabel 1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8" style:display-name="ListLabel 1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9" style:display-name="ListLabel 1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0" style:display-name="ListLabel 1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1" style:display-name="ListLabel 1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2" style:display-name="ListLabel 1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3" style:display-name="ListLabel 1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4" style:display-name="ListLabel 1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5" style:display-name="ListLabel 1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6" style:display-name="ListLabel 1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7" style:display-name="ListLabel 1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8" style:display-name="ListLabel 1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9" style:display-name="ListLabel 1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0" style:display-name="ListLabel 1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1" style:display-name="ListLabel 1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2" style:display-name="ListLabel 1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3" style:display-name="ListLabel 1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5" style:display-name="ListLabel 1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6" style:display-name="ListLabel 1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7" style:display-name="ListLabel 1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8" style:display-name="ListLabel 1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9" style:display-name="ListLabel 1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0" style:display-name="ListLabel 1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1" style:display-name="ListLabel 1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2" style:display-name="ListLabel 1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3" style:display-name="ListLabel 1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4" style:display-name="ListLabel 1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5" style:display-name="ListLabel 1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6" style:display-name="ListLabel 1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7" style:display-name="ListLabel 1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8" style:display-name="ListLabel 1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9" style:display-name="ListLabel 1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1" style:display-name="ListLabel 1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2" style:display-name="ListLabel 1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3" style:display-name="ListLabel 1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4" style:display-name="ListLabel 1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5" style:display-name="ListLabel 1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6" style:display-name="ListLabel 1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7" style:display-name="ListLabel 1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8" style:display-name="ListLabel 1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9" style:display-name="ListLabel 1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0" style:display-name="ListLabel 1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1" style:display-name="ListLabel 1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2" style:display-name="ListLabel 1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3" style:display-name="ListLabel 1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4" style:display-name="ListLabel 1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5" style:display-name="ListLabel 1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6" style:display-name="ListLabel 1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7" style:display-name="ListLabel 1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8" style:display-name="ListLabel 1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9" style:display-name="ListLabel 1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0" style:display-name="ListLabel 1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1" style:display-name="ListLabel 1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2" style:display-name="ListLabel 1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3" style:display-name="ListLabel 163" style:family="text">
      <style:text-properties fo:color="#0b57d0" style:font-name="Google Sans Text" fo:font-family="'Google Sans Text'" style:font-family-generic="roman" style:font-pitch="variable" fo:font-size="12pt" fo:font-style="normal" style:text-underline-style="solid" style:text-underline-width="auto" style:text-underline-color="font-color" style:font-name-asian="Google Sans Text1" style:font-family-asian="'Google Sans Text'" style:font-family-generic-asian="system" style:font-pitch-asian="variable" style:font-size-asian="12pt" style:font-style-asian="normal" style:font-name-complex="Google Sans Text1" style:font-family-complex="'Google Sans Text'"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64" style:display-name="ListLabel 164" style:family="text">
      <style:text-properties fo:color="#0000ee" style:font-name="Google Sans" fo:font-family="'Google Sans'" style:font-family-generic="roman" style:font-pitch="variable" fo:font-size="12pt" style:text-underline-style="solid" style:text-underline-width="auto" style:text-underline-color="font-color" style:font-name-asian="Google Sans1" style:font-family-asian="'Google Sans'" style:font-family-generic-asian="system" style:font-pitch-asian="variable" style:font-size-asian="12pt" style:font-name-complex="Google Sans1" style:font-family-complex="'Google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27" meta:paragraph-count="638" meta:word-count="10900" meta:character-count="89906" meta:non-whitespace-character-count="79813"/>
    <meta:generator>LibreOfficeDev/6.0.5.2$Linux_X86_64 LibreOffice_project/</meta:generator>
  </office:meta>
</office:document-meta>
</file>